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32.66pt"/>
    </style:style>
    <style:style style:name="co11" style:family="table-column">
      <style:table-column-properties fo:break-before="auto" style:column-width="161.55pt"/>
    </style:style>
    <style:style style:name="co12" style:family="table-column">
      <style:table-column-properties fo:break-before="auto" style:column-width="126.06pt"/>
    </style:style>
    <style:style style:name="co13" style:family="table-column">
      <style:table-column-properties fo:break-before="auto" style:column-width="79.74pt"/>
    </style:style>
    <style:style style:name="co14" style:family="table-column">
      <style:table-column-properties fo:break-before="auto" style:column-width="74.35pt"/>
    </style:style>
    <style:style style:name="co15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3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 style:data-style-name="N43"/>
    <style:style style:name="ce17" style:family="table-cell" style:parent-style-name="Default" style:data-style-name="N4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2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24" style:family="table-cell" style:parent-style-name="Default" style:data-style-name="N162"/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width="5.75pt" svg:stroke-color="#000000" draw:marker-start-width="14.26pt" draw:marker-end-width="14.26pt" draw:fill="none" draw:fill-color="#ffffff" fo:min-height="54.99pt"/>
    </style:style>
    <style:style style:name="gr2" style:family="graphic">
      <style:graphic-properties draw:stroke="none" svg:stroke-width="5.75pt" svg:stroke-color="#000000" draw:marker-start-width="14.26pt" draw:marker-end-width="14.26pt" draw:fill="none" draw:fill-color="#ffffff" fo:min-height="92.61pt"/>
    </style:style>
    <style:style style:name="P1" style:family="paragraph">
      <style:paragraph-properties style:text-autospace="none"/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style:text-autospace="none"/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7" table:formula="of:=[Audio.M2]" office:value-type="float" office:value="0.172845773" calcext:value-type="float">
            <text:p>0.172845773</text:p>
          </table:table-cell>
          <table:table-cell table:formula="of:=[Audio.N2]" office:value-type="float" office:value="0.0619938741866571" calcext:value-type="float">
            <text:p>0.0619938741866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7" table:formula="of:=[Audio.M3]" office:value-type="float" office:value="0.574040589" calcext:value-type="float">
            <text:p>0.574040589</text:p>
          </table:table-cell>
          <table:table-cell table:formula="of:=[Audio.N3]" office:value-type="float" office:value="0.0507190001865324" calcext:value-type="float">
            <text:p>0.0507190001865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7" table:formula="of:=[Audio.M4]" office:value-type="float" office:value="0.210137574" calcext:value-type="float">
            <text:p>0.210137574</text:p>
          </table:table-cell>
          <table:table-cell table:formula="of:=[Audio.N4]" office:value-type="float" office:value="0.0348888369453804" calcext:value-type="float">
            <text:p>0.03488883694538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4" table:formula="of:=[MEG.M2]" office:value-type="float" office:value="0.159594497" calcext:value-type="float">
            <text:p>0.159594497</text:p>
          </table:table-cell>
          <table:table-cell table:formula="of:=[MEG.N2]" office:value-type="float" office:value="0.0589196917620015" calcext:value-type="float">
            <text:p>0.0589196917620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4" table:formula="of:=[MEG.M3]" office:value-type="string" office:string-value="" calcext:value-type="error">
            <text:p>#DIV/0!</text:p>
          </table:table-cell>
          <table:table-cell table:formula="of:=[MEG.N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[MEG.M4]" office:value-type="string" office:string-value="" calcext:value-type="error">
            <text:p>#DIV/0!</text:p>
          </table:table-cell>
          <table:table-cell table:formula="of:=[MEG.N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6" table:formula="of:=[Fusion.M2]" office:value-type="string" office:string-value="" calcext:value-type="error">
            <text:p>#DIV/0!</text:p>
          </table:table-cell>
          <table:table-cell table:formula="of:=[Fusion.N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6" table:formula="of:=[Fusion.M3]" office:value-type="string" office:string-value="" calcext:value-type="error">
            <text:p>#DIV/0!</text:p>
          </table:table-cell>
          <table:table-cell table:formula="of:=[Fusion.N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6" table:formula="of:=[Fusion.M4]" office:value-type="string" office:string-value="" calcext:value-type="error">
            <text:p>#DIV/0!</text:p>
          </table:table-cell>
          <table:table-cell table:formula="of:=[Fusion.N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0:Summary.C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5:Summary.C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shapes>
          <draw:frame draw:z-index="0" draw:style-name="gr1" draw:text-style-name="P2" svg:width="159.82pt" svg:height="89.6pt" svg:x="1230.77pt" svg:y="158.09pt">
            <draw:text-box>
              <text:p text:style-name="P1"><text:span text:style-name="T1">Tended to populate one </text:span><text:span text:style-name="T1">or two columns with </text:span><text:span text:style-name="T1">predictions, not </text:span><text:span text:style-name="T1">distributed well across </text:span><text:span text:style-name="T1">classes</text:span></text:p>
            </draw:text-box>
          </draw:frame>
          <draw:frame draw:z-index="1" draw:style-name="gr2" draw:text-style-name="P2" svg:width="188.67pt" svg:height="92.61pt" svg:x="1247.33pt" svg:y="544.37pt">
            <draw:text-box>
              <text:p text:style-name="P1"><text:span text:style-name="T1">Again focus on one or </text:span><text:span text:style-name="T1">two columns for the </text:span><text:span text:style-name="T1">majority, but didn’t </text:span><text:span text:style-name="T1">ignore a whole class </text:span><text:span text:style-name="T1">much </text:span></text:p>
            </draw:text-box>
          </draw:frame>
        </table:shapes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2056482" calcext:value-type="float">
            <text:p>0.12056482</text:p>
          </table:table-cell>
          <table:table-cell office:value-type="float" office:value="0.23316438" calcext:value-type="float">
            <text:p>0.23316438</text:p>
          </table:table-cell>
          <table:table-cell office:value-type="float" office:value="0.26249096" calcext:value-type="float">
            <text:p>0.26249096</text:p>
          </table:table-cell>
          <table:table-cell office:value-type="float" office:value="0.24511225" calcext:value-type="float">
            <text:p>0.24511225</text:p>
          </table:table-cell>
          <table:table-cell office:value-type="float" office:value="0.21542362" calcext:value-type="float">
            <text:p>0.21542362</text:p>
          </table:table-cell>
          <table:table-cell office:value-type="float" office:value="0.10897901" calcext:value-type="float">
            <text:p>0.10897901</text:p>
          </table:table-cell>
          <table:table-cell office:value-type="float" office:value="0.1864591" calcext:value-type="float">
            <text:p>0.186459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708183" calcext:value-type="float">
            <text:p>0.12708183</text:p>
          </table:table-cell>
          <table:table-cell/>
          <table:table-cell table:formula="of:=AVERAGE([.B2:.K2])" office:value-type="float" office:value="0.172845773" calcext:value-type="float">
            <text:p>0.172845773</text:p>
          </table:table-cell>
          <table:table-cell table:formula="of:=STDEV([.B2:.K2])" office:value-type="float" office:value="0.0619938741866571" calcext:value-type="float">
            <text:p>0.061993874186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2418538" calcext:value-type="float">
            <text:p>0.62418538</text:p>
          </table:table-cell>
          <table:table-cell office:value-type="float" office:value="0.58834183" calcext:value-type="float">
            <text:p>0.58834183</text:p>
          </table:table-cell>
          <table:table-cell office:value-type="float" office:value="0.56082559" calcext:value-type="float">
            <text:p>0.56082559</text:p>
          </table:table-cell>
          <table:table-cell office:value-type="float" office:value="0.47936282" calcext:value-type="float">
            <text:p>0.47936282</text:p>
          </table:table-cell>
          <table:table-cell office:value-type="float" office:value="0.55503255" calcext:value-type="float">
            <text:p>0.55503255</text:p>
          </table:table-cell>
          <table:table-cell office:value-type="float" office:value="0.5731355" calcext:value-type="float">
            <text:p>0.5731355</text:p>
          </table:table-cell>
          <table:table-cell office:value-type="float" office:value="0.51737875" calcext:value-type="float">
            <text:p>0.51737875</text:p>
          </table:table-cell>
          <table:table-cell office:value-type="float" office:value="0.57168722" calcext:value-type="float">
            <text:p>0.57168722</text:p>
          </table:table-cell>
          <table:table-cell office:value-type="float" office:value="0.62454742" calcext:value-type="float">
            <text:p>0.62454742</text:p>
          </table:table-cell>
          <table:table-cell office:value-type="float" office:value="0.64590883" calcext:value-type="float">
            <text:p>0.64590883</text:p>
          </table:table-cell>
          <table:table-cell/>
          <table:table-cell table:formula="of:=AVERAGE([.B3:.K3])" office:value-type="float" office:value="0.574040589" calcext:value-type="float">
            <text:p>0.574040589</text:p>
          </table:table-cell>
          <table:table-cell table:formula="of:=STDEV([.B3:.K3])" office:value-type="float" office:value="0.0507190001865324" calcext:value-type="float">
            <text:p>0.050719000186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6473569" calcext:value-type="float">
            <text:p>0.16473569</text:p>
          </table:table-cell>
          <table:table-cell office:value-type="float" office:value="0.25054308" calcext:value-type="float">
            <text:p>0.25054308</text:p>
          </table:table-cell>
          <table:table-cell office:value-type="float" office:value="0.20818247" calcext:value-type="float">
            <text:p>0.20818247</text:p>
          </table:table-cell>
          <table:table-cell office:value-type="float" office:value="0.22628529" calcext:value-type="float">
            <text:p>0.22628529</text:p>
          </table:table-cell>
          <table:table-cell office:value-type="float" office:value="0.22519912" calcext:value-type="float">
            <text:p>0.22519912</text:p>
          </table:table-cell>
          <table:table-cell office:value-type="float" office:value="0.19514844" calcext:value-type="float">
            <text:p>0.19514844</text:p>
          </table:table-cell>
          <table:table-cell office:value-type="float" office:value="0.14265025" calcext:value-type="float">
            <text:p>0.14265025</text:p>
          </table:table-cell>
          <table:table-cell office:value-type="float" office:value="0.22556118" calcext:value-type="float">
            <text:p>0.22556118</text:p>
          </table:table-cell>
          <table:table-cell/>
          <table:table-cell table:formula="of:=AVERAGE([.B4:.K4])" office:value-type="float" office:value="0.210137574" calcext:value-type="float">
            <text:p>0.210137574</text:p>
          </table:table-cell>
          <table:table-cell table:formula="of:=STDEV([.B4:.K4])" office:value-type="float" office:value="0.0348888369453804" calcext:value-type="float">
            <text:p>0.0348888369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13032843" calcext:value-type="float">
            <text:p>0.13032843</text:p>
          </table:table-cell>
          <table:table-cell office:value-type="float" office:value="0.22230267" calcext:value-type="float">
            <text:p>0.22230267</text:p>
          </table:table-cell>
          <table:table-cell office:value-type="float" office:value="0.20601012" calcext:value-type="float">
            <text:p>0.20601012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3026791" calcext:value-type="float">
            <text:p>0.23026791</text:p>
          </table:table-cell>
          <table:table-cell office:value-type="float" office:value="0.21904416" calcext:value-type="float">
            <text:p>0.21904416</text:p>
          </table:table-cell>
          <table:table-cell office:value-type="float" office:value="0.11404778" calcext:value-type="float">
            <text:p>0.11404778</text:p>
          </table:table-cell>
          <table:table-cell office:value-type="float" office:value="0.11006517" calcext:value-type="float">
            <text:p>0.11006517</text:p>
          </table:table-cell>
          <table:table-cell/>
          <table:table-cell table:formula="of:=AVERAGE([.B6:.K6])" office:value-type="float" office:value="0.178456442" calcext:value-type="float">
            <text:p>0.178456442</text:p>
          </table:table-cell>
          <table:table-cell table:formula="of:=STDEV([.B6:.K6])" office:value-type="float" office:value="0.0534157883803849" calcext:value-type="float">
            <text:p>0.053415788380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164503" calcext:value-type="float">
            <text:p>0.27164503</text:p>
          </table:table-cell>
          <table:table-cell office:value-type="float" office:value="0.1755974" calcext:value-type="float">
            <text:p>0.1755974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0427227" calcext:value-type="float">
            <text:p>0.10427227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2265513" calcext:value-type="float">
            <text:p>0.12265513</text:p>
          </table:table-cell>
          <table:table-cell office:value-type="float" office:value="0.19876902" calcext:value-type="float">
            <text:p>0.19876902</text:p>
          </table:table-cell>
          <table:table-cell office:value-type="float" office:value="0.13323679" calcext:value-type="float">
            <text:p>0.13323679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6666667" calcext:value-type="float">
            <text:p>0.16666667</text:p>
          </table:table-cell>
          <table:table-cell/>
          <table:table-cell table:formula="of:=AVERAGE([.B7:.K7])" office:value-type="float" office:value="0.182309577" calcext:value-type="float">
            <text:p>0.182309577</text:p>
          </table:table-cell>
          <table:table-cell table:formula="of:=STDEV([.B7:.K7])" office:value-type="float" office:value="0.0527929808826616" calcext:value-type="float">
            <text:p>0.052792980882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 (above with random random)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07023896" calcext:value-type="float">
            <text:p>0.07023896</text:p>
          </table:table-cell>
          <table:table-cell office:value-type="float" office:value="0.12816799" calcext:value-type="float">
            <text:p>0.12816799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2288197" calcext:value-type="float">
            <text:p>0.2288197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9949312" calcext:value-type="float">
            <text:p>0.19949312</text:p>
          </table:table-cell>
          <table:table-cell/>
          <table:table-cell table:formula="of:=AVERAGE([.B8:.K8])" office:value-type="float" office:value="0.143374368" calcext:value-type="float">
            <text:p>0.143374368</text:p>
          </table:table-cell>
          <table:table-cell table:formula="of:=STDEV([.B8:.K8])" office:value-type="float" office:value="0.0549820120387548" calcext:value-type="float">
            <text:p>0.054982012038755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63.4" calcext:value-type="float">
            <text:p>63.4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73.8" calcext:value-type="float">
            <text:p>173.8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 office:value-type="float" office:value="54.4" calcext:value-type="float">
            <text:p>54.4</text:p>
          </table:table-cell>
          <table:table-cell table:style-name="ce31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14]/SUM([.B14:.H14])" office:value-type="float" office:value="0.115272727272727" calcext:value-type="float">
            <text:p>0.115272727272727</text:p>
          </table:table-cell>
          <table:table-cell table:style-name="ce9" table:formula="of:=[.C14]/SUM([.B14:.H14])" office:value-type="float" office:value="0.0854545454545455" calcext:value-type="float">
            <text:p>0.085454545454546</text:p>
          </table:table-cell>
          <table:table-cell table:style-name="ce9" table:formula="of:=[.D14]/SUM([.B14:.H14])" office:value-type="float" office:value="0.316" calcext:value-type="float">
            <text:p>0.316</text:p>
          </table:table-cell>
          <table:table-cell table:style-name="ce9" table:formula="of:=[.E14]/SUM([.B14:.H14])" office:value-type="float" office:value="0.18" calcext:value-type="float">
            <text:p>0.18</text:p>
          </table:table-cell>
          <table:table-cell table:style-name="ce9" table:formula="of:=[.F14]/SUM([.B14:.H14])" office:value-type="float" office:value="0.0443636363636364" calcext:value-type="float">
            <text:p>0.044363636363636</text:p>
          </table:table-cell>
          <table:table-cell table:style-name="ce9" table:formula="of:=[.G14]/SUM([.B14:.H14])" office:value-type="float" office:value="0.0989090909090909" calcext:value-type="float">
            <text:p>0.098909090909091</text:p>
          </table:table-cell>
          <table:table-cell table:style-name="ce9" table:formula="of:=[.H14]/SUM([.B14:.H14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27.2" calcext:value-type="float">
            <text:p>27.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56.5" calcext:value-type="float">
            <text:p>56.5</text:p>
          </table:table-cell>
          <table:table-cell table:style-name="ce31" office:value-type="float" office:value="14.5" calcext:value-type="float">
            <text:p>14.5</text:p>
          </table:table-cell>
          <table:table-cell table:style-name="ce31" office:value-type="float" office:value="30.5" calcext:value-type="float">
            <text:p>30.5</text:p>
          </table:table-cell>
          <table:table-cell table:style-name="ce31" office:value-type="float" office:value="52.6" calcext:value-type="float">
            <text:p>52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9" table:formula="of:=[.B15]/SUM([.B15:.H15])" office:value-type="float" office:value="0.109810126582278" calcext:value-type="float">
            <text:p>0.109810126582278</text:p>
          </table:table-cell>
          <table:table-cell table:style-name="ce9" table:formula="of:=[.C15]/SUM([.B15:.H15])" office:value-type="float" office:value="0.0860759493670886" calcext:value-type="float">
            <text:p>0.086075949367089</text:p>
          </table:table-cell>
          <table:table-cell table:style-name="ce9" table:formula="of:=[.D15]/SUM([.B15:.H15])" office:value-type="float" office:value="0.316455696202532" calcext:value-type="float">
            <text:p>0.316455696202532</text:p>
          </table:table-cell>
          <table:table-cell table:style-name="ce9" table:formula="of:=[.E15]/SUM([.B15:.H15])" office:value-type="float" office:value="0.17879746835443" calcext:value-type="float">
            <text:p>0.17879746835443</text:p>
          </table:table-cell>
          <table:table-cell table:style-name="ce9" table:formula="of:=[.F15]/SUM([.B15:.H15])" office:value-type="float" office:value="0.0458860759493671" calcext:value-type="float">
            <text:p>0.045886075949367</text:p>
          </table:table-cell>
          <table:table-cell table:style-name="ce9" table:formula="of:=[.G15]/SUM([.B15:.H15])" office:value-type="float" office:value="0.0965189873417721" calcext:value-type="float">
            <text:p>0.096518987341772</text:p>
          </table:table-cell>
          <table:table-cell table:style-name="ce9" table:formula="of:=[.H15]/SUM([.B15:.H15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27.2" calcext:value-type="float">
            <text:p>27.2</text:p>
          </table:table-cell>
          <table:table-cell table:style-name="ce31" office:value-type="float" office:value="98.9" calcext:value-type="float">
            <text:p>98.9</text:p>
          </table:table-cell>
          <table:table-cell table:style-name="ce31" office:value-type="float" office:value="56.9" calcext:value-type="float">
            <text:p>56.9</text:p>
          </table:table-cell>
          <table:table-cell table:style-name="ce31" office:value-type="float" office:value="16.3" calcext:value-type="float">
            <text:p>16.3</text:p>
          </table:table-cell>
          <table:table-cell table:style-name="ce31" office:value-type="float" office:value="28.1" calcext:value-type="float">
            <text:p>28.1</text:p>
          </table:table-cell>
          <table:table-cell table:style-name="ce31" office:value-type="float" office:value="51.1" calcext:value-type="float">
            <text:p>51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16]/SUM([.B16:.H16])" office:value-type="float" office:value="0.118670886075949" calcext:value-type="float">
            <text:p>0.118670886075949</text:p>
          </table:table-cell>
          <table:table-cell table:style-name="ce9" table:formula="of:=[.C16]/SUM([.B16:.H16])" office:value-type="float" office:value="0.0860759493670886" calcext:value-type="float">
            <text:p>0.086075949367089</text:p>
          </table:table-cell>
          <table:table-cell table:style-name="ce9" table:formula="of:=[.D16]/SUM([.B16:.H16])" office:value-type="float" office:value="0.312974683544304" calcext:value-type="float">
            <text:p>0.312974683544304</text:p>
          </table:table-cell>
          <table:table-cell table:style-name="ce9" table:formula="of:=[.E16]/SUM([.B16:.H16])" office:value-type="float" office:value="0.18006329113924" calcext:value-type="float">
            <text:p>0.18006329113924</text:p>
          </table:table-cell>
          <table:table-cell table:style-name="ce9" table:formula="of:=[.F16]/SUM([.B16:.H16])" office:value-type="float" office:value="0.0515822784810127" calcext:value-type="float">
            <text:p>0.051582278481013</text:p>
          </table:table-cell>
          <table:table-cell table:style-name="ce9" table:formula="of:=[.G16]/SUM([.B16:.H16])" office:value-type="float" office:value="0.0889240506329114" calcext:value-type="float">
            <text:p>0.088924050632911</text:p>
          </table:table-cell>
          <table:table-cell table:style-name="ce9" table:formula="of:=[.H16]/SUM([.B16:.H16])" office:value-type="float" office:value="0.161708860759494" calcext:value-type="float">
            <text:p>0.16170886075949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office:value-type="float" office:value="35.8" calcext:value-type="float">
            <text:p>35.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99.4" calcext:value-type="float">
            <text:p>99.4</text:p>
          </table:table-cell>
          <table:table-cell table:style-name="ce31" office:value-type="float" office:value="56.4" calcext:value-type="float">
            <text:p>56.4</text:p>
          </table:table-cell>
          <table:table-cell table:style-name="ce31" office:value-type="float" office:value="15.2" calcext:value-type="float">
            <text:p>15.2</text:p>
          </table:table-cell>
          <table:table-cell table:style-name="ce31" office:value-type="float" office:value="32.4" calcext:value-type="float">
            <text:p>32.4</text:p>
          </table:table-cell>
          <table:table-cell table:style-name="ce31" office:value-type="float" office:value="50.8" calcext:value-type="float">
            <text:p>50.8</text:p>
          </table:table-cell>
          <table:table-cell table:style-name="ce31" table:number-columns-repeated="2"/>
          <table:table-cell office:value-type="string" calcext:value-type="string">
            <text:p>Label 3</text:p>
          </table:table-cell>
          <table:table-cell table:style-name="ce9" table:formula="of:=[.B17]/SUM([.B17:.H17])" office:value-type="float" office:value="0.113291139240506" calcext:value-type="float">
            <text:p>0.113291139240506</text:p>
          </table:table-cell>
          <table:table-cell table:style-name="ce9" table:formula="of:=[.C17]/SUM([.B17:.H17])" office:value-type="float" office:value="0.0822784810126582" calcext:value-type="float">
            <text:p>0.082278481012658</text:p>
          </table:table-cell>
          <table:table-cell table:style-name="ce9" table:formula="of:=[.D17]/SUM([.B17:.H17])" office:value-type="float" office:value="0.314556962025316" calcext:value-type="float">
            <text:p>0.314556962025316</text:p>
          </table:table-cell>
          <table:table-cell table:style-name="ce9" table:formula="of:=[.E17]/SUM([.B17:.H17])" office:value-type="float" office:value="0.178481012658228" calcext:value-type="float">
            <text:p>0.178481012658228</text:p>
          </table:table-cell>
          <table:table-cell table:style-name="ce9" table:formula="of:=[.F17]/SUM([.B17:.H17])" office:value-type="float" office:value="0.0481012658227848" calcext:value-type="float">
            <text:p>0.048101265822785</text:p>
          </table:table-cell>
          <table:table-cell table:style-name="ce9" table:formula="of:=[.G17]/SUM([.B17:.H17])" office:value-type="float" office:value="0.10253164556962" calcext:value-type="float">
            <text:p>0.10253164556962</text:p>
          </table:table-cell>
          <table:table-cell table:style-name="ce9" table:formula="of:=[.H17]/SUM([.B17:.H17])" office:value-type="float" office:value="0.160759493670886" calcext:value-type="float">
            <text:p>0.160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31" office:value-type="float" office:value="71.7" calcext:value-type="float">
            <text:p>71.7</text:p>
          </table:table-cell>
          <table:table-cell table:style-name="ce31" office:value-type="float" office:value="51.6" calcext:value-type="float">
            <text:p>51.6</text:p>
          </table:table-cell>
          <table:table-cell table:style-name="ce31" office:value-type="float" office:value="199.8" calcext:value-type="float">
            <text:p>199.8</text:p>
          </table:table-cell>
          <table:table-cell table:style-name="ce31" office:value-type="float" office:value="112.9" calcext:value-type="float">
            <text:p>112.9</text:p>
          </table:table-cell>
          <table:table-cell table:style-name="ce31" office:value-type="float" office:value="31.6" calcext:value-type="float">
            <text:p>31.6</text:p>
          </table:table-cell>
          <table:table-cell table:style-name="ce31" office:value-type="float" office:value="60.7" calcext:value-type="float">
            <text:p>60.7</text:p>
          </table:table-cell>
          <table:table-cell table:style-name="ce31" office:value-type="float" office:value="103.7" calcext:value-type="float">
            <text:p>103.7</text:p>
          </table:table-cell>
          <table:table-cell table:style-name="ce31" table:number-columns-repeated="2"/>
          <table:table-cell office:value-type="string" calcext:value-type="string">
            <text:p>Label 4</text:p>
          </table:table-cell>
          <table:table-cell table:style-name="ce9" table:formula="of:=[.B18]/SUM([.B18:.H18])" office:value-type="float" office:value="0.113449367088608" calcext:value-type="float">
            <text:p>0.113449367088608</text:p>
          </table:table-cell>
          <table:table-cell table:style-name="ce9" table:formula="of:=[.C18]/SUM([.B18:.H18])" office:value-type="float" office:value="0.0816455696202532" calcext:value-type="float">
            <text:p>0.081645569620253</text:p>
          </table:table-cell>
          <table:table-cell table:style-name="ce9" table:formula="of:=[.D18]/SUM([.B18:.H18])" office:value-type="float" office:value="0.316139240506329" calcext:value-type="float">
            <text:p>0.316139240506329</text:p>
          </table:table-cell>
          <table:table-cell table:style-name="ce9" table:formula="of:=[.E18]/SUM([.B18:.H18])" office:value-type="float" office:value="0.178639240506329" calcext:value-type="float">
            <text:p>0.178639240506329</text:p>
          </table:table-cell>
          <table:table-cell table:style-name="ce9" table:formula="of:=[.F18]/SUM([.B18:.H18])" office:value-type="float" office:value="0.05" calcext:value-type="float">
            <text:p>0.05</text:p>
          </table:table-cell>
          <table:table-cell table:style-name="ce9" table:formula="of:=[.G18]/SUM([.B18:.H18])" office:value-type="float" office:value="0.0960443037974683" calcext:value-type="float">
            <text:p>0.096044303797468</text:p>
          </table:table-cell>
          <table:table-cell table:style-name="ce9" table:formula="of:=[.H18]/SUM([.B18:.H18])" office:value-type="float" office:value="0.164082278481013" calcext:value-type="float">
            <text:p>0.16408227848101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office:value-type="float" office:value="33.8" calcext:value-type="float">
            <text:p>33.8</text:p>
          </table:table-cell>
          <table:table-cell table:style-name="ce31" office:value-type="float" office:value="25.9" calcext:value-type="float">
            <text:p>25.9</text:p>
          </table:table-cell>
          <table:table-cell table:style-name="ce31" office:value-type="float" office:value="101.9" calcext:value-type="float">
            <text:p>101.9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3.5" calcext:value-type="float">
            <text:p>13.5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53.5" calcext:value-type="float">
            <text:p>53.5</text:p>
          </table:table-cell>
          <table:table-cell table:style-name="ce31" table:number-columns-repeated="2"/>
          <table:table-cell office:value-type="string" calcext:value-type="string">
            <text:p>Label 5</text:p>
          </table:table-cell>
          <table:table-cell table:style-name="ce9" table:formula="of:=[.B19]/SUM([.B19:.H19])" office:value-type="float" office:value="0.106962025316456" calcext:value-type="float">
            <text:p>0.106962025316456</text:p>
          </table:table-cell>
          <table:table-cell table:style-name="ce9" table:formula="of:=[.C19]/SUM([.B19:.H19])" office:value-type="float" office:value="0.0819620253164557" calcext:value-type="float">
            <text:p>0.081962025316456</text:p>
          </table:table-cell>
          <table:table-cell table:style-name="ce9" table:formula="of:=[.D19]/SUM([.B19:.H19])" office:value-type="float" office:value="0.32246835443038" calcext:value-type="float">
            <text:p>0.32246835443038</text:p>
          </table:table-cell>
          <table:table-cell table:style-name="ce9" table:formula="of:=[.E19]/SUM([.B19:.H19])" office:value-type="float" office:value="0.180379746835443" calcext:value-type="float">
            <text:p>0.180379746835443</text:p>
          </table:table-cell>
          <table:table-cell table:style-name="ce9" table:formula="of:=[.F19]/SUM([.B19:.H19])" office:value-type="float" office:value="0.0427215189873418" calcext:value-type="float">
            <text:p>0.042721518987342</text:p>
          </table:table-cell>
          <table:table-cell table:style-name="ce9" table:formula="of:=[.G19]/SUM([.B19:.H19])" office:value-type="float" office:value="0.0962025316455696" calcext:value-type="float">
            <text:p>0.09620253164557</text:p>
          </table:table-cell>
          <table:table-cell table:style-name="ce9" table:formula="of:=[.H19]/SUM([.B19:.H19])" office:value-type="float" office:value="0.169303797468354" calcext:value-type="float">
            <text:p>0.16930379746835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37.1" calcext:value-type="float">
            <text:p>37.1</text:p>
          </table:table-cell>
          <table:table-cell table:style-name="ce31" office:value-type="float" office:value="28.2" calcext:value-type="float">
            <text:p>28.2</text:p>
          </table:table-cell>
          <table:table-cell table:style-name="ce31" office:value-type="float" office:value="100.6" calcext:value-type="float">
            <text:p>100.6</text:p>
          </table:table-cell>
          <table:table-cell table:style-name="ce31" office:value-type="float" office:value="55.6" calcext:value-type="float">
            <text:p>55.6</text:p>
          </table:table-cell>
          <table:table-cell table:style-name="ce31" office:value-type="float" office:value="13.2" calcext:value-type="float">
            <text:p>13.2</text:p>
          </table:table-cell>
          <table:table-cell table:style-name="ce31" office:value-type="float" office:value="31.9" calcext:value-type="float">
            <text:p>31.9</text:p>
          </table:table-cell>
          <table:table-cell table:style-name="ce31" office:value-type="float" office:value="49.4" calcext:value-type="float">
            <text:p>49.4</text:p>
          </table:table-cell>
          <table:table-cell table:style-name="ce31" table:number-columns-repeated="2"/>
          <table:table-cell office:value-type="string" calcext:value-type="string">
            <text:p>Label 6</text:p>
          </table:table-cell>
          <table:table-cell table:style-name="ce9" table:formula="of:=[.B20]/SUM([.B20:.H20])" office:value-type="float" office:value="0.117405063291139" calcext:value-type="float">
            <text:p>0.117405063291139</text:p>
          </table:table-cell>
          <table:table-cell table:style-name="ce9" table:formula="of:=[.C20]/SUM([.B20:.H20])" office:value-type="float" office:value="0.0892405063291139" calcext:value-type="float">
            <text:p>0.089240506329114</text:p>
          </table:table-cell>
          <table:table-cell table:style-name="ce9" table:formula="of:=[.D20]/SUM([.B20:.H20])" office:value-type="float" office:value="0.318354430379747" calcext:value-type="float">
            <text:p>0.318354430379747</text:p>
          </table:table-cell>
          <table:table-cell table:style-name="ce9" table:formula="of:=[.E20]/SUM([.B20:.H20])" office:value-type="float" office:value="0.175949367088608" calcext:value-type="float">
            <text:p>0.175949367088608</text:p>
          </table:table-cell>
          <table:table-cell table:style-name="ce9" table:formula="of:=[.F20]/SUM([.B20:.H20])" office:value-type="float" office:value="0.0417721518987342" calcext:value-type="float">
            <text:p>0.041772151898734</text:p>
          </table:table-cell>
          <table:table-cell table:style-name="ce9" table:formula="of:=[.G20]/SUM([.B20:.H20])" office:value-type="float" office:value="0.100949367088608" calcext:value-type="float">
            <text:p>0.100949367088608</text:p>
          </table:table-cell>
          <table:table-cell table:style-name="ce9" table:formula="of:=[.H20]/SUM([.B20:.H20])" office:value-type="float" office:value="0.156329113924051" calcext:value-type="float">
            <text:p>0.156329113924051</text:p>
          </table:table-cell>
        </table:table-row>
        <table:table-row table:style-name="ro1">
          <table:table-cell table:style-name="ce31"/>
          <table:table-cell table:number-columns-repeated="7"/>
          <table:table-cell table:style-name="ce3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3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3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97.8" calcext:value-type="float">
            <text:p>97.8</text:p>
          </table:table-cell>
          <table:table-cell table:style-name="ce31" office:value-type="float" office:value="81.4" calcext:value-type="float">
            <text:p>81.4</text:p>
          </table:table-cell>
          <table:table-cell table:style-name="ce31" office:value-type="float" office:value="58.1" calcext:value-type="float">
            <text:p>58.1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65.7" calcext:value-type="float">
            <text:p>65.7</text:p>
          </table:table-cell>
          <table:table-cell table:style-name="ce31" office:value-type="float" office:value="91.2" calcext:value-type="float">
            <text:p>91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0" table:formula="of:=[.B24]/SUM([.B24:.H24])" office:value-type="float" office:value="0.177818181818182" calcext:value-type="float">
            <text:p>0.177818181818182</text:p>
          </table:table-cell>
          <table:table-cell table:style-name="ce10" table:formula="of:=[.C24]/SUM([.B24:.H24])" office:value-type="float" office:value="0.148" calcext:value-type="float">
            <text:p>0.148</text:p>
          </table:table-cell>
          <table:table-cell table:style-name="ce10" table:formula="of:=[.D24]/SUM([.B24:.H24])" office:value-type="float" office:value="0.105636363636364" calcext:value-type="float">
            <text:p>0.105636363636364</text:p>
          </table:table-cell>
          <table:table-cell table:style-name="ce10" table:formula="of:=[.E24]/SUM([.B24:.H24])" office:value-type="float" office:value="0.0450909090909091" calcext:value-type="float">
            <text:p>0.045090909090909</text:p>
          </table:table-cell>
          <table:table-cell table:style-name="ce10" table:formula="of:=[.F24]/SUM([.B24:.H24])" office:value-type="float" office:value="0.238181818181818" calcext:value-type="float">
            <text:p>0.238181818181818</text:p>
          </table:table-cell>
          <table:table-cell table:style-name="ce10" table:formula="of:=[.G24]/SUM([.B24:.H24])" office:value-type="float" office:value="0.119454545454545" calcext:value-type="float">
            <text:p>0.119454545454545</text:p>
          </table:table-cell>
          <table:table-cell table:style-name="ce10" table:formula="of:=[.H24]/SUM([.B24:.H24])" office:value-type="float" office:value="0.165818181818182" calcext:value-type="float">
            <text:p>0.16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57.3" calcext:value-type="float">
            <text:p>57.3</text:p>
          </table:table-cell>
          <table:table-cell table:style-name="ce31" office:value-type="float" office:value="51.6" calcext:value-type="float">
            <text:p>51.6</text:p>
          </table:table-cell>
          <table:table-cell table:style-name="ce31" office:value-type="float" office:value="30.7" calcext:value-type="float">
            <text:p>30.7</text:p>
          </table:table-cell>
          <table:table-cell table:style-name="ce31" office:value-type="float" office:value="15.4" calcext:value-type="float">
            <text:p>15.4</text:p>
          </table:table-cell>
          <table:table-cell table:style-name="ce31" office:value-type="float" office:value="69.9" calcext:value-type="float">
            <text:p>69.9</text:p>
          </table:table-cell>
          <table:table-cell table:style-name="ce31" office:value-type="float" office:value="37.8" calcext:value-type="float">
            <text:p>37.8</text:p>
          </table:table-cell>
          <table:table-cell table:style-name="ce31" office:value-type="float" office:value="53.3" calcext:value-type="float">
            <text:p>53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0" table:formula="of:=[.B25]/SUM([.B25:.H25])" office:value-type="float" office:value="0.181329113924051" calcext:value-type="float">
            <text:p>0.181329113924051</text:p>
          </table:table-cell>
          <table:table-cell table:style-name="ce10" table:formula="of:=[.C25]/SUM([.B25:.H25])" office:value-type="float" office:value="0.163291139240506" calcext:value-type="float">
            <text:p>0.163291139240506</text:p>
          </table:table-cell>
          <table:table-cell table:style-name="ce10" table:formula="of:=[.D25]/SUM([.B25:.H25])" office:value-type="float" office:value="0.0971518987341772" calcext:value-type="float">
            <text:p>0.097151898734177</text:p>
          </table:table-cell>
          <table:table-cell table:style-name="ce10" table:formula="of:=[.E25]/SUM([.B25:.H25])" office:value-type="float" office:value="0.0487341772151899" calcext:value-type="float">
            <text:p>0.04873417721519</text:p>
          </table:table-cell>
          <table:table-cell table:style-name="ce10" table:formula="of:=[.F25]/SUM([.B25:.H25])" office:value-type="float" office:value="0.22120253164557" calcext:value-type="float">
            <text:p>0.22120253164557</text:p>
          </table:table-cell>
          <table:table-cell table:style-name="ce10" table:formula="of:=[.G25]/SUM([.B25:.H25])" office:value-type="float" office:value="0.119620253164557" calcext:value-type="float">
            <text:p>0.119620253164557</text:p>
          </table:table-cell>
          <table:table-cell table:style-name="ce10" table:formula="of:=[.H25]/SUM([.B25:.H25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office:value-type="float" office:value="57.9" calcext:value-type="float">
            <text:p>57.9</text:p>
          </table:table-cell>
          <table:table-cell table:style-name="ce31" office:value-type="float" office:value="47.2" calcext:value-type="float">
            <text:p>47.2</text:p>
          </table:table-cell>
          <table:table-cell table:style-name="ce31" office:value-type="float" office:value="34.1" calcext:value-type="float">
            <text:p>34.1</text:p>
          </table:table-cell>
          <table:table-cell table:style-name="ce31" office:value-type="float" office:value="14.5" calcext:value-type="float">
            <text:p>14.5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7.9" calcext:value-type="float">
            <text:p>37.9</text:p>
          </table:table-cell>
          <table:table-cell table:style-name="ce31" office:value-type="float" office:value="59.4" calcext:value-type="float">
            <text:p>59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0" table:formula="of:=[.B26]/SUM([.B26:.H26])" office:value-type="float" office:value="0.183227848101266" calcext:value-type="float">
            <text:p>0.183227848101266</text:p>
          </table:table-cell>
          <table:table-cell table:style-name="ce10" table:formula="of:=[.C26]/SUM([.B26:.H26])" office:value-type="float" office:value="0.149367088607595" calcext:value-type="float">
            <text:p>0.149367088607595</text:p>
          </table:table-cell>
          <table:table-cell table:style-name="ce10" table:formula="of:=[.D26]/SUM([.B26:.H26])" office:value-type="float" office:value="0.107911392405063" calcext:value-type="float">
            <text:p>0.107911392405063</text:p>
          </table:table-cell>
          <table:table-cell table:style-name="ce10" table:formula="of:=[.E26]/SUM([.B26:.H26])" office:value-type="float" office:value="0.0458860759493671" calcext:value-type="float">
            <text:p>0.045886075949367</text:p>
          </table:table-cell>
          <table:table-cell table:style-name="ce10" table:formula="of:=[.F26]/SUM([.B26:.H26])" office:value-type="float" office:value="0.205696202531646" calcext:value-type="float">
            <text:p>0.205696202531646</text:p>
          </table:table-cell>
          <table:table-cell table:style-name="ce10" table:formula="of:=[.G26]/SUM([.B26:.H26])" office:value-type="float" office:value="0.119936708860759" calcext:value-type="float">
            <text:p>0.119936708860759</text:p>
          </table:table-cell>
          <table:table-cell table:style-name="ce10" table:formula="of:=[.H26]/SUM([.B26:.H26])" office:value-type="float" office:value="0.187974683544304" calcext:value-type="float">
            <text:p>0.18797468354430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office:value-type="float" office:value="55.1" calcext:value-type="float">
            <text:p>55.1</text:p>
          </table:table-cell>
          <table:table-cell table:style-name="ce31" office:value-type="float" office:value="49.3" calcext:value-type="float">
            <text:p>49.3</text:p>
          </table:table-cell>
          <table:table-cell table:style-name="ce31" office:value-type="float" office:value="39.3" calcext:value-type="float">
            <text:p>39.3</text:p>
          </table:table-cell>
          <table:table-cell table:style-name="ce31" office:value-type="float" office:value="15.1" calcext:value-type="float">
            <text:p>15.1</text:p>
          </table:table-cell>
          <table:table-cell table:style-name="ce31" office:value-type="float" office:value="68.6" calcext:value-type="float">
            <text:p>68.6</text:p>
          </table:table-cell>
          <table:table-cell table:style-name="ce31" office:value-type="float" office:value="37.4" calcext:value-type="float">
            <text:p>37.4</text:p>
          </table:table-cell>
          <table:table-cell table:style-name="ce31"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0" table:formula="of:=[.B27]/SUM([.B27:.H27])" office:value-type="float" office:value="0.174367088607595" calcext:value-type="float">
            <text:p>0.174367088607595</text:p>
          </table:table-cell>
          <table:table-cell table:style-name="ce10" table:formula="of:=[.C27]/SUM([.B27:.H27])" office:value-type="float" office:value="0.156012658227848" calcext:value-type="float">
            <text:p>0.156012658227848</text:p>
          </table:table-cell>
          <table:table-cell table:style-name="ce10" table:formula="of:=[.D27]/SUM([.B27:.H27])" office:value-type="float" office:value="0.124367088607595" calcext:value-type="float">
            <text:p>0.124367088607595</text:p>
          </table:table-cell>
          <table:table-cell table:style-name="ce10" table:formula="of:=[.E27]/SUM([.B27:.H27])" office:value-type="float" office:value="0.0477848101265823" calcext:value-type="float">
            <text:p>0.047784810126582</text:p>
          </table:table-cell>
          <table:table-cell table:style-name="ce10" table:formula="of:=[.F27]/SUM([.B27:.H27])" office:value-type="float" office:value="0.217088607594937" calcext:value-type="float">
            <text:p>0.217088607594937</text:p>
          </table:table-cell>
          <table:table-cell table:style-name="ce10" table:formula="of:=[.G27]/SUM([.B27:.H27])" office:value-type="float" office:value="0.118354430379747" calcext:value-type="float">
            <text:p>0.118354430379747</text:p>
          </table:table-cell>
          <table:table-cell table:style-name="ce10" table:formula="of:=[.H27]/SUM([.B27:.H27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31" office:value-type="float" office:value="117.1" calcext:value-type="float">
            <text:p>117.1</text:p>
          </table:table-cell>
          <table:table-cell table:style-name="ce31" office:value-type="float" office:value="94.2" calcext:value-type="float">
            <text:p>94.2</text:p>
          </table:table-cell>
          <table:table-cell table:style-name="ce31" office:value-type="float" office:value="71.4" calcext:value-type="float">
            <text:p>71.4</text:p>
          </table:table-cell>
          <table:table-cell table:style-name="ce31" office:value-type="float" office:value="31.5" calcext:value-type="float">
            <text:p>31.5</text:p>
          </table:table-cell>
          <table:table-cell table:style-name="ce31" office:value-type="float" office:value="138.7" calcext:value-type="float">
            <text:p>138.7</text:p>
          </table:table-cell>
          <table:table-cell table:style-name="ce31" office:value-type="float" office:value="73.9" calcext:value-type="float">
            <text:p>73.9</text:p>
          </table:table-cell>
          <table:table-cell table:style-name="ce31" office:value-type="float" office:value="105.2" calcext:value-type="float">
            <text:p>105.2</text:p>
          </table:table-cell>
          <table:table-cell table:style-name="ce31" table:number-columns-repeated="2"/>
          <table:table-cell office:value-type="string" calcext:value-type="string">
            <text:p>Label 4</text:p>
          </table:table-cell>
          <table:table-cell table:style-name="ce10" table:formula="of:=[.B28]/SUM([.B28:.H28])" office:value-type="float" office:value="0.185284810126582" calcext:value-type="float">
            <text:p>0.185284810126582</text:p>
          </table:table-cell>
          <table:table-cell table:style-name="ce10" table:formula="of:=[.C28]/SUM([.B28:.H28])" office:value-type="float" office:value="0.149050632911392" calcext:value-type="float">
            <text:p>0.149050632911392</text:p>
          </table:table-cell>
          <table:table-cell table:style-name="ce10" table:formula="of:=[.D28]/SUM([.B28:.H28])" office:value-type="float" office:value="0.112974683544304" calcext:value-type="float">
            <text:p>0.112974683544304</text:p>
          </table:table-cell>
          <table:table-cell table:style-name="ce10" table:formula="of:=[.E28]/SUM([.B28:.H28])" office:value-type="float" office:value="0.0498417721518987" calcext:value-type="float">
            <text:p>0.049841772151899</text:p>
          </table:table-cell>
          <table:table-cell table:style-name="ce10" table:formula="of:=[.F28]/SUM([.B28:.H28])" office:value-type="float" office:value="0.219462025316456" calcext:value-type="float">
            <text:p>0.219462025316456</text:p>
          </table:table-cell>
          <table:table-cell table:style-name="ce10" table:formula="of:=[.G28]/SUM([.B28:.H28])" office:value-type="float" office:value="0.116930379746835" calcext:value-type="float">
            <text:p>0.116930379746835</text:p>
          </table:table-cell>
          <table:table-cell table:style-name="ce10" table:formula="of:=[.H28]/SUM([.B28:.H28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office:value-type="float" office:value="55.6" calcext:value-type="float">
            <text:p>55.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2.4" calcext:value-type="float">
            <text:p>32.4</text:p>
          </table:table-cell>
          <table:table-cell table:style-name="ce31" office:value-type="float" office:value="16.5" calcext:value-type="float">
            <text:p>16.5</text:p>
          </table:table-cell>
          <table:table-cell table:style-name="ce31" office:value-type="float" office:value="73.4" calcext:value-type="float">
            <text:p>73.4</text:p>
          </table:table-cell>
          <table:table-cell table:style-name="ce31" office:value-type="float" office:value="35.8" calcext:value-type="float">
            <text:p>35.8</text:p>
          </table:table-cell>
          <table:table-cell table:style-name="ce31" office:value-type="float" office:value="53.3" calcext:value-type="float">
            <text:p>53.3</text:p>
          </table:table-cell>
          <table:table-cell table:style-name="ce31" table:number-columns-repeated="2"/>
          <table:table-cell office:value-type="string" calcext:value-type="string">
            <text:p>Label 5</text:p>
          </table:table-cell>
          <table:table-cell table:style-name="ce10" table:formula="of:=[.B29]/SUM([.B29:.H29])" office:value-type="float" office:value="0.175949367088608" calcext:value-type="float">
            <text:p>0.175949367088608</text:p>
          </table:table-cell>
          <table:table-cell table:style-name="ce10" table:formula="of:=[.C29]/SUM([.B29:.H29])" office:value-type="float" office:value="0.15506329113924" calcext:value-type="float">
            <text:p>0.15506329113924</text:p>
          </table:table-cell>
          <table:table-cell table:style-name="ce10" table:formula="of:=[.D29]/SUM([.B29:.H29])" office:value-type="float" office:value="0.10253164556962" calcext:value-type="float">
            <text:p>0.10253164556962</text:p>
          </table:table-cell>
          <table:table-cell table:style-name="ce10" table:formula="of:=[.E29]/SUM([.B29:.H29])" office:value-type="float" office:value="0.0522151898734177" calcext:value-type="float">
            <text:p>0.052215189873418</text:p>
          </table:table-cell>
          <table:table-cell table:style-name="ce10" table:formula="of:=[.F29]/SUM([.B29:.H29])" office:value-type="float" office:value="0.232278481012658" calcext:value-type="float">
            <text:p>0.232278481012658</text:p>
          </table:table-cell>
          <table:table-cell table:style-name="ce10" table:formula="of:=[.G29]/SUM([.B29:.H29])" office:value-type="float" office:value="0.113291139240506" calcext:value-type="float">
            <text:p>0.113291139240506</text:p>
          </table:table-cell>
          <table:table-cell table:style-name="ce10" table:formula="of:=[.H29]/SUM([.B29:.H29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54.7" calcext:value-type="float">
            <text:p>54.7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3.6" calcext:value-type="float">
            <text:p>33.6</text:p>
          </table:table-cell>
          <table:table-cell table:style-name="ce31" office:value-type="float" office:value="14.6" calcext:value-type="float">
            <text:p>14.6</text:p>
          </table:table-cell>
          <table:table-cell table:style-name="ce31" office:value-type="float" office:value="74.6" calcext:value-type="float">
            <text:p>74.6</text:p>
          </table:table-cell>
          <table:table-cell table:style-name="ce31" office:value-type="float" office:value="36.7" calcext:value-type="float">
            <text:p>36.7</text:p>
          </table:table-cell>
          <table:table-cell table:style-name="ce31" office:value-type="float" office:value="52.8" calcext:value-type="float">
            <text:p>52.8</text:p>
          </table:table-cell>
          <table:table-cell table:style-name="ce31" table:number-columns-repeated="2"/>
          <table:table-cell office:value-type="string" calcext:value-type="string">
            <text:p>Label 6</text:p>
          </table:table-cell>
          <table:table-cell table:style-name="ce10" table:formula="of:=[.B30]/SUM([.B30:.H30])" office:value-type="float" office:value="0.173101265822785" calcext:value-type="float">
            <text:p>0.173101265822785</text:p>
          </table:table-cell>
          <table:table-cell table:style-name="ce10" table:formula="of:=[.C30]/SUM([.B30:.H30])" office:value-type="float" office:value="0.15506329113924" calcext:value-type="float">
            <text:p>0.15506329113924</text:p>
          </table:table-cell>
          <table:table-cell table:style-name="ce10" table:formula="of:=[.D30]/SUM([.B30:.H30])" office:value-type="float" office:value="0.106329113924051" calcext:value-type="float">
            <text:p>0.106329113924051</text:p>
          </table:table-cell>
          <table:table-cell table:style-name="ce10" table:formula="of:=[.E30]/SUM([.B30:.H30])" office:value-type="float" office:value="0.0462025316455696" calcext:value-type="float">
            <text:p>0.04620253164557</text:p>
          </table:table-cell>
          <table:table-cell table:style-name="ce10" table:formula="of:=[.F30]/SUM([.B30:.H30])" office:value-type="float" office:value="0.236075949367089" calcext:value-type="float">
            <text:p>0.236075949367089</text:p>
          </table:table-cell>
          <table:table-cell table:style-name="ce10" table:formula="of:=[.G30]/SUM([.B30:.H30])" office:value-type="float" office:value="0.116139240506329" calcext:value-type="float">
            <text:p>0.116139240506329</text:p>
          </table:table-cell>
          <table:table-cell table:style-name="ce10" table:formula="of:=[.H30]/SUM([.B30:.H30])" office:value-type="float" office:value="0.167088607594937" calcext:value-type="float">
            <text:p>0.167088607594937</text:p>
          </table:table-cell>
        </table:table-row>
        <table:table-row table:style-name="ro1">
          <table:table-cell table:number-columns-repeated="8"/>
          <table:table-cell table:style-name="ce3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7"/>
          <table:table-cell table:style-name="ce3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31" table:number-columns-repeated="2"/>
          <table:table-cell/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72.6" calcext:value-type="float">
            <text:p>72.6</text:p>
          </table:table-cell>
          <table:table-cell table:style-name="ce31" office:value-type="float" office:value="24.2" calcext:value-type="float">
            <text:p>24.2</text:p>
          </table:table-cell>
          <table:table-cell table:style-name="ce31" office:value-type="float" office:value="114.4" calcext:value-type="float">
            <text:p>114.4</text:p>
          </table:table-cell>
          <table:table-cell table:style-name="ce31" office:value-type="float" office:value="55.7" calcext:value-type="float">
            <text:p>55.7</text:p>
          </table:table-cell>
          <table:table-cell table:style-name="ce31" office:value-type="float" office:value="134.6" calcext:value-type="float">
            <text:p>134.6</text:p>
          </table:table-cell>
          <table:table-cell table:style-name="ce31" office:value-type="float" office:value="64.5" calcext:value-type="float">
            <text:p>64.5</text:p>
          </table:table-cell>
          <table:table-cell table:style-name="ce31" office:value-type="float" office:value="84" calcext:value-type="float">
            <text:p>84</text:p>
          </table:table-cell>
          <table:table-cell table:style-name="ce31" table:number-columns-repeated="2"/>
          <table:table-cell office:value-type="string" calcext:value-type="string">
            <text:p>Label 0</text:p>
          </table:table-cell>
          <table:table-cell table:style-name="ce11" table:formula="of:=[.B34]/SUM([.B34:.H34])" office:value-type="float" office:value="0.132" calcext:value-type="float">
            <text:p>0.132</text:p>
          </table:table-cell>
          <table:table-cell table:style-name="ce11" table:formula="of:=[.C34]/SUM([.B34:.H34])" office:value-type="float" office:value="0.044" calcext:value-type="float">
            <text:p>0.044</text:p>
          </table:table-cell>
          <table:table-cell table:style-name="ce11" table:formula="of:=[.D34]/SUM([.B34:.H34])" office:value-type="float" office:value="0.208" calcext:value-type="float">
            <text:p>0.208</text:p>
          </table:table-cell>
          <table:table-cell table:style-name="ce11" table:formula="of:=[.E34]/SUM([.B34:.H34])" office:value-type="float" office:value="0.101272727272727" calcext:value-type="float">
            <text:p>0.101272727272727</text:p>
          </table:table-cell>
          <table:table-cell table:style-name="ce11" table:formula="of:=[.F34]/SUM([.B34:.H34])" office:value-type="float" office:value="0.244727272727273" calcext:value-type="float">
            <text:p>0.244727272727273</text:p>
          </table:table-cell>
          <table:table-cell table:style-name="ce11" table:formula="of:=[.G34]/SUM([.B34:.H34])" office:value-type="float" office:value="0.117272727272727" calcext:value-type="float">
            <text:p>0.117272727272727</text:p>
          </table:table-cell>
          <table:table-cell table:style-name="ce11" table:formula="of:=[.H34]/SUM([.B34:.H34])" office:value-type="float" office:value="0.152727272727273" calcext:value-type="float">
            <text:p>0.15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41.7" calcext:value-type="float">
            <text:p>41.7</text:p>
          </table:table-cell>
          <table:table-cell table:style-name="ce31" office:value-type="float" office:value="13.7" calcext:value-type="float">
            <text:p>13.7</text:p>
          </table:table-cell>
          <table:table-cell table:style-name="ce31" office:value-type="float" office:value="63.3" calcext:value-type="float">
            <text:p>63.3</text:p>
          </table:table-cell>
          <table:table-cell table:style-name="ce31" office:value-type="float" office:value="31.6" calcext:value-type="float">
            <text:p>31.6</text:p>
          </table:table-cell>
          <table:table-cell table:style-name="ce31" office:value-type="float" office:value="80.6" calcext:value-type="float">
            <text:p>80.6</text:p>
          </table:table-cell>
          <table:table-cell table:style-name="ce31" office:value-type="float" office:value="37.8" calcext:value-type="float">
            <text:p>37.8</text:p>
          </table:table-cell>
          <table:table-cell table:style-name="ce31" office:value-type="float" office:value="47.3" calcext:value-type="float">
            <text:p>47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1" table:formula="of:=[.B35]/SUM([.B35:.H35])" office:value-type="float" office:value="0.131962025316456" calcext:value-type="float">
            <text:p>0.131962025316456</text:p>
          </table:table-cell>
          <table:table-cell table:style-name="ce11" table:formula="of:=[.C35]/SUM([.B35:.H35])" office:value-type="float" office:value="0.0433544303797468" calcext:value-type="float">
            <text:p>0.043354430379747</text:p>
          </table:table-cell>
          <table:table-cell table:style-name="ce11" table:formula="of:=[.D35]/SUM([.B35:.H35])" office:value-type="float" office:value="0.200316455696202" calcext:value-type="float">
            <text:p>0.200316455696202</text:p>
          </table:table-cell>
          <table:table-cell table:style-name="ce11" table:formula="of:=[.E35]/SUM([.B35:.H35])" office:value-type="float" office:value="0.1" calcext:value-type="float">
            <text:p>0.1</text:p>
          </table:table-cell>
          <table:table-cell table:style-name="ce11" table:formula="of:=[.F35]/SUM([.B35:.H35])" office:value-type="float" office:value="0.25506329113924" calcext:value-type="float">
            <text:p>0.25506329113924</text:p>
          </table:table-cell>
          <table:table-cell table:style-name="ce11" table:formula="of:=[.G35]/SUM([.B35:.H35])" office:value-type="float" office:value="0.119620253164557" calcext:value-type="float">
            <text:p>0.119620253164557</text:p>
          </table:table-cell>
          <table:table-cell table:style-name="ce11" table:formula="of:=[.H35]/SUM([.B35:.H35])" office:value-type="float" office:value="0.149683544303797" calcext:value-type="float">
            <text:p>0.14968354430379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office:value-type="float" office:value="41.8" calcext:value-type="float">
            <text:p>41.8</text:p>
          </table:table-cell>
          <table:table-cell table:style-name="ce31" office:value-type="float" office:value="13.7" calcext:value-type="float">
            <text:p>13.7</text:p>
          </table:table-cell>
          <table:table-cell table:style-name="ce31" office:value-type="float" office:value="65.5" calcext:value-type="float">
            <text:p>65.5</text:p>
          </table:table-cell>
          <table:table-cell table:style-name="ce31" office:value-type="float" office:value="31.8" calcext:value-type="float">
            <text:p>31.8</text:p>
          </table:table-cell>
          <table:table-cell table:style-name="ce31" office:value-type="float" office:value="80.4" calcext:value-type="float">
            <text:p>80.4</text:p>
          </table:table-cell>
          <table:table-cell table:style-name="ce31" office:value-type="float" office:value="36.2" calcext:value-type="float">
            <text:p>36.2</text:p>
          </table:table-cell>
          <table:table-cell table:style-name="ce31" office:value-type="float" office:value="46.6" calcext:value-type="float">
            <text:p>46.6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1" table:formula="of:=[.B36]/SUM([.B36:.H36])" office:value-type="float" office:value="0.132278481012658" calcext:value-type="float">
            <text:p>0.132278481012658</text:p>
          </table:table-cell>
          <table:table-cell table:style-name="ce11" table:formula="of:=[.C36]/SUM([.B36:.H36])" office:value-type="float" office:value="0.0433544303797468" calcext:value-type="float">
            <text:p>0.043354430379747</text:p>
          </table:table-cell>
          <table:table-cell table:style-name="ce11" table:formula="of:=[.D36]/SUM([.B36:.H36])" office:value-type="float" office:value="0.207278481012658" calcext:value-type="float">
            <text:p>0.207278481012658</text:p>
          </table:table-cell>
          <table:table-cell table:style-name="ce11" table:formula="of:=[.E36]/SUM([.B36:.H36])" office:value-type="float" office:value="0.100632911392405" calcext:value-type="float">
            <text:p>0.100632911392405</text:p>
          </table:table-cell>
          <table:table-cell table:style-name="ce11" table:formula="of:=[.F36]/SUM([.B36:.H36])" office:value-type="float" office:value="0.254430379746835" calcext:value-type="float">
            <text:p>0.254430379746835</text:p>
          </table:table-cell>
          <table:table-cell table:style-name="ce11" table:formula="of:=[.G36]/SUM([.B36:.H36])" office:value-type="float" office:value="0.114556962025316" calcext:value-type="float">
            <text:p>0.114556962025316</text:p>
          </table:table-cell>
          <table:table-cell table:style-name="ce11" table:formula="of:=[.H36]/SUM([.B36:.H36])" office:value-type="float" office:value="0.14746835443038" calcext:value-type="float">
            <text:p>0.14746835443038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office:value-type="float" office:value="40.7" calcext:value-type="float">
            <text:p>40.7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office:value-type="float" office:value="68.2" calcext:value-type="float">
            <text:p>68.2</text:p>
          </table:table-cell>
          <table:table-cell table:style-name="ce31" office:value-type="float" office:value="31.2" calcext:value-type="float">
            <text:p>31.2</text:p>
          </table:table-cell>
          <table:table-cell table:style-name="ce31" office:value-type="float" office:value="82.6" calcext:value-type="float">
            <text:p>82.6</text:p>
          </table:table-cell>
          <table:table-cell table:style-name="ce31" office:value-type="float" office:value="37.4" calcext:value-type="float">
            <text:p>37.4</text:p>
          </table:table-cell>
          <table:table-cell table:style-name="ce31" office:value-type="float" office:value="42.8" calcext:value-type="float">
            <text:p>42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1" table:formula="of:=[.B37]/SUM([.B37:.H37])" office:value-type="float" office:value="0.12879746835443" calcext:value-type="float">
            <text:p>0.12879746835443</text:p>
          </table:table-cell>
          <table:table-cell table:style-name="ce11" table:formula="of:=[.C37]/SUM([.B37:.H37])" office:value-type="float" office:value="0.0414556962025316" calcext:value-type="float">
            <text:p>0.041455696202532</text:p>
          </table:table-cell>
          <table:table-cell table:style-name="ce11" table:formula="of:=[.D37]/SUM([.B37:.H37])" office:value-type="float" office:value="0.215822784810127" calcext:value-type="float">
            <text:p>0.215822784810127</text:p>
          </table:table-cell>
          <table:table-cell table:style-name="ce11" table:formula="of:=[.E37]/SUM([.B37:.H37])" office:value-type="float" office:value="0.0987341772151899" calcext:value-type="float">
            <text:p>0.09873417721519</text:p>
          </table:table-cell>
          <table:table-cell table:style-name="ce11" table:formula="of:=[.F37]/SUM([.B37:.H37])" office:value-type="float" office:value="0.261392405063291" calcext:value-type="float">
            <text:p>0.261392405063291</text:p>
          </table:table-cell>
          <table:table-cell table:style-name="ce11" table:formula="of:=[.G37]/SUM([.B37:.H37])" office:value-type="float" office:value="0.118354430379747" calcext:value-type="float">
            <text:p>0.118354430379747</text:p>
          </table:table-cell>
          <table:table-cell table:style-name="ce11" table:formula="of:=[.H37]/SUM([.B37:.H37])" office:value-type="float" office:value="0.135443037974684" calcext:value-type="float">
            <text:p>0.1354430379746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31" office:value-type="float" office:value="85.4" calcext:value-type="float">
            <text:p>85.4</text:p>
          </table:table-cell>
          <table:table-cell table:style-name="ce31" office:value-type="float" office:value="29.5" calcext:value-type="float">
            <text:p>29.5</text:p>
          </table:table-cell>
          <table:table-cell table:style-name="ce31" office:value-type="float" office:value="131.9" calcext:value-type="float">
            <text:p>131.9</text:p>
          </table:table-cell>
          <table:table-cell table:style-name="ce31" office:value-type="float" office:value="61.5" calcext:value-type="float">
            <text:p>61.5</text:p>
          </table:table-cell>
          <table:table-cell table:style-name="ce31" office:value-type="float" office:value="156.7" calcext:value-type="float">
            <text:p>156.7</text:p>
          </table:table-cell>
          <table:table-cell table:style-name="ce31" office:value-type="float" office:value="70.7" calcext:value-type="float">
            <text:p>70.7</text:p>
          </table:table-cell>
          <table:table-cell table:style-name="ce31" office:value-type="float" office:value="96.3" calcext:value-type="float">
            <text:p>96.3</text:p>
          </table:table-cell>
          <table:table-cell table:style-name="ce31" table:number-columns-repeated="2"/>
          <table:table-cell office:value-type="string" calcext:value-type="string">
            <text:p>Label 4</text:p>
          </table:table-cell>
          <table:table-cell table:style-name="ce11" table:formula="of:=[.B38]/SUM([.B38:.H38])" office:value-type="float" office:value="0.135126582278481" calcext:value-type="float">
            <text:p>0.135126582278481</text:p>
          </table:table-cell>
          <table:table-cell table:style-name="ce11" table:formula="of:=[.C38]/SUM([.B38:.H38])" office:value-type="float" office:value="0.0466772151898734" calcext:value-type="float">
            <text:p>0.046677215189874</text:p>
          </table:table-cell>
          <table:table-cell table:style-name="ce11" table:formula="of:=[.D38]/SUM([.B38:.H38])" office:value-type="float" office:value="0.20870253164557" calcext:value-type="float">
            <text:p>0.20870253164557</text:p>
          </table:table-cell>
          <table:table-cell table:style-name="ce11" table:formula="of:=[.E38]/SUM([.B38:.H38])" office:value-type="float" office:value="0.0973101265822785" calcext:value-type="float">
            <text:p>0.097310126582279</text:p>
          </table:table-cell>
          <table:table-cell table:style-name="ce11" table:formula="of:=[.F38]/SUM([.B38:.H38])" office:value-type="float" office:value="0.247943037974683" calcext:value-type="float">
            <text:p>0.247943037974683</text:p>
          </table:table-cell>
          <table:table-cell table:style-name="ce11" table:formula="of:=[.G38]/SUM([.B38:.H38])" office:value-type="float" office:value="0.111867088607595" calcext:value-type="float">
            <text:p>0.111867088607595</text:p>
          </table:table-cell>
          <table:table-cell table:style-name="ce11" table:formula="of:=[.H38]/SUM([.B38:.H38])" office:value-type="float" office:value="0.152373417721519" calcext:value-type="float">
            <text:p>0.15237341772151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office:value-type="float" office:value="44.4" calcext:value-type="float">
            <text:p>44.4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office:value-type="float" office:value="62.3" calcext:value-type="float">
            <text:p>62.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80.1" calcext:value-type="float">
            <text:p>80.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9.1" calcext:value-type="float">
            <text:p>49.1</text:p>
          </table:table-cell>
          <table:table-cell table:style-name="ce31" table:number-columns-repeated="2"/>
          <table:table-cell office:value-type="string" calcext:value-type="string">
            <text:p>Label 5</text:p>
          </table:table-cell>
          <table:table-cell table:style-name="ce11" table:formula="of:=[.B39]/SUM([.B39:.H39])" office:value-type="float" office:value="0.140506329113924" calcext:value-type="float">
            <text:p>0.140506329113924</text:p>
          </table:table-cell>
          <table:table-cell table:style-name="ce11" table:formula="of:=[.C39]/SUM([.B39:.H39])" office:value-type="float" office:value="0.0414556962025316" calcext:value-type="float">
            <text:p>0.041455696202532</text:p>
          </table:table-cell>
          <table:table-cell table:style-name="ce11" table:formula="of:=[.D39]/SUM([.B39:.H39])" office:value-type="float" office:value="0.197151898734177" calcext:value-type="float">
            <text:p>0.197151898734177</text:p>
          </table:table-cell>
          <table:table-cell table:style-name="ce11" table:formula="of:=[.E39]/SUM([.B39:.H39])" office:value-type="float" office:value="0.10126582278481" calcext:value-type="float">
            <text:p>0.10126582278481</text:p>
          </table:table-cell>
          <table:table-cell table:style-name="ce11" table:formula="of:=[.F39]/SUM([.B39:.H39])" office:value-type="float" office:value="0.253481012658228" calcext:value-type="float">
            <text:p>0.253481012658228</text:p>
          </table:table-cell>
          <table:table-cell table:style-name="ce11" table:formula="of:=[.G39]/SUM([.B39:.H39])" office:value-type="float" office:value="0.110759493670886" calcext:value-type="float">
            <text:p>0.110759493670886</text:p>
          </table:table-cell>
          <table:table-cell table:style-name="ce11" table:formula="of:=[.H39]/SUM([.B39:.H39])" office:value-type="float" office:value="0.155379746835443" calcext:value-type="float">
            <text:p>0.15537974683544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40.4" calcext:value-type="float">
            <text:p>40.4</text:p>
          </table:table-cell>
          <table:table-cell table:style-name="ce31" office:value-type="float" office:value="14.1" calcext:value-type="float">
            <text:p>14.1</text:p>
          </table:table-cell>
          <table:table-cell table:style-name="ce31" office:value-type="float" office:value="65.7" calcext:value-type="float">
            <text:p>65.7</text:p>
          </table:table-cell>
          <table:table-cell table:style-name="ce31" office:value-type="float" office:value="33.1" calcext:value-type="float">
            <text:p>33.1</text:p>
          </table:table-cell>
          <table:table-cell table:style-name="ce31" office:value-type="float" office:value="81.9" calcext:value-type="float">
            <text:p>81.9</text:p>
          </table:table-cell>
          <table:table-cell table:style-name="ce31" office:value-type="float" office:value="35.2" calcext:value-type="float">
            <text:p>35.2</text:p>
          </table:table-cell>
          <table:table-cell table:style-name="ce31" office:value-type="float" office:value="45.6" calcext:value-type="float">
            <text:p>45.6</text:p>
          </table:table-cell>
          <table:table-cell table:style-name="ce31" table:number-columns-repeated="2"/>
          <table:table-cell office:value-type="string" calcext:value-type="string">
            <text:p>Label 6</text:p>
          </table:table-cell>
          <table:table-cell table:style-name="ce11" table:formula="of:=[.B40]/SUM([.B40:.H40])" office:value-type="float" office:value="0.127848101265823" calcext:value-type="float">
            <text:p>0.127848101265823</text:p>
          </table:table-cell>
          <table:table-cell table:style-name="ce11" table:formula="of:=[.C40]/SUM([.B40:.H40])" office:value-type="float" office:value="0.044620253164557" calcext:value-type="float">
            <text:p>0.044620253164557</text:p>
          </table:table-cell>
          <table:table-cell table:style-name="ce11" table:formula="of:=[.D40]/SUM([.B40:.H40])" office:value-type="float" office:value="0.207911392405063" calcext:value-type="float">
            <text:p>0.207911392405063</text:p>
          </table:table-cell>
          <table:table-cell table:style-name="ce11" table:formula="of:=[.E40]/SUM([.B40:.H40])" office:value-type="float" office:value="0.104746835443038" calcext:value-type="float">
            <text:p>0.104746835443038</text:p>
          </table:table-cell>
          <table:table-cell table:style-name="ce11" table:formula="of:=[.F40]/SUM([.B40:.H40])" office:value-type="float" office:value="0.259177215189873" calcext:value-type="float">
            <text:p>0.259177215189873</text:p>
          </table:table-cell>
          <table:table-cell table:style-name="ce11" table:formula="of:=[.G40]/SUM([.B40:.H40])" office:value-type="float" office:value="0.111392405063291" calcext:value-type="float">
            <text:p>0.111392405063291</text:p>
          </table:table-cell>
          <table:table-cell table:style-name="ce11" table:formula="of:=[.H40]/SUM([.B40:.H40])" office:value-type="float" office:value="0.144303797468354" calcext:value-type="float">
            <text:p>0.144303797468354</text:p>
          </table:table-cell>
        </table:table-row>
        <table:table-row table:style-name="ro1">
          <table:table-cell table:number-columns-repeated="8"/>
          <table:table-cell table:style-name="ce3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3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3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office:value-type="float" office:value="65.3" calcext:value-type="float">
            <text:p>65.3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3.7" calcext:value-type="float">
            <text:p>3.7</text:p>
          </table:table-cell>
          <table:table-cell table:style-name="ce31" office:value-type="float" office:value="95.4" calcext:value-type="float">
            <text:p>95.4</text:p>
          </table:table-cell>
          <table:table-cell table:style-name="ce31" office:value-type="float" office:value="265.7" calcext:value-type="float">
            <text:p>265.7</text:p>
          </table:table-cell>
          <table:table-cell table:style-name="ce31" office:value-type="float" office:value="54.8" calcext:value-type="float">
            <text:p>54.8</text:p>
          </table:table-cell>
          <table:table-cell table:style-name="ce31" office:value-type="float" office:value="61.6" calcext:value-type="float">
            <text:p>61.6</text:p>
          </table:table-cell>
          <table:table-cell table:style-name="ce31" table:number-columns-repeated="2"/>
          <table:table-cell office:value-type="string" calcext:value-type="string">
            <text:p>Label 0</text:p>
          </table:table-cell>
          <table:table-cell table:style-name="ce14" table:formula="of:=[.B44]/SUM([.B44:.H44])" office:value-type="float" office:value="0.118727272727273" calcext:value-type="float">
            <text:p>0.118727272727273</text:p>
          </table:table-cell>
          <table:table-cell table:style-name="ce14" table:formula="of:=[.C44]/SUM([.B44:.H44])" office:value-type="float" office:value="0.00636363636363636" calcext:value-type="float">
            <text:p>0.006363636363636</text:p>
          </table:table-cell>
          <table:table-cell table:style-name="ce14" table:formula="of:=[.D44]/SUM([.B44:.H44])" office:value-type="float" office:value="0.00672727272727273" calcext:value-type="float">
            <text:p>0.006727272727273</text:p>
          </table:table-cell>
          <table:table-cell table:style-name="ce14" table:formula="of:=[.E44]/SUM([.B44:.H44])" office:value-type="float" office:value="0.173454545454545" calcext:value-type="float">
            <text:p>0.173454545454545</text:p>
          </table:table-cell>
          <table:table-cell table:style-name="ce14" table:formula="of:=[.F44]/SUM([.B44:.H44])" office:value-type="float" office:value="0.483090909090909" calcext:value-type="float">
            <text:p>0.483090909090909</text:p>
          </table:table-cell>
          <table:table-cell table:style-name="ce14" table:formula="of:=[.G44]/SUM([.B44:.H44])" office:value-type="float" office:value="0.0996363636363636" calcext:value-type="float">
            <text:p>0.099636363636364</text:p>
          </table:table-cell>
          <table:table-cell table:style-name="ce14" table:formula="of:=[.H44]/SUM([.B44:.H44])"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2.2" calcext:value-type="float">
            <text:p>2.2</text:p>
          </table:table-cell>
          <table:table-cell table:style-name="ce31" office:value-type="float" office:value="55.1" calcext:value-type="float">
            <text:p>55.1</text:p>
          </table:table-cell>
          <table:table-cell table:style-name="ce31" office:value-type="float" office:value="151.2" calcext:value-type="float">
            <text:p>151.2</text:p>
          </table:table-cell>
          <table:table-cell table:style-name="ce31" office:value-type="float" office:value="31.6" calcext:value-type="float">
            <text:p>31.6</text:p>
          </table:table-cell>
          <table:table-cell table:style-name="ce31"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4" table:formula="of:=[.B45]/SUM([.B45:.H45])" office:value-type="float" office:value="0.12373417721519" calcext:value-type="float">
            <text:p>0.12373417721519</text:p>
          </table:table-cell>
          <table:table-cell table:style-name="ce14" table:formula="of:=[.C45]/SUM([.B45:.H45])" office:value-type="float" office:value="0.0060126582278481" calcext:value-type="float">
            <text:p>0.006012658227848</text:p>
          </table:table-cell>
          <table:table-cell table:style-name="ce14" table:formula="of:=[.D45]/SUM([.B45:.H45])" office:value-type="float" office:value="0.0069620253164557" calcext:value-type="float">
            <text:p>0.006962025316456</text:p>
          </table:table-cell>
          <table:table-cell table:style-name="ce14" table:formula="of:=[.E45]/SUM([.B45:.H45])" office:value-type="float" office:value="0.174367088607595" calcext:value-type="float">
            <text:p>0.174367088607595</text:p>
          </table:table-cell>
          <table:table-cell table:style-name="ce14" table:formula="of:=[.F45]/SUM([.B45:.H45])" office:value-type="float" office:value="0.478481012658228" calcext:value-type="float">
            <text:p>0.478481012658228</text:p>
          </table:table-cell>
          <table:table-cell table:style-name="ce14" table:formula="of:=[.G45]/SUM([.B45:.H45])" office:value-type="float" office:value="0.1" calcext:value-type="float">
            <text:p>0.1</text:p>
          </table:table-cell>
          <table:table-cell table:style-name="ce14" table:formula="of:=[.H45]/SUM([.B45:.H45])" office:value-type="float" office:value="0.110443037974684" calcext:value-type="float">
            <text:p>0.110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office:value-type="float" office:value="39.1" calcext:value-type="float">
            <text:p>39.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55.9" calcext:value-type="float">
            <text:p>55.9</text:p>
          </table:table-cell>
          <table:table-cell table:style-name="ce31" office:value-type="float" office:value="151.6" calcext:value-type="float">
            <text:p>151.6</text:p>
          </table:table-cell>
          <table:table-cell table:style-name="ce31" office:value-type="float" office:value="31.6" calcext:value-type="float">
            <text:p>31.6</text:p>
          </table:table-cell>
          <table:table-cell table:style-name="ce31"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4" table:formula="of:=[.B46]/SUM([.B46:.H46])" office:value-type="float" office:value="0.12373417721519" calcext:value-type="float">
            <text:p>0.12373417721519</text:p>
          </table:table-cell>
          <table:table-cell table:style-name="ce14" table:formula="of:=[.C46]/SUM([.B46:.H46])" office:value-type="float" office:value="0.00632911392405063" calcext:value-type="float">
            <text:p>0.006329113924051</text:p>
          </table:table-cell>
          <table:table-cell table:style-name="ce14" table:formula="of:=[.D46]/SUM([.B46:.H46])" office:value-type="float" office:value="0.00632911392405063" calcext:value-type="float">
            <text:p>0.006329113924051</text:p>
          </table:table-cell>
          <table:table-cell table:style-name="ce14" table:formula="of:=[.E46]/SUM([.B46:.H46])" office:value-type="float" office:value="0.176898734177215" calcext:value-type="float">
            <text:p>0.176898734177215</text:p>
          </table:table-cell>
          <table:table-cell table:style-name="ce14" table:formula="of:=[.F46]/SUM([.B46:.H46])" office:value-type="float" office:value="0.479746835443038" calcext:value-type="float">
            <text:p>0.479746835443038</text:p>
          </table:table-cell>
          <table:table-cell table:style-name="ce14" table:formula="of:=[.G46]/SUM([.B46:.H46])" office:value-type="float" office:value="0.1" calcext:value-type="float">
            <text:p>0.1</text:p>
          </table:table-cell>
          <table:table-cell table:style-name="ce14" table:formula="of:=[.H46]/SUM([.B46:.H46])" office:value-type="float" office:value="0.106962025316456" calcext:value-type="float">
            <text:p>0.10696202531645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7.3" calcext:value-type="float">
            <text:p>57.3</text:p>
          </table:table-cell>
          <table:table-cell table:style-name="ce31" office:value-type="float" office:value="151.4" calcext:value-type="float">
            <text:p>151.4</text:p>
          </table:table-cell>
          <table:table-cell table:style-name="ce31" office:value-type="float" office:value="31.7" calcext:value-type="float">
            <text:p>31.7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4" table:formula="of:=[.B47]/SUM([.B47:.H47])" office:value-type="float" office:value="0.120253164556962" calcext:value-type="float">
            <text:p>0.120253164556962</text:p>
          </table:table-cell>
          <table:table-cell table:style-name="ce14" table:formula="of:=[.B47]/SUM([.B47:.H47])" office:value-type="float" office:value="0.120253164556962" calcext:value-type="float">
            <text:p>0.120253164556962</text:p>
          </table:table-cell>
          <table:table-cell table:style-name="ce14" table:formula="of:=[.C47]/SUM([.B47:.H47])" office:value-type="float" office:value="0.00411392405063291" calcext:value-type="float">
            <text:p>0.004113924050633</text:p>
          </table:table-cell>
          <table:table-cell table:style-name="ce14" table:formula="of:=[.D47]/SUM([.B47:.H47])" office:value-type="float" office:value="0.0060126582278481" calcext:value-type="float">
            <text:p>0.006012658227848</text:p>
          </table:table-cell>
          <table:table-cell table:style-name="ce14" table:formula="of:=[.E47]/SUM([.B47:.H47])" office:value-type="float" office:value="0.181329113924051" calcext:value-type="float">
            <text:p>0.181329113924051</text:p>
          </table:table-cell>
          <table:table-cell table:style-name="ce14" table:formula="of:=[.F47]/SUM([.B47:.H47])" office:value-type="float" office:value="0.479113924050633" calcext:value-type="float">
            <text:p>0.479113924050633</text:p>
          </table:table-cell>
          <table:table-cell table:style-name="ce14" table:formula="of:=[.G47]/SUM([.B47:.H47])" office:value-type="float" office:value="0.100316455696203" calcext:value-type="float">
            <text:p>0.10031645569620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31" office:value-type="float" office:value="76.7" calcext:value-type="float">
            <text:p>76.7</text:p>
          </table:table-cell>
          <table:table-cell table:style-name="ce31" office:value-type="float" office:value="2.7" calcext:value-type="float">
            <text:p>2.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1.4" calcext:value-type="float">
            <text:p>111.4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63.5" calcext:value-type="float">
            <text:p>63.5</text:p>
          </table:table-cell>
          <table:table-cell office:value-type="float" office:value="68.7" calcext:value-type="float">
            <text:p>68.7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4" table:formula="of:=[.B48]/SUM([.B48:.H48])" office:value-type="float" office:value="0.121360759493671" calcext:value-type="float">
            <text:p>0.121360759493671</text:p>
          </table:table-cell>
          <table:table-cell table:style-name="ce14" table:formula="of:=[.B48]/SUM([.B48:.H48])" office:value-type="float" office:value="0.121360759493671" calcext:value-type="float">
            <text:p>0.121360759493671</text:p>
          </table:table-cell>
          <table:table-cell table:style-name="ce14" table:formula="of:=[.C48]/SUM([.B48:.H48])" office:value-type="float" office:value="0.00427215189873418" calcext:value-type="float">
            <text:p>0.004272151898734</text:p>
          </table:table-cell>
          <table:table-cell table:style-name="ce14" table:formula="of:=[.D48]/SUM([.B48:.H48])" office:value-type="float" office:value="0.00791139240506329" calcext:value-type="float">
            <text:p>0.007911392405063</text:p>
          </table:table-cell>
          <table:table-cell table:style-name="ce14" table:formula="of:=[.E48]/SUM([.B48:.H48])" office:value-type="float" office:value="0.17626582278481" calcext:value-type="float">
            <text:p>0.17626582278481</text:p>
          </table:table-cell>
          <table:table-cell table:style-name="ce14" table:formula="of:=[.F48]/SUM([.B48:.H48])" office:value-type="float" office:value="0.481012658227848" calcext:value-type="float">
            <text:p>0.481012658227848</text:p>
          </table:table-cell>
          <table:table-cell table:style-name="ce14" table:formula="of:=[.G48]/SUM([.B48:.H48])" office:value-type="float" office:value="0.100474683544304" calcext:value-type="float">
            <text:p>0.100474683544304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2.6" calcext:value-type="float">
            <text:p>2.6</text:p>
          </table:table-cell>
          <table:table-cell table:style-name="ce31" office:value-type="float" office:value="58.1" calcext:value-type="float">
            <text:p>58.1</text:p>
          </table:table-cell>
          <table:table-cell table:style-name="ce31" office:value-type="float" office:value="149.7" calcext:value-type="float">
            <text:p>149.7</text:p>
          </table:table-cell>
          <table:table-cell table:style-name="ce31"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4" table:formula="of:=[.B49]/SUM([.B49:.H49])" office:value-type="float" office:value="0.115506329113924" calcext:value-type="float">
            <text:p>0.115506329113924</text:p>
          </table:table-cell>
          <table:table-cell table:style-name="ce14" table:formula="of:=[.B49]/SUM([.B49:.H49])" office:value-type="float" office:value="0.115506329113924" calcext:value-type="float">
            <text:p>0.115506329113924</text:p>
          </table:table-cell>
          <table:table-cell table:style-name="ce14" table:formula="of:=[.C49]/SUM([.B49:.H49])" office:value-type="float" office:value="0.00759493670886076" calcext:value-type="float">
            <text:p>0.007594936708861</text:p>
          </table:table-cell>
          <table:table-cell table:style-name="ce14" table:formula="of:=[.D49]/SUM([.B49:.H49])" office:value-type="float" office:value="0.00822784810126582" calcext:value-type="float">
            <text:p>0.008227848101266</text:p>
          </table:table-cell>
          <table:table-cell table:style-name="ce14" table:formula="of:=[.E49]/SUM([.B49:.H49])" office:value-type="float" office:value="0.183860759493671" calcext:value-type="float">
            <text:p>0.183860759493671</text:p>
          </table:table-cell>
          <table:table-cell table:style-name="ce14" table:formula="of:=[.F49]/SUM([.B49:.H49])" office:value-type="float" office:value="0.47373417721519" calcext:value-type="float">
            <text:p>0.47373417721519</text:p>
          </table:table-cell>
          <table:table-cell table:style-name="ce14" table:formula="of:=[.G49]/SUM([.B49:.H49])" office:value-type="float" office:value="0.100316455696203" calcext:value-type="float">
            <text:p>0.10031645569620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8.4" calcext:value-type="float">
            <text:p>58.4</text:p>
          </table:table-cell>
          <table:table-cell table:style-name="ce31" office:value-type="float" office:value="151.7" calcext:value-type="float">
            <text:p>151.7</text:p>
          </table:table-cell>
          <table:table-cell table:style-name="ce31" office:value-type="float" office:value="31.7" calcext:value-type="float">
            <text:p>31.7</text:p>
          </table:table-cell>
          <table:table-cell office:value-type="float" office:value="34.3" calcext:value-type="float">
            <text:p>34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4" table:formula="of:=[.B50]/SUM([.B50:.H50])" office:value-type="float" office:value="0.113924050632911" calcext:value-type="float">
            <text:p>0.113924050632911</text:p>
          </table:table-cell>
          <table:table-cell table:style-name="ce14" table:formula="of:=[.B50]/SUM([.B50:.H50])" office:value-type="float" office:value="0.113924050632911" calcext:value-type="float">
            <text:p>0.113924050632911</text:p>
          </table:table-cell>
          <table:table-cell table:style-name="ce14" table:formula="of:=[.C50]/SUM([.B50:.H50])" office:value-type="float" office:value="0.00632911392405063" calcext:value-type="float">
            <text:p>0.006329113924051</text:p>
          </table:table-cell>
          <table:table-cell table:style-name="ce14" table:formula="of:=[.D50]/SUM([.B50:.H50])" office:value-type="float" office:value="0.0060126582278481" calcext:value-type="float">
            <text:p>0.006012658227848</text:p>
          </table:table-cell>
          <table:table-cell table:style-name="ce14" table:formula="of:=[.E50]/SUM([.B50:.H50])" office:value-type="float" office:value="0.184810126582278" calcext:value-type="float">
            <text:p>0.184810126582278</text:p>
          </table:table-cell>
          <table:table-cell table:style-name="ce14" table:formula="of:=[.F50]/SUM([.B50:.H50])" office:value-type="float" office:value="0.48006329113924" calcext:value-type="float">
            <text:p>0.48006329113924</text:p>
          </table:table-cell>
          <table:table-cell table:style-name="ce14" table:formula="of:=[.G50]/SUM([.B50:.H50])" office:value-type="float" office:value="0.100316455696203" calcext:value-type="float">
            <text:p>0.10031645569620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3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3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0.5" calcext:value-type="float">
            <text:p>20.5</text:p>
          </table:table-cell>
          <table:table-cell office:value-type="float" office:value="11.9" calcext:value-type="float">
            <text:p>11.9</text:p>
          </table:table-cell>
          <table:table-cell office:value-type="float" office:value="114.2" calcext:value-type="float">
            <text:p>114.2</text:p>
          </table:table-cell>
          <table:table-cell office:value-type="float" office:value="58.1" calcext:value-type="float">
            <text:p>58.1</text:p>
          </table:table-cell>
          <table:table-cell office:value-type="float" office:value="156.9" calcext:value-type="float">
            <text:p>156.9</text:p>
          </table:table-cell>
          <table:table-cell office:value-type="float" office:value="22.8" calcext:value-type="float">
            <text:p>22.8</text:p>
          </table:table-cell>
          <table:table-cell office:value-type="float" office:value="165.6" calcext:value-type="float">
            <text:p>165.6</text:p>
          </table:table-cell>
          <table:table-cell table:style-name="ce31" table:number-columns-repeated="2"/>
          <table:table-cell office:value-type="string" calcext:value-type="string">
            <text:p>Label 0</text:p>
          </table:table-cell>
          <table:table-cell table:style-name="ce15" table:formula="of:=[.B54]/SUM([.B54:.H54])" office:value-type="float" office:value="0.0372727272727273" calcext:value-type="float">
            <text:p>0.037272727272727</text:p>
          </table:table-cell>
          <table:table-cell table:style-name="ce15" table:formula="of:=[.C54]/SUM([.B54:.H54])" office:value-type="float" office:value="0.0216363636363636" calcext:value-type="float">
            <text:p>0.021636363636364</text:p>
          </table:table-cell>
          <table:table-cell table:style-name="ce15" table:formula="of:=[.D54]/SUM([.B54:.H54])" office:value-type="float" office:value="0.207636363636364" calcext:value-type="float">
            <text:p>0.207636363636364</text:p>
          </table:table-cell>
          <table:table-cell table:style-name="ce15" table:formula="of:=[.E54]/SUM([.B54:.H54])" office:value-type="float" office:value="0.105636363636364" calcext:value-type="float">
            <text:p>0.105636363636364</text:p>
          </table:table-cell>
          <table:table-cell table:style-name="ce15" table:formula="of:=[.F54]/SUM([.B54:.H54])" office:value-type="float" office:value="0.285272727272727" calcext:value-type="float">
            <text:p>0.285272727272727</text:p>
          </table:table-cell>
          <table:table-cell table:style-name="ce15" table:formula="of:=[.G54]/SUM([.B54:.H54])" office:value-type="float" office:value="0.0414545454545455" calcext:value-type="float">
            <text:p>0.041454545454546</text:p>
          </table:table-cell>
          <table:table-cell table:style-name="ce15" table:formula="of:=[.H54]/SUM([.B54:.H54])" office:value-type="float" office:value="0.301090909090909" calcext:value-type="float">
            <text:p>0.301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68.8" calcext:value-type="float">
            <text:p>68.8</text:p>
          </table:table-cell>
          <table:table-cell office:value-type="float" office:value="32.7" calcext:value-type="float">
            <text:p>32.7</text:p>
          </table:table-cell>
          <table:table-cell office:value-type="float" office:value="90.5" calcext:value-type="float">
            <text:p>90.5</text:p>
          </table:table-cell>
          <table:table-cell office:value-type="float" office:value="11.1" calcext:value-type="float">
            <text:p>11.1</text:p>
          </table:table-cell>
          <table:table-cell office:value-type="float" office:value="93.5" calcext:value-type="float">
            <text:p>93.5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5" table:formula="of:=[.B55]/SUM([.B55:.H55])" office:value-type="float" office:value="0.0363924050632911" calcext:value-type="float">
            <text:p>0.036392405063291</text:p>
          </table:table-cell>
          <table:table-cell table:style-name="ce15" table:formula="of:=[.C55]/SUM([.B55:.H55])" office:value-type="float" office:value="0.025" calcext:value-type="float">
            <text:p>0.025</text:p>
          </table:table-cell>
          <table:table-cell table:style-name="ce15" table:formula="of:=[.D55]/SUM([.B55:.H55])" office:value-type="float" office:value="0.217721518987342" calcext:value-type="float">
            <text:p>0.217721518987342</text:p>
          </table:table-cell>
          <table:table-cell table:style-name="ce15" table:formula="of:=[.E55]/SUM([.B55:.H55])" office:value-type="float" office:value="0.103481012658228" calcext:value-type="float">
            <text:p>0.103481012658228</text:p>
          </table:table-cell>
          <table:table-cell table:style-name="ce15" table:formula="of:=[.F55]/SUM([.B55:.H55])" office:value-type="float" office:value="0.286392405063291" calcext:value-type="float">
            <text:p>0.286392405063291</text:p>
          </table:table-cell>
          <table:table-cell table:style-name="ce15" table:formula="of:=[.G55]/SUM([.B55:.H55])" office:value-type="float" office:value="0.035126582278481" calcext:value-type="float">
            <text:p>0.035126582278481</text:p>
          </table:table-cell>
          <table:table-cell table:style-name="ce15" table:formula="of:=[.H55]/SUM([.B55:.H55])" office:value-type="float" office:value="0.295886075949367" calcext:value-type="float">
            <text:p>0.295886075949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1.4" calcext:value-type="float">
            <text:p>11.4</text:p>
          </table:table-cell>
          <table:table-cell office:value-type="float" office:value="8.5" calcext:value-type="float">
            <text:p>8.5</text:p>
          </table:table-cell>
          <table:table-cell office:value-type="float" office:value="69.5" calcext:value-type="float">
            <text:p>69.5</text:p>
          </table:table-cell>
          <table:table-cell office:value-type="float" office:value="33.4" calcext:value-type="float">
            <text:p>33.4</text:p>
          </table:table-cell>
          <table:table-cell office:value-type="float" office:value="87" calcext:value-type="float">
            <text:p>87</text:p>
          </table:table-cell>
          <table:table-cell office:value-type="float" office:value="9.8" calcext:value-type="float">
            <text:p>9.8</text:p>
          </table:table-cell>
          <table:table-cell office:value-type="float" office:value="96.4" calcext:value-type="float">
            <text:p>96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5" table:formula="of:=[.B56]/SUM([.B56:.H56])" office:value-type="float" office:value="0.0360759493670886" calcext:value-type="float">
            <text:p>0.036075949367089</text:p>
          </table:table-cell>
          <table:table-cell table:style-name="ce15" table:formula="of:=[.C56]/SUM([.B56:.H56])" office:value-type="float" office:value="0.0268987341772152" calcext:value-type="float">
            <text:p>0.026898734177215</text:p>
          </table:table-cell>
          <table:table-cell table:style-name="ce15" table:formula="of:=[.D56]/SUM([.B56:.H56])" office:value-type="float" office:value="0.219936708860759" calcext:value-type="float">
            <text:p>0.219936708860759</text:p>
          </table:table-cell>
          <table:table-cell table:style-name="ce15" table:formula="of:=[.E56]/SUM([.B56:.H56])" office:value-type="float" office:value="0.105696202531646" calcext:value-type="float">
            <text:p>0.105696202531646</text:p>
          </table:table-cell>
          <table:table-cell table:style-name="ce15" table:formula="of:=[.F56]/SUM([.B56:.H56])" office:value-type="float" office:value="0.275316455696203" calcext:value-type="float">
            <text:p>0.275316455696203</text:p>
          </table:table-cell>
          <table:table-cell table:style-name="ce15" table:formula="of:=[.G56]/SUM([.B56:.H56])" office:value-type="float" office:value="0.0310126582278481" calcext:value-type="float">
            <text:p>0.031012658227848</text:p>
          </table:table-cell>
          <table:table-cell table:style-name="ce15" table:formula="of:=[.H56]/SUM([.B56:.H56])" office:value-type="float" office:value="0.30506329113924" calcext:value-type="float">
            <text:p>0.3050632911392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2.1" calcext:value-type="float">
            <text:p>12.1</text:p>
          </table:table-cell>
          <table:table-cell office:value-type="float" office:value="8.2" calcext:value-type="float">
            <text:p>8.2</text:p>
          </table:table-cell>
          <table:table-cell office:value-type="float" office:value="66.8" calcext:value-type="float">
            <text:p>66.8</text:p>
          </table:table-cell>
          <table:table-cell office:value-type="float" office:value="35.6" calcext:value-type="float">
            <text:p>35.6</text:p>
          </table:table-cell>
          <table:table-cell office:value-type="float" office:value="90.7" calcext:value-type="float">
            <text:p>90.7</text:p>
          </table:table-cell>
          <table:table-cell office:value-type="float" office:value="10.3" calcext:value-type="float">
            <text:p>10.3</text:p>
          </table:table-cell>
          <table:table-cell office:value-type="float" office:value="92.3" calcext:value-type="float">
            <text:p>92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5" table:formula="of:=[.B57]/SUM([.B57:.H57])" office:value-type="float" office:value="0.0382911392405063" calcext:value-type="float">
            <text:p>0.038291139240506</text:p>
          </table:table-cell>
          <table:table-cell table:style-name="ce15" table:formula="of:=[.B57]/SUM([.B57:.H57])" office:value-type="float" office:value="0.0382911392405063" calcext:value-type="float">
            <text:p>0.038291139240506</text:p>
          </table:table-cell>
          <table:table-cell table:style-name="ce15" table:formula="of:=[.C57]/SUM([.B57:.H57])" office:value-type="float" office:value="0.0259493670886076" calcext:value-type="float">
            <text:p>0.025949367088608</text:p>
          </table:table-cell>
          <table:table-cell table:style-name="ce15" table:formula="of:=[.D57]/SUM([.B57:.H57])" office:value-type="float" office:value="0.211392405063291" calcext:value-type="float">
            <text:p>0.211392405063291</text:p>
          </table:table-cell>
          <table:table-cell table:style-name="ce15" table:formula="of:=[.E57]/SUM([.B57:.H57])" office:value-type="float" office:value="0.112658227848101" calcext:value-type="float">
            <text:p>0.112658227848101</text:p>
          </table:table-cell>
          <table:table-cell table:style-name="ce15" table:formula="of:=[.F57]/SUM([.B57:.H57])" office:value-type="float" office:value="0.287025316455696" calcext:value-type="float">
            <text:p>0.287025316455696</text:p>
          </table:table-cell>
          <table:table-cell table:style-name="ce15" table:formula="of:=[.G57]/SUM([.B57:.H57])" office:value-type="float" office:value="0.0325949367088607" calcext:value-type="float">
            <text:p>0.03259493670886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5.9" calcext:value-type="float">
            <text:p>25.9</text:p>
          </table:table-cell>
          <table:table-cell office:value-type="float" office:value="14.5" calcext:value-type="float">
            <text:p>14.5</text:p>
          </table:table-cell>
          <table:table-cell office:value-type="float" office:value="134" calcext:value-type="float">
            <text:p>134</text:p>
          </table:table-cell>
          <table:table-cell office:value-type="float" office:value="72.1" calcext:value-type="float">
            <text:p>72.1</text:p>
          </table:table-cell>
          <table:table-cell office:value-type="float" office:value="174.7" calcext:value-type="float">
            <text:p>174.7</text:p>
          </table:table-cell>
          <table:table-cell office:value-type="float" office:value="22.4" calcext:value-type="float">
            <text:p>22.4</text:p>
          </table:table-cell>
          <table:table-cell office:value-type="float" office:value="188.4" calcext:value-type="float">
            <text:p>188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5" table:formula="of:=[.B58]/SUM([.B58:.H58])" office:value-type="float" office:value="0.0409810126582279" calcext:value-type="float">
            <text:p>0.040981012658228</text:p>
          </table:table-cell>
          <table:table-cell table:style-name="ce15" table:formula="of:=[.B58]/SUM([.B58:.H58])" office:value-type="float" office:value="0.0409810126582279" calcext:value-type="float">
            <text:p>0.040981012658228</text:p>
          </table:table-cell>
          <table:table-cell table:style-name="ce15" table:formula="of:=[.C58]/SUM([.B58:.H58])" office:value-type="float" office:value="0.0229430379746835" calcext:value-type="float">
            <text:p>0.022943037974684</text:p>
          </table:table-cell>
          <table:table-cell table:style-name="ce15" table:formula="of:=[.D58]/SUM([.B58:.H58])" office:value-type="float" office:value="0.212025316455696" calcext:value-type="float">
            <text:p>0.212025316455696</text:p>
          </table:table-cell>
          <table:table-cell table:style-name="ce15" table:formula="of:=[.E58]/SUM([.B58:.H58])" office:value-type="float" office:value="0.114082278481013" calcext:value-type="float">
            <text:p>0.114082278481013</text:p>
          </table:table-cell>
          <table:table-cell table:style-name="ce15" table:formula="of:=[.F58]/SUM([.B58:.H58])" office:value-type="float" office:value="0.276424050632911" calcext:value-type="float">
            <text:p>0.276424050632911</text:p>
          </table:table-cell>
          <table:table-cell table:style-name="ce15" table:formula="of:=[.G58]/SUM([.B58:.H58])" office:value-type="float" office:value="0.0354430379746835" calcext:value-type="float">
            <text:p>0.035443037974684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1.8" calcext:value-type="float">
            <text:p>11.8</text:p>
          </table:table-cell>
          <table:table-cell office:value-type="float" office:value="7.6" calcext:value-type="float">
            <text:p>7.6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85.9" calcext:value-type="float">
            <text:p>85.9</text:p>
          </table:table-cell>
          <table:table-cell office:value-type="float" office:value="11.2" calcext:value-type="float">
            <text:p>11.2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5" table:formula="of:=[.B59]/SUM([.B59:.H59])" office:value-type="float" office:value="0.0373417721518987" calcext:value-type="float">
            <text:p>0.037341772151899</text:p>
          </table:table-cell>
          <table:table-cell table:style-name="ce15" table:formula="of:=[.B59]/SUM([.B59:.H59])" office:value-type="float" office:value="0.0373417721518987" calcext:value-type="float">
            <text:p>0.037341772151899</text:p>
          </table:table-cell>
          <table:table-cell table:style-name="ce15" table:formula="of:=[.C59]/SUM([.B59:.H59])" office:value-type="float" office:value="0.0240506329113924" calcext:value-type="float">
            <text:p>0.024050632911392</text:p>
          </table:table-cell>
          <table:table-cell table:style-name="ce15" table:formula="of:=[.D59]/SUM([.B59:.H59])" office:value-type="float" office:value="0.219303797468354" calcext:value-type="float">
            <text:p>0.219303797468354</text:p>
          </table:table-cell>
          <table:table-cell table:style-name="ce15" table:formula="of:=[.E59]/SUM([.B59:.H59])" office:value-type="float" office:value="0.107594936708861" calcext:value-type="float">
            <text:p>0.107594936708861</text:p>
          </table:table-cell>
          <table:table-cell table:style-name="ce15" table:formula="of:=[.F59]/SUM([.B59:.H59])" office:value-type="float" office:value="0.271835443037975" calcext:value-type="float">
            <text:p>0.271835443037975</text:p>
          </table:table-cell>
          <table:table-cell table:style-name="ce15" table:formula="of:=[.G59]/SUM([.B59:.H59])" office:value-type="float" office:value="0.0354430379746835" calcext:value-type="float">
            <text:p>0.03544303797468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1.1" calcext:value-type="float">
            <text:p>11.1</text:p>
          </table:table-cell>
          <table:table-cell office:value-type="float" office:value="6.7" calcext:value-type="float">
            <text:p>6.7</text:p>
          </table:table-cell>
          <table:table-cell office:value-type="float" office:value="66.8" calcext:value-type="float">
            <text:p>66.8</text:p>
          </table:table-cell>
          <table:table-cell office:value-type="float" office:value="34.2" calcext:value-type="float">
            <text:p>34.2</text:p>
          </table:table-cell>
          <table:table-cell office:value-type="float" office:value="90.2" calcext:value-type="float">
            <text:p>90.2</text:p>
          </table:table-cell>
          <table:table-cell office:value-type="float" office:value="12.3" calcext:value-type="float">
            <text:p>12.3</text:p>
          </table:table-cell>
          <table:table-cell office:value-type="float" office:value="94.7" calcext:value-type="float">
            <text:p>94.7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5" table:formula="of:=[.B60]/SUM([.B60:.H60])" office:value-type="float" office:value="0.035126582278481" calcext:value-type="float">
            <text:p>0.035126582278481</text:p>
          </table:table-cell>
          <table:table-cell table:style-name="ce15" table:formula="of:=[.B60]/SUM([.B60:.H60])" office:value-type="float" office:value="0.035126582278481" calcext:value-type="float">
            <text:p>0.035126582278481</text:p>
          </table:table-cell>
          <table:table-cell table:style-name="ce15" table:formula="of:=[.C60]/SUM([.B60:.H60])" office:value-type="float" office:value="0.0212025316455696" calcext:value-type="float">
            <text:p>0.02120253164557</text:p>
          </table:table-cell>
          <table:table-cell table:style-name="ce15" table:formula="of:=[.D60]/SUM([.B60:.H60])" office:value-type="float" office:value="0.211392405063291" calcext:value-type="float">
            <text:p>0.211392405063291</text:p>
          </table:table-cell>
          <table:table-cell table:style-name="ce15" table:formula="of:=[.E60]/SUM([.B60:.H60])" office:value-type="float" office:value="0.108227848101266" calcext:value-type="float">
            <text:p>0.108227848101266</text:p>
          </table:table-cell>
          <table:table-cell table:style-name="ce15" table:formula="of:=[.F60]/SUM([.B60:.H60])" office:value-type="float" office:value="0.285443037974683" calcext:value-type="float">
            <text:p>0.285443037974683</text:p>
          </table:table-cell>
          <table:table-cell table:style-name="ce15" table:formula="of:=[.G60]/SUM([.B60:.H60])" office:value-type="float" office:value="0.0389240506329114" calcext:value-type="float">
            <text:p>0.03892405063291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6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6"/>
          <table:table-cell/>
        </table:table-row>
        <table:table-row table:style-name="ro1">
          <table:table-cell table:number-columns-repeated="16"/>
          <table:table-cell table:style-name="ce16"/>
          <table:table-cell/>
        </table:table-row>
        <calcext:conditional-formats>
          <calcext:conditional-format calcext:target-range-address="Audio.L24:Audio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4:Audio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R6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368574" calcext:value-type="float">
            <text:p>0.11368574</text:p>
          </table:table-cell>
          <table:table-cell office:value-type="float" office:value="0.24257784" calcext:value-type="float">
            <text:p>0.24257784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147719" calcext:value-type="float">
            <text:p>0.1147719</text:p>
          </table:table-cell>
          <table:table-cell office:value-type="float" office:value="0.20999276" calcext:value-type="float">
            <text:p>0.20999276</text:p>
          </table:table-cell>
          <table:table-cell office:value-type="float" office:value="0.11440984" calcext:value-type="float">
            <text:p>0.11440984</text:p>
          </table:table-cell>
          <table:table-cell/>
          <table:table-cell table:formula="of:=AVERAGE([.B2:.K2])" office:value-type="float" office:value="0.159594497" calcext:value-type="float">
            <text:p>0.159594497</text:p>
          </table:table-cell>
          <table:table-cell table:formula="of:=STDEV([.B2:.K2])" office:value-type="float" office:value="0.0589196917620015" calcext:value-type="float">
            <text:p>0.05891969176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table:number-columns-repeated="11"/>
          <table:table-cell table:formula="of:=AVERAGE([.B7:.K7])" office:value-type="string" office:string-value="" calcext:value-type="error">
            <text:p>#DIV/0!</text:p>
          </table:table-cell>
          <table:table-cell table:formula="of:=STDEV([.B7:.K7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17" office:value-type="float" office:value="0.8" calcext:value-type="float">
            <text:p>0.80</text:p>
          </table:table-cell>
          <table:table-cell table:style-name="ce17" office:value-type="float" office:value="2.1" calcext:value-type="float">
            <text:p>2.10</text:p>
          </table:table-cell>
          <table:table-cell table:style-name="ce17" office:value-type="float" office:value="60.2" calcext:value-type="float">
            <text:p>60.20</text:p>
          </table:table-cell>
          <table:table-cell table:style-name="ce17" office:value-type="float" office:value="116.9" calcext:value-type="float">
            <text:p>116.90</text:p>
          </table:table-cell>
          <table:table-cell table:style-name="ce17" office:value-type="float" office:value="208.5" calcext:value-type="float">
            <text:p>208.50</text:p>
          </table:table-cell>
          <table:table-cell table:style-name="ce17" office:value-type="float" office:value="58.1" calcext:value-type="float">
            <text:p>58.10</text:p>
          </table:table-cell>
          <table:table-cell table:style-name="ce17" office:value-type="float" office:value="103.4" calcext:value-type="float">
            <text:p>103.40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8" table:formula="of:=[.B12]/SUM([.B12:.H12])" office:value-type="float" office:value="0.00145454545454545" calcext:value-type="float">
            <text:p>0.001454545454545</text:p>
          </table:table-cell>
          <table:table-cell table:style-name="ce18" table:formula="of:=[.C12]/SUM([.B12:.H12])" office:value-type="float" office:value="0.00381818181818182" calcext:value-type="float">
            <text:p>0.003818181818182</text:p>
          </table:table-cell>
          <table:table-cell table:style-name="ce18" table:formula="of:=[.D12]/SUM([.B12:.H12])" office:value-type="float" office:value="0.109454545454545" calcext:value-type="float">
            <text:p>0.109454545454545</text:p>
          </table:table-cell>
          <table:table-cell table:style-name="ce18" table:formula="of:=[.E12]/SUM([.B12:.H12])" office:value-type="float" office:value="0.212545454545455" calcext:value-type="float">
            <text:p>0.212545454545455</text:p>
          </table:table-cell>
          <table:table-cell table:style-name="ce18" table:formula="of:=[.F12]/SUM([.B12:.H12])" office:value-type="float" office:value="0.379090909090909" calcext:value-type="float">
            <text:p>0.379090909090909</text:p>
          </table:table-cell>
          <table:table-cell table:style-name="ce18" table:formula="of:=[.G12]/SUM([.B12:.H12])" office:value-type="float" office:value="0.105636363636364" calcext:value-type="float">
            <text:p>0.105636363636364</text:p>
          </table:table-cell>
          <table:table-cell table:style-name="ce18" table:formula="of:=[.H12]/SUM([.B12:.H12])"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5" calcext:value-type="float">
            <text:p>35.00</text:p>
          </table:table-cell>
          <table:table-cell table:style-name="ce17" office:value-type="float" office:value="67.2" calcext:value-type="float">
            <text:p>67.20</text:p>
          </table:table-cell>
          <table:table-cell table:style-name="ce17" office:value-type="float" office:value="119.7" calcext:value-type="float">
            <text:p>119.70</text:p>
          </table:table-cell>
          <table:table-cell table:style-name="ce17" office:value-type="float" office:value="33.8" calcext:value-type="float">
            <text:p>33.80</text:p>
          </table:table-cell>
          <table:table-cell table:style-name="ce17" office:value-type="float" office:value="59.1" calcext:value-type="float">
            <text:p>59.1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8" table:formula="of:=[.B13]/SUM([.B13:.H13])" office:value-type="float" office:value="0.000949367088607595" calcext:value-type="float">
            <text:p>0.000949367088608</text:p>
          </table:table-cell>
          <table:table-cell table:style-name="ce18" table:formula="of:=[.C13]/SUM([.B13:.H13])" office:value-type="float" office:value="0.00284810126582278" calcext:value-type="float">
            <text:p>0.002848101265823</text:p>
          </table:table-cell>
          <table:table-cell table:style-name="ce18" table:formula="of:=[.D13]/SUM([.B13:.H13])" office:value-type="float" office:value="0.110759493670886" calcext:value-type="float">
            <text:p>0.110759493670886</text:p>
          </table:table-cell>
          <table:table-cell table:style-name="ce18" table:formula="of:=[.E13]/SUM([.B13:.H13])" office:value-type="float" office:value="0.212658227848101" calcext:value-type="float">
            <text:p>0.212658227848101</text:p>
          </table:table-cell>
          <table:table-cell table:style-name="ce18" table:formula="of:=[.F13]/SUM([.B13:.H13])" office:value-type="float" office:value="0.37879746835443" calcext:value-type="float">
            <text:p>0.37879746835443</text:p>
          </table:table-cell>
          <table:table-cell table:style-name="ce18" table:formula="of:=[.G13]/SUM([.B13:.H13])" office:value-type="float" office:value="0.106962025316456" calcext:value-type="float">
            <text:p>0.106962025316456</text:p>
          </table:table-cell>
          <table:table-cell table:style-name="ce18" table:formula="of:=[.H13]/SUM([.B13:.H13])" office:value-type="float" office:value="0.187025316455696" calcext:value-type="float">
            <text:p>0.187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17" office:value-type="float" office:value="0.1" calcext:value-type="float">
            <text:p>0.10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35.1" calcext:value-type="float">
            <text:p>35.10</text:p>
          </table:table-cell>
          <table:table-cell table:style-name="ce17" office:value-type="float" office:value="66" calcext:value-type="float">
            <text:p>66.00</text:p>
          </table:table-cell>
          <table:table-cell table:style-name="ce17" office:value-type="float" office:value="121" calcext:value-type="float">
            <text:p>121.00</text:p>
          </table:table-cell>
          <table:table-cell table:style-name="ce17" office:value-type="float" office:value="32.7" calcext:value-type="float">
            <text:p>32.70</text:p>
          </table:table-cell>
          <table:table-cell table:style-name="ce17" office:value-type="float" office:value="60.4" calcext:value-type="float">
            <text:p>60.40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8" table:formula="of:=[.B14]/SUM([.B14:.H14])" office:value-type="float" office:value="0.000316455696202532" calcext:value-type="float">
            <text:p>0.000316455696203</text:p>
          </table:table-cell>
          <table:table-cell table:style-name="ce18" table:formula="of:=[.C14]/SUM([.B14:.H14])" office:value-type="float" office:value="0.00221518987341772" calcext:value-type="float">
            <text:p>0.002215189873418</text:p>
          </table:table-cell>
          <table:table-cell table:style-name="ce18" table:formula="of:=[.D14]/SUM([.B14:.H14])" office:value-type="float" office:value="0.111075949367089" calcext:value-type="float">
            <text:p>0.111075949367089</text:p>
          </table:table-cell>
          <table:table-cell table:style-name="ce18" table:formula="of:=[.E14]/SUM([.B14:.H14])" office:value-type="float" office:value="0.208860759493671" calcext:value-type="float">
            <text:p>0.208860759493671</text:p>
          </table:table-cell>
          <table:table-cell table:style-name="ce18" table:formula="of:=[.F14]/SUM([.B14:.H14])" office:value-type="float" office:value="0.382911392405063" calcext:value-type="float">
            <text:p>0.382911392405063</text:p>
          </table:table-cell>
          <table:table-cell table:style-name="ce18" table:formula="of:=[.G14]/SUM([.B14:.H14])" office:value-type="float" office:value="0.103481012658228" calcext:value-type="float">
            <text:p>0.103481012658228</text:p>
          </table:table-cell>
          <table:table-cell table:style-name="ce18" table:formula="of:=[.H14]/SUM([.B14:.H14])" office:value-type="float" office:value="0.191139240506329" calcext:value-type="float">
            <text:p>0.19113924050632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1.5" calcext:value-type="float">
            <text:p>1.50</text:p>
          </table:table-cell>
          <table:table-cell table:style-name="ce17" office:value-type="float" office:value="34.9" calcext:value-type="float">
            <text:p>34.9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18.4" calcext:value-type="float">
            <text:p>118.40</text:p>
          </table:table-cell>
          <table:table-cell table:style-name="ce17" office:value-type="float" office:value="34.3" calcext:value-type="float">
            <text:p>34.3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8" table:formula="of:=[.B15]/SUM([.B15:.H15])" office:value-type="float" office:value="0.000632911392405063" calcext:value-type="float">
            <text:p>0.000632911392405</text:p>
          </table:table-cell>
          <table:table-cell table:style-name="ce18" table:formula="of:=[.C15]/SUM([.B15:.H15])" office:value-type="float" office:value="0.00474683544303798" calcext:value-type="float">
            <text:p>0.004746835443038</text:p>
          </table:table-cell>
          <table:table-cell table:style-name="ce18" table:formula="of:=[.D15]/SUM([.B15:.H15])" office:value-type="float" office:value="0.110443037974684" calcext:value-type="float">
            <text:p>0.110443037974684</text:p>
          </table:table-cell>
          <table:table-cell table:style-name="ce18" table:formula="of:=[.E15]/SUM([.B15:.H15])" office:value-type="float" office:value="0.213291139240506" calcext:value-type="float">
            <text:p>0.213291139240506</text:p>
          </table:table-cell>
          <table:table-cell table:style-name="ce18" table:formula="of:=[.F15]/SUM([.B15:.H15])" office:value-type="float" office:value="0.374683544303797" calcext:value-type="float">
            <text:p>0.374683544303797</text:p>
          </table:table-cell>
          <table:table-cell table:style-name="ce18" table:formula="of:=[.G15]/SUM([.B15:.H15])" office:value-type="float" office:value="0.108544303797468" calcext:value-type="float">
            <text:p>0.108544303797468</text:p>
          </table:table-cell>
          <table:table-cell table:style-name="ce18" table:formula="of:=[.H15]/SUM([.B15:.H15])" office:value-type="float" office:value="0.187658227848101" calcext:value-type="float">
            <text:p>0.1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1.7" calcext:value-type="float">
            <text:p>1.70</text:p>
          </table:table-cell>
          <table:table-cell table:style-name="ce17" office:value-type="float" office:value="67" calcext:value-type="float">
            <text:p>67.00</text:p>
          </table:table-cell>
          <table:table-cell table:style-name="ce17" office:value-type="float" office:value="133.7" calcext:value-type="float">
            <text:p>133.70</text:p>
          </table:table-cell>
          <table:table-cell table:style-name="ce17" office:value-type="float" office:value="242.1" calcext:value-type="float">
            <text:p>242.10</text:p>
          </table:table-cell>
          <table:table-cell table:style-name="ce17" office:value-type="float" office:value="67.7" calcext:value-type="float">
            <text:p>67.70</text:p>
          </table:table-cell>
          <table:table-cell table:style-name="ce17" office:value-type="float" office:value="119.1" calcext:value-type="float">
            <text:p>119.1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8" table:formula="of:=[.B16]/SUM([.B16:.H16])" office:value-type="float" office:value="0.00110759493670886" calcext:value-type="float">
            <text:p>0.001107594936709</text:p>
          </table:table-cell>
          <table:table-cell table:style-name="ce18" table:formula="of:=[.C16]/SUM([.B16:.H16])" office:value-type="float" office:value="0.00268987341772152" calcext:value-type="float">
            <text:p>0.002689873417722</text:p>
          </table:table-cell>
          <table:table-cell table:style-name="ce18" table:formula="of:=[.D16]/SUM([.B16:.H16])" office:value-type="float" office:value="0.106012658227848" calcext:value-type="float">
            <text:p>0.106012658227848</text:p>
          </table:table-cell>
          <table:table-cell table:style-name="ce18" table:formula="of:=[.E16]/SUM([.B16:.H16])" office:value-type="float" office:value="0.211550632911392" calcext:value-type="float">
            <text:p>0.211550632911392</text:p>
          </table:table-cell>
          <table:table-cell table:style-name="ce18" table:formula="of:=[.F16]/SUM([.B16:.H16])" office:value-type="float" office:value="0.383069620253164" calcext:value-type="float">
            <text:p>0.383069620253164</text:p>
          </table:table-cell>
          <table:table-cell table:style-name="ce18" table:formula="of:=[.G16]/SUM([.B16:.H16])" office:value-type="float" office:value="0.107120253164557" calcext:value-type="float">
            <text:p>0.107120253164557</text:p>
          </table:table-cell>
          <table:table-cell table:style-name="ce18" table:formula="of:=[.H16]/SUM([.B16:.H16])" office:value-type="float" office:value="0.188449367088608" calcext:value-type="float">
            <text:p>0.18844936708860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office:value-type="float" office:value="1.2" calcext:value-type="float">
            <text:p>1.20</text:p>
          </table:table-cell>
          <table:table-cell table:style-name="ce17" office:value-type="float" office:value="33.9" calcext:value-type="float">
            <text:p>33.90</text:p>
          </table:table-cell>
          <table:table-cell table:style-name="ce17" office:value-type="float" office:value="65.8" calcext:value-type="float">
            <text:p>65.80</text:p>
          </table:table-cell>
          <table:table-cell table:style-name="ce17" office:value-type="float" office:value="120.7" calcext:value-type="float">
            <text:p>120.70</text:p>
          </table:table-cell>
          <table:table-cell table:style-name="ce17" office:value-type="float" office:value="33.2" calcext:value-type="float">
            <text:p>33.20</text:p>
          </table:table-cell>
          <table:table-cell table:style-name="ce17" office:value-type="float" office:value="60.8" calcext:value-type="float">
            <text:p>60.80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8" table:formula="of:=[.B17]/SUM([.B17:.H17])" office:value-type="float" office:value="0.00126582278481013" calcext:value-type="float">
            <text:p>0.00126582278481</text:p>
          </table:table-cell>
          <table:table-cell table:style-name="ce18" table:formula="of:=[.C17]/SUM([.B17:.H17])" office:value-type="float" office:value="0.00379746835443038" calcext:value-type="float">
            <text:p>0.00379746835443</text:p>
          </table:table-cell>
          <table:table-cell table:style-name="ce18" table:formula="of:=[.D17]/SUM([.B17:.H17])" office:value-type="float" office:value="0.107278481012658" calcext:value-type="float">
            <text:p>0.107278481012658</text:p>
          </table:table-cell>
          <table:table-cell table:style-name="ce18" table:formula="of:=[.E17]/SUM([.B17:.H17])" office:value-type="float" office:value="0.208227848101266" calcext:value-type="float">
            <text:p>0.208227848101266</text:p>
          </table:table-cell>
          <table:table-cell table:style-name="ce18" table:formula="of:=[.F17]/SUM([.B17:.H17])" office:value-type="float" office:value="0.381962025316456" calcext:value-type="float">
            <text:p>0.381962025316456</text:p>
          </table:table-cell>
          <table:table-cell table:style-name="ce18" table:formula="of:=[.G17]/SUM([.B17:.H17])" office:value-type="float" office:value="0.10506329113924" calcext:value-type="float">
            <text:p>0.10506329113924</text:p>
          </table:table-cell>
          <table:table-cell table:style-name="ce18" table:formula="of:=[.H17]/SUM([.B17:.H17])" office:value-type="float" office:value="0.192405063291139" calcext:value-type="float">
            <text:p>0.19240506329113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4.5" calcext:value-type="float">
            <text:p>34.5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20.1" calcext:value-type="float">
            <text:p>120.10</text:p>
          </table:table-cell>
          <table:table-cell table:style-name="ce17" office:value-type="float" office:value="33.6" calcext:value-type="float">
            <text:p>33.6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8" table:formula="of:=[.B18]/SUM([.B18:.H18])" office:value-type="float" office:value="0.000632911392405063" calcext:value-type="float">
            <text:p>0.000632911392405</text:p>
          </table:table-cell>
          <table:table-cell table:style-name="ce18" table:formula="of:=[.C18]/SUM([.B18:.H18])" office:value-type="float" office:value="0.00284810126582278" calcext:value-type="float">
            <text:p>0.002848101265823</text:p>
          </table:table-cell>
          <table:table-cell table:style-name="ce18" table:formula="of:=[.D18]/SUM([.B18:.H18])" office:value-type="float" office:value="0.109177215189873" calcext:value-type="float">
            <text:p>0.109177215189873</text:p>
          </table:table-cell>
          <table:table-cell table:style-name="ce18" table:formula="of:=[.E18]/SUM([.B18:.H18])" office:value-type="float" office:value="0.213291139240506" calcext:value-type="float">
            <text:p>0.213291139240506</text:p>
          </table:table-cell>
          <table:table-cell table:style-name="ce18" table:formula="of:=[.F18]/SUM([.B18:.H18])" office:value-type="float" office:value="0.38006329113924" calcext:value-type="float">
            <text:p>0.38006329113924</text:p>
          </table:table-cell>
          <table:table-cell table:style-name="ce18" table:formula="of:=[.G18]/SUM([.B18:.H18])" office:value-type="float" office:value="0.106329113924051" calcext:value-type="float">
            <text:p>0.106329113924051</text:p>
          </table:table-cell>
          <table:table-cell table:style-name="ce18" table:formula="of:=[.H18]/SUM([.B18:.H18])" office:value-type="float" office:value="0.187658227848101" calcext:value-type="float">
            <text:p>0.187658227848101</text:p>
          </table:table-cell>
        </table:table-row>
        <table:table-row table:style-name="ro1">
          <table:table-cell table:style-name="ce3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8.7" calcext:value-type="float">
            <text:p>38.7</text:p>
          </table:table-cell>
          <table:table-cell office:value-type="float" office:value="85.6" calcext:value-type="float">
            <text:p>85.6</text:p>
          </table:table-cell>
          <table:table-cell office:value-type="float" office:value="81.7" calcext:value-type="float">
            <text:p>81.7</text:p>
          </table:table-cell>
          <table:table-cell office:value-type="float" office:value="102.8" calcext:value-type="float">
            <text:p>102.8</text:p>
          </table:table-cell>
          <table:table-cell office:value-type="float" office:value="70.2" calcext:value-type="float">
            <text:p>70.2</text:p>
          </table:table-cell>
          <table:table-cell office:value-type="float" office:value="48.2" calcext:value-type="float">
            <text:p>48.2</text:p>
          </table:table-cell>
          <table:table-cell office:value-type="float" office:value="122.8" calcext:value-type="float">
            <text:p>122.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9" table:formula="of:=[.B22]/SUM([.B22:.H22])" office:value-type="float" office:value="0.0703636363636364" calcext:value-type="float">
            <text:p>0.070363636363636</text:p>
          </table:table-cell>
          <table:table-cell table:style-name="ce19" table:formula="of:=[.C22]/SUM([.B22:.H22])" office:value-type="float" office:value="0.155636363636364" calcext:value-type="float">
            <text:p>0.155636363636364</text:p>
          </table:table-cell>
          <table:table-cell table:style-name="ce19" table:formula="of:=[.D22]/SUM([.B22:.H22])" office:value-type="float" office:value="0.148545454545455" calcext:value-type="float">
            <text:p>0.148545454545455</text:p>
          </table:table-cell>
          <table:table-cell table:style-name="ce19" table:formula="of:=[.E22]/SUM([.B22:.H22])" office:value-type="float" office:value="0.186909090909091" calcext:value-type="float">
            <text:p>0.186909090909091</text:p>
          </table:table-cell>
          <table:table-cell table:style-name="ce19" table:formula="of:=[.F22]/SUM([.B22:.H22])" office:value-type="float" office:value="0.127636363636364" calcext:value-type="float">
            <text:p>0.127636363636364</text:p>
          </table:table-cell>
          <table:table-cell table:style-name="ce19" table:formula="of:=[.G22]/SUM([.B22:.H22])" office:value-type="float" office:value="0.0876363636363636" calcext:value-type="float">
            <text:p>0.087636363636364</text:p>
          </table:table-cell>
          <table:table-cell table:style-name="ce19" table:formula="of:=[.H22]/SUM([.B22:.H22])" office:value-type="float" office:value="0.223272727272727" calcext:value-type="float">
            <text:p>0.223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2.3" calcext:value-type="float">
            <text:p>22.3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56.8" calcext:value-type="float">
            <text:p>56.8</text:p>
          </table:table-cell>
          <table:table-cell office:value-type="float" office:value="41.5" calcext:value-type="float">
            <text:p>41.5</text:p>
          </table:table-cell>
          <table:table-cell office:value-type="float" office:value="26.7" calcext:value-type="float">
            <text:p>26.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9" table:formula="of:=[.B23]/SUM([.B23:.H23])" office:value-type="float" office:value="0.0705696202531646" calcext:value-type="float">
            <text:p>0.070569620253165</text:p>
          </table:table-cell>
          <table:table-cell table:style-name="ce19" table:formula="of:=[.C23]/SUM([.B23:.H23])" office:value-type="float" office:value="0.156012658227848" calcext:value-type="float">
            <text:p>0.156012658227848</text:p>
          </table:table-cell>
          <table:table-cell table:style-name="ce19" table:formula="of:=[.D23]/SUM([.B23:.H23])" office:value-type="float" office:value="0.153164556962025" calcext:value-type="float">
            <text:p>0.153164556962025</text:p>
          </table:table-cell>
          <table:table-cell table:style-name="ce19" table:formula="of:=[.E23]/SUM([.B23:.H23])" office:value-type="float" office:value="0.179746835443038" calcext:value-type="float">
            <text:p>0.179746835443038</text:p>
          </table:table-cell>
          <table:table-cell table:style-name="ce19" table:formula="of:=[.F23]/SUM([.B23:.H23])" office:value-type="float" office:value="0.131329113924051" calcext:value-type="float">
            <text:p>0.131329113924051</text:p>
          </table:table-cell>
          <table:table-cell table:style-name="ce19" table:formula="of:=[.G23]/SUM([.B23:.H23])" office:value-type="float" office:value="0.0844936708860759" calcext:value-type="float">
            <text:p>0.084493670886076</text:p>
          </table:table-cell>
          <table:table-cell table:style-name="ce19" table:formula="of:=[.H23]/SUM([.B23:.H23])" office:value-type="float" office:value="0.224683544303797" calcext:value-type="float">
            <text:p>0.22468354430379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5" calcext:value-type="float">
            <text:p>22.5</text:p>
          </table:table-cell>
          <table:table-cell office:value-type="float" office:value="53.4" calcext:value-type="float">
            <text:p>53.4</text:p>
          </table:table-cell>
          <table:table-cell office:value-type="float" office:value="45.2" calcext:value-type="float">
            <text:p>45.2</text:p>
          </table:table-cell>
          <table:table-cell office:value-type="float" office:value="61" calcext:value-type="float">
            <text:p>61</text:p>
          </table:table-cell>
          <table:table-cell office:value-type="float" office:value="37.3" calcext:value-type="float">
            <text:p>37.3</text:p>
          </table:table-cell>
          <table:table-cell office:value-type="float" office:value="26.4" calcext:value-type="float">
            <text:p>26.4</text:p>
          </table:table-cell>
          <table:table-cell office:value-type="float" office:value="70.2" calcext:value-type="float">
            <text:p>70.2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" table:formula="of:=[.B24]/SUM([.B24:.H24])" office:value-type="float" office:value="0.0712025316455696" calcext:value-type="float">
            <text:p>0.07120253164557</text:p>
          </table:table-cell>
          <table:table-cell table:style-name="ce19" table:formula="of:=[.C24]/SUM([.B24:.H24])" office:value-type="float" office:value="0.168987341772152" calcext:value-type="float">
            <text:p>0.168987341772152</text:p>
          </table:table-cell>
          <table:table-cell table:style-name="ce19" table:formula="of:=[.D24]/SUM([.B24:.H24])" office:value-type="float" office:value="0.143037974683544" calcext:value-type="float">
            <text:p>0.143037974683544</text:p>
          </table:table-cell>
          <table:table-cell table:style-name="ce19" table:formula="of:=[.E24]/SUM([.B24:.H24])" office:value-type="float" office:value="0.193037974683544" calcext:value-type="float">
            <text:p>0.193037974683544</text:p>
          </table:table-cell>
          <table:table-cell table:style-name="ce19" table:formula="of:=[.F24]/SUM([.B24:.H24])" office:value-type="float" office:value="0.118037974683544" calcext:value-type="float">
            <text:p>0.118037974683544</text:p>
          </table:table-cell>
          <table:table-cell table:style-name="ce19" table:formula="of:=[.G24]/SUM([.B24:.H24])" office:value-type="float" office:value="0.0835443037974684" calcext:value-type="float">
            <text:p>0.083544303797468</text:p>
          </table:table-cell>
          <table:table-cell table:style-name="ce19" table:formula="of:=[.H24]/SUM([.B24:.H24])" office:value-type="float" office:value="0.222151898734177" calcext:value-type="float">
            <text:p>0.222151898734177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2.2" calcext:value-type="float">
            <text:p>22.2</text:p>
          </table:table-cell>
          <table:table-cell office:value-type="float" office:value="52.7" calcext:value-type="float">
            <text:p>52.7</text:p>
          </table:table-cell>
          <table:table-cell office:value-type="float" office:value="46.1" calcext:value-type="float">
            <text:p>46.1</text:p>
          </table:table-cell>
          <table:table-cell office:value-type="float" office:value="56" calcext:value-type="float">
            <text:p>56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71.7" calcext:value-type="float">
            <text:p>71.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" table:formula="of:=[.B25]/SUM([.B25:.H25])" office:value-type="float" office:value="0.070253164556962" calcext:value-type="float">
            <text:p>0.070253164556962</text:p>
          </table:table-cell>
          <table:table-cell table:style-name="ce19" table:formula="of:=[.C25]/SUM([.B25:.H25])" office:value-type="float" office:value="0.166772151898734" calcext:value-type="float">
            <text:p>0.166772151898734</text:p>
          </table:table-cell>
          <table:table-cell table:style-name="ce19" table:formula="of:=[.D25]/SUM([.B25:.H25])" office:value-type="float" office:value="0.145886075949367" calcext:value-type="float">
            <text:p>0.145886075949367</text:p>
          </table:table-cell>
          <table:table-cell table:style-name="ce19" table:formula="of:=[.E25]/SUM([.B25:.H25])" office:value-type="float" office:value="0.177215189873418" calcext:value-type="float">
            <text:p>0.177215189873418</text:p>
          </table:table-cell>
          <table:table-cell table:style-name="ce19" table:formula="of:=[.F25]/SUM([.B25:.H25])" office:value-type="float" office:value="0.129430379746835" calcext:value-type="float">
            <text:p>0.129430379746835</text:p>
          </table:table-cell>
          <table:table-cell table:style-name="ce19" table:formula="of:=[.G25]/SUM([.B25:.H25])" office:value-type="float" office:value="0.0835443037974684" calcext:value-type="float">
            <text:p>0.083544303797468</text:p>
          </table:table-cell>
          <table:table-cell table:style-name="ce19" table:formula="of:=[.H25]/SUM([.B25:.H25])" office:value-type="float" office:value="0.226898734177215" calcext:value-type="float">
            <text:p>0.226898734177215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3.8" calcext:value-type="float">
            <text:p>43.8</text:p>
          </table:table-cell>
          <table:table-cell office:value-type="float" office:value="102.3" calcext:value-type="float">
            <text:p>102.3</text:p>
          </table:table-cell>
          <table:table-cell office:value-type="float" office:value="100.2" calcext:value-type="float">
            <text:p>100.2</text:p>
          </table:table-cell>
          <table:table-cell office:value-type="float" office:value="116.8" calcext:value-type="float">
            <text:p>116.8</text:p>
          </table:table-cell>
          <table:table-cell office:value-type="float" office:value="79.6" calcext:value-type="float">
            <text:p>79.6</text:p>
          </table:table-cell>
          <table:table-cell office:value-type="float" office:value="53.5" calcext:value-type="float">
            <text:p>53.5</text:p>
          </table:table-cell>
          <table:table-cell office:value-type="float" office:value="135.8" calcext:value-type="float">
            <text:p>135.8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9" table:formula="of:=[.B26]/SUM([.B26:.H26])" office:value-type="float" office:value="0.0693037974683544" calcext:value-type="float">
            <text:p>0.069303797468355</text:p>
          </table:table-cell>
          <table:table-cell table:style-name="ce19" table:formula="of:=[.C26]/SUM([.B26:.H26])" office:value-type="float" office:value="0.161867088607595" calcext:value-type="float">
            <text:p>0.161867088607595</text:p>
          </table:table-cell>
          <table:table-cell table:style-name="ce19" table:formula="of:=[.D26]/SUM([.B26:.H26])" office:value-type="float" office:value="0.158544303797468" calcext:value-type="float">
            <text:p>0.158544303797468</text:p>
          </table:table-cell>
          <table:table-cell table:style-name="ce19" table:formula="of:=[.E26]/SUM([.B26:.H26])" office:value-type="float" office:value="0.184810126582278" calcext:value-type="float">
            <text:p>0.184810126582278</text:p>
          </table:table-cell>
          <table:table-cell table:style-name="ce19" table:formula="of:=[.F26]/SUM([.B26:.H26])" office:value-type="float" office:value="0.125949367088608" calcext:value-type="float">
            <text:p>0.125949367088608</text:p>
          </table:table-cell>
          <table:table-cell table:style-name="ce19" table:formula="of:=[.G26]/SUM([.B26:.H26])" office:value-type="float" office:value="0.0846518987341772" calcext:value-type="float">
            <text:p>0.084651898734177</text:p>
          </table:table-cell>
          <table:table-cell table:style-name="ce19" table:formula="of:=[.H26]/SUM([.B26:.H26])" office:value-type="float" office:value="0.214873417721519" calcext:value-type="float">
            <text:p>0.21487341772151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4" calcext:value-type="float">
            <text:p>22.4</text:p>
          </table:table-cell>
          <table:table-cell office:value-type="float" office:value="49.2" calcext:value-type="float">
            <text:p>49.2</text:p>
          </table:table-cell>
          <table:table-cell office:value-type="float" office:value="46.2" calcext:value-type="float">
            <text:p>46.2</text:p>
          </table:table-cell>
          <table:table-cell office:value-type="float" office:value="58.1" calcext:value-type="float">
            <text:p>58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9" table:formula="of:=[.B27]/SUM([.B27:.H27])" office:value-type="float" office:value="0.0708860759493671" calcext:value-type="float">
            <text:p>0.070886075949367</text:p>
          </table:table-cell>
          <table:table-cell table:style-name="ce19" table:formula="of:=[.C27]/SUM([.B27:.H27])" office:value-type="float" office:value="0.155696202531646" calcext:value-type="float">
            <text:p>0.155696202531646</text:p>
          </table:table-cell>
          <table:table-cell table:style-name="ce19" table:formula="of:=[.D27]/SUM([.B27:.H27])" office:value-type="float" office:value="0.14620253164557" calcext:value-type="float">
            <text:p>0.14620253164557</text:p>
          </table:table-cell>
          <table:table-cell table:style-name="ce19" table:formula="of:=[.E27]/SUM([.B27:.H27])" office:value-type="float" office:value="0.183860759493671" calcext:value-type="float">
            <text:p>0.183860759493671</text:p>
          </table:table-cell>
          <table:table-cell table:style-name="ce19" table:formula="of:=[.F27]/SUM([.B27:.H27])" office:value-type="float" office:value="0.128481012658228" calcext:value-type="float">
            <text:p>0.128481012658228</text:p>
          </table:table-cell>
          <table:table-cell table:style-name="ce19" table:formula="of:=[.G27]/SUM([.B27:.H27])" office:value-type="float" office:value="0.0873417721518987" calcext:value-type="float">
            <text:p>0.087341772151899</text:p>
          </table:table-cell>
          <table:table-cell table:style-name="ce19" table:formula="of:=[.H27]/SUM([.B27:.H27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2.9" calcext:value-type="float">
            <text:p>22.9</text:p>
          </table:table-cell>
          <table:table-cell office:value-type="float" office:value="53.6" calcext:value-type="float">
            <text:p>53.6</text:p>
          </table:table-cell>
          <table:table-cell office:value-type="float" office:value="46.4" calcext:value-type="float">
            <text:p>46.4</text:p>
          </table:table-cell>
          <table:table-cell office:value-type="float" office:value="61.3" calcext:value-type="float">
            <text:p>61.3</text:p>
          </table:table-cell>
          <table:table-cell office:value-type="float" office:value="38.3" calcext:value-type="float">
            <text:p>38.3</text:p>
          </table:table-cell>
          <table:table-cell office:value-type="float" office:value="26.4" calcext:value-type="float">
            <text:p>26.4</text:p>
          </table:table-cell>
          <table:table-cell office:value-type="float" office:value="67.1" calcext:value-type="float">
            <text:p>67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9" table:formula="of:=[.B28]/SUM([.B28:.H28])" office:value-type="float" office:value="0.0724683544303797" calcext:value-type="float">
            <text:p>0.07246835443038</text:p>
          </table:table-cell>
          <table:table-cell table:style-name="ce19" table:formula="of:=[.C28]/SUM([.B28:.H28])" office:value-type="float" office:value="0.169620253164557" calcext:value-type="float">
            <text:p>0.169620253164557</text:p>
          </table:table-cell>
          <table:table-cell table:style-name="ce19" table:formula="of:=[.D28]/SUM([.B28:.H28])" office:value-type="float" office:value="0.146835443037975" calcext:value-type="float">
            <text:p>0.146835443037975</text:p>
          </table:table-cell>
          <table:table-cell table:style-name="ce19" table:formula="of:=[.E28]/SUM([.B28:.H28])" office:value-type="float" office:value="0.193987341772152" calcext:value-type="float">
            <text:p>0.193987341772152</text:p>
          </table:table-cell>
          <table:table-cell table:style-name="ce19" table:formula="of:=[.F28]/SUM([.B28:.H28])" office:value-type="float" office:value="0.12120253164557" calcext:value-type="float">
            <text:p>0.12120253164557</text:p>
          </table:table-cell>
          <table:table-cell table:style-name="ce19" table:formula="of:=[.G28]/SUM([.B28:.H28])" office:value-type="float" office:value="0.0835443037974684" calcext:value-type="float">
            <text:p>0.083544303797468</text:p>
          </table:table-cell>
          <table:table-cell table:style-name="ce19" table:formula="of:=[.H28]/SUM([.B28:.H28])" office:value-type="float" office:value="0.212341772151899" calcext:value-type="float">
            <text:p>0.21234177215189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0</text:p>
          </table:table-cell>
          <table:table-cell table:formula="of:=[.B32]/SUM([.B32:.H32])" office:value-type="string" office:string-value="" calcext:value-type="error">
            <text:p>#DIV/0!</text:p>
          </table:table-cell>
          <table:table-cell table:formula="of:=[.C32]/SUM([.B32:.H32])" office:value-type="string" office:string-value="" calcext:value-type="error">
            <text:p>#DIV/0!</text:p>
          </table:table-cell>
          <table:table-cell table:formula="of:=[.D32]/SUM([.B32:.H32])" office:value-type="string" office:string-value="" calcext:value-type="error">
            <text:p>#DIV/0!</text:p>
          </table:table-cell>
          <table:table-cell table:formula="of:=[.E32]/SUM([.B32:.H32])" office:value-type="string" office:string-value="" calcext:value-type="error">
            <text:p>#DIV/0!</text:p>
          </table:table-cell>
          <table:table-cell table:formula="of:=[.F32]/SUM([.B32:.H32])" office:value-type="string" office:string-value="" calcext:value-type="error">
            <text:p>#DIV/0!</text:p>
          </table:table-cell>
          <table:table-cell table:formula="of:=[.G32]/SUM([.B32:.H32])" office:value-type="string" office:string-value="" calcext:value-type="error">
            <text:p>#DIV/0!</text:p>
          </table:table-cell>
          <table:table-cell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1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2</text:p>
          </table:table-cell>
          <table:table-cell table:formula="of:=[.B34]/SUM([.B34:.H34])" office:value-type="string" office:string-value="" calcext:value-type="error">
            <text:p>#DIV/0!</text:p>
          </table:table-cell>
          <table:table-cell table:formula="of:=[.C34]/SUM([.B34:.H34])" office:value-type="string" office:string-value="" calcext:value-type="error">
            <text:p>#DIV/0!</text:p>
          </table:table-cell>
          <table:table-cell table:formula="of:=[.D34]/SUM([.B34:.H34])" office:value-type="string" office:string-value="" calcext:value-type="error">
            <text:p>#DIV/0!</text:p>
          </table:table-cell>
          <table:table-cell table:formula="of:=[.E34]/SUM([.B34:.H34])" office:value-type="string" office:string-value="" calcext:value-type="error">
            <text:p>#DIV/0!</text:p>
          </table:table-cell>
          <table:table-cell table:formula="of:=[.F34]/SUM([.B34:.H34])" office:value-type="string" office:string-value="" calcext:value-type="error">
            <text:p>#DIV/0!</text:p>
          </table:table-cell>
          <table:table-cell table:formula="of:=[.G34]/SUM([.B34:.H34])" office:value-type="string" office:string-value="" calcext:value-type="error">
            <text:p>#DIV/0!</text:p>
          </table:table-cell>
          <table:table-cell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3</text:p>
          </table:table-cell>
          <table:table-cell table:formula="of:=[.B35]/SUM([.B35:.H35])" office:value-type="string" office:string-value="" calcext:value-type="error">
            <text:p>#DIV/0!</text:p>
          </table:table-cell>
          <table:table-cell table:formula="of:=[.C35]/SUM([.B35:.H35])" office:value-type="string" office:string-value="" calcext:value-type="error">
            <text:p>#DIV/0!</text:p>
          </table:table-cell>
          <table:table-cell table:formula="of:=[.D35]/SUM([.B35:.H35])" office:value-type="string" office:string-value="" calcext:value-type="error">
            <text:p>#DIV/0!</text:p>
          </table:table-cell>
          <table:table-cell table:formula="of:=[.E35]/SUM([.B35:.H35])" office:value-type="string" office:string-value="" calcext:value-type="error">
            <text:p>#DIV/0!</text:p>
          </table:table-cell>
          <table:table-cell table:formula="of:=[.F35]/SUM([.B35:.H35])" office:value-type="string" office:string-value="" calcext:value-type="error">
            <text:p>#DIV/0!</text:p>
          </table:table-cell>
          <table:table-cell table:formula="of:=[.G35]/SUM([.B35:.H35])" office:value-type="string" office:string-value="" calcext:value-type="error">
            <text:p>#DIV/0!</text:p>
          </table:table-cell>
          <table:table-cell table:formula="of:=[.H35]/SUM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4</text:p>
          </table:table-cell>
          <table:table-cell table:formula="of:=[.B36]/SUM([.B36:.H36])" office:value-type="string" office:string-value="" calcext:value-type="error">
            <text:p>#DIV/0!</text:p>
          </table:table-cell>
          <table:table-cell table:formula="of:=[.C36]/SUM([.B36:.H36])" office:value-type="string" office:string-value="" calcext:value-type="error">
            <text:p>#DIV/0!</text:p>
          </table:table-cell>
          <table:table-cell table:formula="of:=[.D36]/SUM([.B36:.H36])" office:value-type="string" office:string-value="" calcext:value-type="error">
            <text:p>#DIV/0!</text:p>
          </table:table-cell>
          <table:table-cell table:formula="of:=[.E36]/SUM([.B36:.H36])" office:value-type="string" office:string-value="" calcext:value-type="error">
            <text:p>#DIV/0!</text:p>
          </table:table-cell>
          <table:table-cell table:formula="of:=[.F36]/SUM([.B36:.H36])" office:value-type="string" office:string-value="" calcext:value-type="error">
            <text:p>#DIV/0!</text:p>
          </table:table-cell>
          <table:table-cell table:formula="of:=[.G36]/SUM([.B36:.H36])" office:value-type="string" office:string-value="" calcext:value-type="error">
            <text:p>#DIV/0!</text:p>
          </table:table-cell>
          <table:table-cell table:formula="of:=[.H36]/SUM([.B36:.H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5</text:p>
          </table:table-cell>
          <table:table-cell table:formula="of:=[.B37]/SUM([.B37:.H37])" office:value-type="string" office:string-value="" calcext:value-type="error">
            <text:p>#DIV/0!</text:p>
          </table:table-cell>
          <table:table-cell table:formula="of:=[.C37]/SUM([.B37:.H37])" office:value-type="string" office:string-value="" calcext:value-type="error">
            <text:p>#DIV/0!</text:p>
          </table:table-cell>
          <table:table-cell table:formula="of:=[.D37]/SUM([.B37:.H37])" office:value-type="string" office:string-value="" calcext:value-type="error">
            <text:p>#DIV/0!</text:p>
          </table:table-cell>
          <table:table-cell table:formula="of:=[.E37]/SUM([.B37:.H37])" office:value-type="string" office:string-value="" calcext:value-type="error">
            <text:p>#DIV/0!</text:p>
          </table:table-cell>
          <table:table-cell table:formula="of:=[.F37]/SUM([.B37:.H37])" office:value-type="string" office:string-value="" calcext:value-type="error">
            <text:p>#DIV/0!</text:p>
          </table:table-cell>
          <table:table-cell table:formula="of:=[.G37]/SUM([.B37:.H37])" office:value-type="string" office:string-value="" calcext:value-type="error">
            <text:p>#DIV/0!</text:p>
          </table:table-cell>
          <table:table-cell table:formula="of:=[.H37]/SUM([.B37: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6</text:p>
          </table:table-cell>
          <table:table-cell table:formula="of:=[.B38]/SUM([.B38:.H38])" office:value-type="string" office:string-value="" calcext:value-type="error">
            <text:p>#DIV/0!</text:p>
          </table:table-cell>
          <table:table-cell table:formula="of:=[.C38]/SUM([.B38:.H38])" office:value-type="string" office:string-value="" calcext:value-type="error">
            <text:p>#DIV/0!</text:p>
          </table:table-cell>
          <table:table-cell table:formula="of:=[.D38]/SUM([.B38:.H38])" office:value-type="string" office:string-value="" calcext:value-type="error">
            <text:p>#DIV/0!</text:p>
          </table:table-cell>
          <table:table-cell table:formula="of:=[.E38]/SUM([.B38:.H38])" office:value-type="string" office:string-value="" calcext:value-type="error">
            <text:p>#DIV/0!</text:p>
          </table:table-cell>
          <table:table-cell table:formula="of:=[.F38]/SUM([.B38:.H38])" office:value-type="string" office:string-value="" calcext:value-type="error">
            <text:p>#DIV/0!</text:p>
          </table:table-cell>
          <table:table-cell table:formula="of:=[.G38]/SUM([.B38:.H38])" office:value-type="string" office:string-value="" calcext:value-type="error">
            <text:p>#DIV/0!</text:p>
          </table:table-cell>
          <table:table-cell table:formula="of:=[.H38]/SUM([.B38:.H38])" office:value-type="string" office:string-value="" calcext:value-type="error">
            <text:p>#DIV/0!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5"/>
          <table:table-cell table:style-name="ce17"/>
          <table:table-cell table:number-columns-repeated="12"/>
        </table:table-row>
        <calcext:conditional-formats>
          <calcext:conditional-format calcext:target-range-address="MEG.L22:MEG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table:number-columns-repeated="11"/>
          <table:table-cell table:formula="of:=AVERAGE([.B7:.K7])" office:value-type="string" office:string-value="" calcext:value-type="error">
            <text:p>#DIV/0!</text:p>
          </table:table-cell>
          <table:table-cell table:formula="of:=STDEV([.B7:.K7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8:.K8])" office:value-type="string" office:string-value="" calcext:value-type="error">
            <text:p>#DIV/0!</text:p>
          </table:table-cell>
          <table:table-cell table:formula="of:=STDEV([.B8:.K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style-name="ce20" table:formula="of:=[.B12]/SUM([.B12:.H12])" office:value-type="string" office:string-value="" calcext:value-type="error">
            <text:p>#DIV/0!</text:p>
          </table:table-cell>
          <table:table-cell table:style-name="ce20" table:formula="of:=[.C12]/SUM([.B12:.H12])" office:value-type="string" office:string-value="" calcext:value-type="error">
            <text:p>#DIV/0!</text:p>
          </table:table-cell>
          <table:table-cell table:style-name="ce20" table:formula="of:=[.D12]/SUM([.B12:.H12])" office:value-type="string" office:string-value="" calcext:value-type="error">
            <text:p>#DIV/0!</text:p>
          </table:table-cell>
          <table:table-cell table:style-name="ce20" table:formula="of:=[.E12]/SUM([.B12:.H12])" office:value-type="string" office:string-value="" calcext:value-type="error">
            <text:p>#DIV/0!</text:p>
          </table:table-cell>
          <table:table-cell table:style-name="ce20" table:formula="of:=[.F12]/SUM([.B12:.H12])" office:value-type="string" office:string-value="" calcext:value-type="error">
            <text:p>#DIV/0!</text:p>
          </table:table-cell>
          <table:table-cell table:style-name="ce20" table:formula="of:=[.G12]/SUM([.B12:.H12])" office:value-type="string" office:string-value="" calcext:value-type="error">
            <text:p>#DIV/0!</text:p>
          </table:table-cell>
          <table:table-cell table:style-name="ce20" table:formula="of:=[.H12]/SUM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style-name="ce20" table:formula="of:=[.B13]/SUM([.B13:.H13])" office:value-type="string" office:string-value="" calcext:value-type="error">
            <text:p>#DIV/0!</text:p>
          </table:table-cell>
          <table:table-cell table:style-name="ce20" table:formula="of:=[.C13]/SUM([.B13:.H13])" office:value-type="string" office:string-value="" calcext:value-type="error">
            <text:p>#DIV/0!</text:p>
          </table:table-cell>
          <table:table-cell table:style-name="ce20" table:formula="of:=[.D13]/SUM([.B13:.H13])" office:value-type="string" office:string-value="" calcext:value-type="error">
            <text:p>#DIV/0!</text:p>
          </table:table-cell>
          <table:table-cell table:style-name="ce20" table:formula="of:=[.E13]/SUM([.B13:.H13])" office:value-type="string" office:string-value="" calcext:value-type="error">
            <text:p>#DIV/0!</text:p>
          </table:table-cell>
          <table:table-cell table:style-name="ce20" table:formula="of:=[.F13]/SUM([.B13:.H13])" office:value-type="string" office:string-value="" calcext:value-type="error">
            <text:p>#DIV/0!</text:p>
          </table:table-cell>
          <table:table-cell table:style-name="ce20" table:formula="of:=[.G13]/SUM([.B13:.H13])" office:value-type="string" office:string-value="" calcext:value-type="error">
            <text:p>#DIV/0!</text:p>
          </table:table-cell>
          <table:table-cell table:style-name="ce20"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style-name="ce20" table:formula="of:=[.B14]/SUM([.B14:.H14])" office:value-type="string" office:string-value="" calcext:value-type="error">
            <text:p>#DIV/0!</text:p>
          </table:table-cell>
          <table:table-cell table:style-name="ce20" table:formula="of:=[.C14]/SUM([.B14:.H14])" office:value-type="string" office:string-value="" calcext:value-type="error">
            <text:p>#DIV/0!</text:p>
          </table:table-cell>
          <table:table-cell table:style-name="ce20" table:formula="of:=[.D14]/SUM([.B14:.H14])" office:value-type="string" office:string-value="" calcext:value-type="error">
            <text:p>#DIV/0!</text:p>
          </table:table-cell>
          <table:table-cell table:style-name="ce20" table:formula="of:=[.E14]/SUM([.B14:.H14])" office:value-type="string" office:string-value="" calcext:value-type="error">
            <text:p>#DIV/0!</text:p>
          </table:table-cell>
          <table:table-cell table:style-name="ce20" table:formula="of:=[.F14]/SUM([.B14:.H14])" office:value-type="string" office:string-value="" calcext:value-type="error">
            <text:p>#DIV/0!</text:p>
          </table:table-cell>
          <table:table-cell table:style-name="ce20" table:formula="of:=[.G14]/SUM([.B14:.H14])" office:value-type="string" office:string-value="" calcext:value-type="error">
            <text:p>#DIV/0!</text:p>
          </table:table-cell>
          <table:table-cell table:style-name="ce20" table:formula="of:=[.H14]/SUM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style-name="ce20" table:formula="of:=[.B15]/SUM([.B15:.H15])" office:value-type="string" office:string-value="" calcext:value-type="error">
            <text:p>#DIV/0!</text:p>
          </table:table-cell>
          <table:table-cell table:style-name="ce20" table:formula="of:=[.C15]/SUM([.B15:.H15])" office:value-type="string" office:string-value="" calcext:value-type="error">
            <text:p>#DIV/0!</text:p>
          </table:table-cell>
          <table:table-cell table:style-name="ce20" table:formula="of:=[.D15]/SUM([.B15:.H15])" office:value-type="string" office:string-value="" calcext:value-type="error">
            <text:p>#DIV/0!</text:p>
          </table:table-cell>
          <table:table-cell table:style-name="ce20" table:formula="of:=[.E15]/SUM([.B15:.H15])" office:value-type="string" office:string-value="" calcext:value-type="error">
            <text:p>#DIV/0!</text:p>
          </table:table-cell>
          <table:table-cell table:style-name="ce20" table:formula="of:=[.F15]/SUM([.B15:.H15])" office:value-type="string" office:string-value="" calcext:value-type="error">
            <text:p>#DIV/0!</text:p>
          </table:table-cell>
          <table:table-cell table:style-name="ce20" table:formula="of:=[.G15]/SUM([.B15:.H15])" office:value-type="string" office:string-value="" calcext:value-type="error">
            <text:p>#DIV/0!</text:p>
          </table:table-cell>
          <table:table-cell table:style-name="ce20" table:formula="of:=[.H15]/SUM([.B15:.H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style-name="ce20" table:formula="of:=[.B16]/SUM([.B16:.H16])" office:value-type="string" office:string-value="" calcext:value-type="error">
            <text:p>#DIV/0!</text:p>
          </table:table-cell>
          <table:table-cell table:style-name="ce20" table:formula="of:=[.C16]/SUM([.B16:.H16])" office:value-type="string" office:string-value="" calcext:value-type="error">
            <text:p>#DIV/0!</text:p>
          </table:table-cell>
          <table:table-cell table:style-name="ce20" table:formula="of:=[.D16]/SUM([.B16:.H16])" office:value-type="string" office:string-value="" calcext:value-type="error">
            <text:p>#DIV/0!</text:p>
          </table:table-cell>
          <table:table-cell table:style-name="ce20" table:formula="of:=[.E16]/SUM([.B16:.H16])" office:value-type="string" office:string-value="" calcext:value-type="error">
            <text:p>#DIV/0!</text:p>
          </table:table-cell>
          <table:table-cell table:style-name="ce20" table:formula="of:=[.F16]/SUM([.B16:.H16])" office:value-type="string" office:string-value="" calcext:value-type="error">
            <text:p>#DIV/0!</text:p>
          </table:table-cell>
          <table:table-cell table:style-name="ce20" table:formula="of:=[.G16]/SUM([.B16:.H16])" office:value-type="string" office:string-value="" calcext:value-type="error">
            <text:p>#DIV/0!</text:p>
          </table:table-cell>
          <table:table-cell table:style-name="ce20" table:formula="of:=[.H16]/SUM([.B16:.H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style-name="ce20" table:formula="of:=[.B17]/SUM([.B17:.H17])" office:value-type="string" office:string-value="" calcext:value-type="error">
            <text:p>#DIV/0!</text:p>
          </table:table-cell>
          <table:table-cell table:style-name="ce20" table:formula="of:=[.C17]/SUM([.B17:.H17])" office:value-type="string" office:string-value="" calcext:value-type="error">
            <text:p>#DIV/0!</text:p>
          </table:table-cell>
          <table:table-cell table:style-name="ce20" table:formula="of:=[.D17]/SUM([.B17:.H17])" office:value-type="string" office:string-value="" calcext:value-type="error">
            <text:p>#DIV/0!</text:p>
          </table:table-cell>
          <table:table-cell table:style-name="ce20" table:formula="of:=[.E17]/SUM([.B17:.H17])" office:value-type="string" office:string-value="" calcext:value-type="error">
            <text:p>#DIV/0!</text:p>
          </table:table-cell>
          <table:table-cell table:style-name="ce20" table:formula="of:=[.F17]/SUM([.B17:.H17])" office:value-type="string" office:string-value="" calcext:value-type="error">
            <text:p>#DIV/0!</text:p>
          </table:table-cell>
          <table:table-cell table:style-name="ce20" table:formula="of:=[.G17]/SUM([.B17:.H17])" office:value-type="string" office:string-value="" calcext:value-type="error">
            <text:p>#DIV/0!</text:p>
          </table:table-cell>
          <table:table-cell table:style-name="ce20" table:formula="of:=[.H17]/SUM([.B17:.H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style-name="ce20" table:formula="of:=[.B18]/SUM([.B18:.H18])" office:value-type="string" office:string-value="" calcext:value-type="error">
            <text:p>#DIV/0!</text:p>
          </table:table-cell>
          <table:table-cell table:style-name="ce20" table:formula="of:=[.C18]/SUM([.B18:.H18])" office:value-type="string" office:string-value="" calcext:value-type="error">
            <text:p>#DIV/0!</text:p>
          </table:table-cell>
          <table:table-cell table:style-name="ce20" table:formula="of:=[.D18]/SUM([.B18:.H18])" office:value-type="string" office:string-value="" calcext:value-type="error">
            <text:p>#DIV/0!</text:p>
          </table:table-cell>
          <table:table-cell table:style-name="ce20" table:formula="of:=[.E18]/SUM([.B18:.H18])" office:value-type="string" office:string-value="" calcext:value-type="error">
            <text:p>#DIV/0!</text:p>
          </table:table-cell>
          <table:table-cell table:style-name="ce20" table:formula="of:=[.F18]/SUM([.B18:.H18])" office:value-type="string" office:string-value="" calcext:value-type="error">
            <text:p>#DIV/0!</text:p>
          </table:table-cell>
          <table:table-cell table:style-name="ce20" table:formula="of:=[.G18]/SUM([.B18:.H18])" office:value-type="string" office:string-value="" calcext:value-type="error">
            <text:p>#DIV/0!</text:p>
          </table:table-cell>
          <table:table-cell table:style-name="ce20" table:formula="of:=[.H18]/SUM([.B18:.H18])" office:value-type="string" office:string-value="" calcext:value-type="error">
            <text:p>#DIV/0!</text:p>
          </table:table-cell>
        </table:table-row>
        <table:table-row table:style-name="ro1">
          <table:table-cell table:style-name="ce3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0</text:p>
          </table:table-cell>
          <table:table-cell table:style-name="ce29" table:formula="of:=[.B22]/SUM([.B22:.H22])" office:value-type="string" office:string-value="" calcext:value-type="error">
            <text:p>#DIV/0!</text:p>
          </table:table-cell>
          <table:table-cell table:style-name="ce29" table:formula="of:=[.C22]/SUM([.B22:.H22])" office:value-type="string" office:string-value="" calcext:value-type="error">
            <text:p>#DIV/0!</text:p>
          </table:table-cell>
          <table:table-cell table:style-name="ce29" table:formula="of:=[.D22]/SUM([.B22:.H22])" office:value-type="string" office:string-value="" calcext:value-type="error">
            <text:p>#DIV/0!</text:p>
          </table:table-cell>
          <table:table-cell table:style-name="ce29" table:formula="of:=[.E22]/SUM([.B22:.H22])" office:value-type="string" office:string-value="" calcext:value-type="error">
            <text:p>#DIV/0!</text:p>
          </table:table-cell>
          <table:table-cell table:style-name="ce29" table:formula="of:=[.F22]/SUM([.B22:.H22])" office:value-type="string" office:string-value="" calcext:value-type="error">
            <text:p>#DIV/0!</text:p>
          </table:table-cell>
          <table:table-cell table:style-name="ce29" table:formula="of:=[.G22]/SUM([.B22:.H22])" office:value-type="string" office:string-value="" calcext:value-type="error">
            <text:p>#DIV/0!</text:p>
          </table:table-cell>
          <table:table-cell table:style-name="ce29" table:formula="of:=[.H22]/SUM([.B22:.H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1</text:p>
          </table:table-cell>
          <table:table-cell table:style-name="ce29" table:formula="of:=[.B23]/SUM([.B23:.H23])" office:value-type="string" office:string-value="" calcext:value-type="error">
            <text:p>#DIV/0!</text:p>
          </table:table-cell>
          <table:table-cell table:style-name="ce29" table:formula="of:=[.C23]/SUM([.B23:.H23])" office:value-type="string" office:string-value="" calcext:value-type="error">
            <text:p>#DIV/0!</text:p>
          </table:table-cell>
          <table:table-cell table:style-name="ce29" table:formula="of:=[.D23]/SUM([.B23:.H23])" office:value-type="string" office:string-value="" calcext:value-type="error">
            <text:p>#DIV/0!</text:p>
          </table:table-cell>
          <table:table-cell table:style-name="ce29" table:formula="of:=[.E23]/SUM([.B23:.H23])" office:value-type="string" office:string-value="" calcext:value-type="error">
            <text:p>#DIV/0!</text:p>
          </table:table-cell>
          <table:table-cell table:style-name="ce29" table:formula="of:=[.F23]/SUM([.B23:.H23])" office:value-type="string" office:string-value="" calcext:value-type="error">
            <text:p>#DIV/0!</text:p>
          </table:table-cell>
          <table:table-cell table:style-name="ce29" table:formula="of:=[.G23]/SUM([.B23:.H23])" office:value-type="string" office:string-value="" calcext:value-type="error">
            <text:p>#DIV/0!</text:p>
          </table:table-cell>
          <table:table-cell table:style-name="ce29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2</text:p>
          </table:table-cell>
          <table:table-cell table:style-name="ce29" table:formula="of:=[.B24]/SUM([.B24:.H24])" office:value-type="string" office:string-value="" calcext:value-type="error">
            <text:p>#DIV/0!</text:p>
          </table:table-cell>
          <table:table-cell table:style-name="ce29" table:formula="of:=[.C24]/SUM([.B24:.H24])" office:value-type="string" office:string-value="" calcext:value-type="error">
            <text:p>#DIV/0!</text:p>
          </table:table-cell>
          <table:table-cell table:style-name="ce29" table:formula="of:=[.D24]/SUM([.B24:.H24])" office:value-type="string" office:string-value="" calcext:value-type="error">
            <text:p>#DIV/0!</text:p>
          </table:table-cell>
          <table:table-cell table:style-name="ce29" table:formula="of:=[.E24]/SUM([.B24:.H24])" office:value-type="string" office:string-value="" calcext:value-type="error">
            <text:p>#DIV/0!</text:p>
          </table:table-cell>
          <table:table-cell table:style-name="ce29" table:formula="of:=[.F24]/SUM([.B24:.H24])" office:value-type="string" office:string-value="" calcext:value-type="error">
            <text:p>#DIV/0!</text:p>
          </table:table-cell>
          <table:table-cell table:style-name="ce29" table:formula="of:=[.G24]/SUM([.B24:.H24])" office:value-type="string" office:string-value="" calcext:value-type="error">
            <text:p>#DIV/0!</text:p>
          </table:table-cell>
          <table:table-cell table:style-name="ce29" table:formula="of:=[.H24]/SUM([.B24:.H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3</text:p>
          </table:table-cell>
          <table:table-cell table:style-name="ce29" table:formula="of:=[.B25]/SUM([.B25:.H25])" office:value-type="string" office:string-value="" calcext:value-type="error">
            <text:p>#DIV/0!</text:p>
          </table:table-cell>
          <table:table-cell table:style-name="ce29" table:formula="of:=[.C25]/SUM([.B25:.H25])" office:value-type="string" office:string-value="" calcext:value-type="error">
            <text:p>#DIV/0!</text:p>
          </table:table-cell>
          <table:table-cell table:style-name="ce29" table:formula="of:=[.D25]/SUM([.B25:.H25])" office:value-type="string" office:string-value="" calcext:value-type="error">
            <text:p>#DIV/0!</text:p>
          </table:table-cell>
          <table:table-cell table:style-name="ce29" table:formula="of:=[.E25]/SUM([.B25:.H25])" office:value-type="string" office:string-value="" calcext:value-type="error">
            <text:p>#DIV/0!</text:p>
          </table:table-cell>
          <table:table-cell table:style-name="ce29" table:formula="of:=[.F25]/SUM([.B25:.H25])" office:value-type="string" office:string-value="" calcext:value-type="error">
            <text:p>#DIV/0!</text:p>
          </table:table-cell>
          <table:table-cell table:style-name="ce29" table:formula="of:=[.G25]/SUM([.B25:.H25])" office:value-type="string" office:string-value="" calcext:value-type="error">
            <text:p>#DIV/0!</text:p>
          </table:table-cell>
          <table:table-cell table:style-name="ce29" table:formula="of:=[.H25]/SUM([.B25:.H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4</text:p>
          </table:table-cell>
          <table:table-cell table:style-name="ce29" table:formula="of:=[.B26]/SUM([.B26:.H26])" office:value-type="string" office:string-value="" calcext:value-type="error">
            <text:p>#DIV/0!</text:p>
          </table:table-cell>
          <table:table-cell table:style-name="ce29" table:formula="of:=[.C26]/SUM([.B26:.H26])" office:value-type="string" office:string-value="" calcext:value-type="error">
            <text:p>#DIV/0!</text:p>
          </table:table-cell>
          <table:table-cell table:style-name="ce29" table:formula="of:=[.D26]/SUM([.B26:.H26])" office:value-type="string" office:string-value="" calcext:value-type="error">
            <text:p>#DIV/0!</text:p>
          </table:table-cell>
          <table:table-cell table:style-name="ce29" table:formula="of:=[.E26]/SUM([.B26:.H26])" office:value-type="string" office:string-value="" calcext:value-type="error">
            <text:p>#DIV/0!</text:p>
          </table:table-cell>
          <table:table-cell table:style-name="ce29" table:formula="of:=[.F26]/SUM([.B26:.H26])" office:value-type="string" office:string-value="" calcext:value-type="error">
            <text:p>#DIV/0!</text:p>
          </table:table-cell>
          <table:table-cell table:style-name="ce29" table:formula="of:=[.G26]/SUM([.B26:.H26])" office:value-type="string" office:string-value="" calcext:value-type="error">
            <text:p>#DIV/0!</text:p>
          </table:table-cell>
          <table:table-cell table:style-name="ce29" table:formula="of:=[.H26]/SUM([.B26:.H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5</text:p>
          </table:table-cell>
          <table:table-cell table:style-name="ce29" table:formula="of:=[.B27]/SUM([.B27:.H27])" office:value-type="string" office:string-value="" calcext:value-type="error">
            <text:p>#DIV/0!</text:p>
          </table:table-cell>
          <table:table-cell table:style-name="ce29" table:formula="of:=[.C27]/SUM([.B27:.H27])" office:value-type="string" office:string-value="" calcext:value-type="error">
            <text:p>#DIV/0!</text:p>
          </table:table-cell>
          <table:table-cell table:style-name="ce29" table:formula="of:=[.D27]/SUM([.B27:.H27])" office:value-type="string" office:string-value="" calcext:value-type="error">
            <text:p>#DIV/0!</text:p>
          </table:table-cell>
          <table:table-cell table:style-name="ce29" table:formula="of:=[.E27]/SUM([.B27:.H27])" office:value-type="string" office:string-value="" calcext:value-type="error">
            <text:p>#DIV/0!</text:p>
          </table:table-cell>
          <table:table-cell table:style-name="ce29" table:formula="of:=[.F27]/SUM([.B27:.H27])" office:value-type="string" office:string-value="" calcext:value-type="error">
            <text:p>#DIV/0!</text:p>
          </table:table-cell>
          <table:table-cell table:style-name="ce29" table:formula="of:=[.G27]/SUM([.B27:.H27])" office:value-type="string" office:string-value="" calcext:value-type="error">
            <text:p>#DIV/0!</text:p>
          </table:table-cell>
          <table:table-cell table:style-name="ce29" table:formula="of:=[.H27]/SUM([.B27:.H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31" table:number-columns-repeated="7"/>
          <table:table-cell table:number-columns-repeated="2"/>
          <table:table-cell office:value-type="string" calcext:value-type="string">
            <text:p>Label 6</text:p>
          </table:table-cell>
          <table:table-cell table:style-name="ce29" table:formula="of:=[.B28]/SUM([.B28:.H28])" office:value-type="string" office:string-value="" calcext:value-type="error">
            <text:p>#DIV/0!</text:p>
          </table:table-cell>
          <table:table-cell table:style-name="ce29" table:formula="of:=[.C28]/SUM([.B28:.H28])" office:value-type="string" office:string-value="" calcext:value-type="error">
            <text:p>#DIV/0!</text:p>
          </table:table-cell>
          <table:table-cell table:style-name="ce29" table:formula="of:=[.D28]/SUM([.B28:.H28])" office:value-type="string" office:string-value="" calcext:value-type="error">
            <text:p>#DIV/0!</text:p>
          </table:table-cell>
          <table:table-cell table:style-name="ce29" table:formula="of:=[.E28]/SUM([.B28:.H28])" office:value-type="string" office:string-value="" calcext:value-type="error">
            <text:p>#DIV/0!</text:p>
          </table:table-cell>
          <table:table-cell table:style-name="ce29" table:formula="of:=[.F28]/SUM([.B28:.H28])" office:value-type="string" office:string-value="" calcext:value-type="error">
            <text:p>#DIV/0!</text:p>
          </table:table-cell>
          <table:table-cell table:style-name="ce29" table:formula="of:=[.G28]/SUM([.B28:.H28])" office:value-type="string" office:string-value="" calcext:value-type="error">
            <text:p>#DIV/0!</text:p>
          </table:table-cell>
          <table:table-cell table:style-name="ce29" table:formula="of:=[.H28]/SUM([.B28:.H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style-name="ce30" table:formula="of:=[MEG.B32]/SUM([MEG.B32:.H32])" office:value-type="string" office:string-value="" calcext:value-type="error">
            <text:p>#DIV/0!</text:p>
          </table:table-cell>
          <table:table-cell table:style-name="ce30" table:formula="of:=[MEG.C32]/SUM([MEG.B32:.H32])" office:value-type="string" office:string-value="" calcext:value-type="error">
            <text:p>#DIV/0!</text:p>
          </table:table-cell>
          <table:table-cell table:style-name="ce30" table:formula="of:=[MEG.D32]/SUM([MEG.B32:.H32])" office:value-type="string" office:string-value="" calcext:value-type="error">
            <text:p>#DIV/0!</text:p>
          </table:table-cell>
          <table:table-cell table:style-name="ce30" table:formula="of:=[MEG.E32]/SUM([MEG.B32:.H32])" office:value-type="string" office:string-value="" calcext:value-type="error">
            <text:p>#DIV/0!</text:p>
          </table:table-cell>
          <table:table-cell table:style-name="ce30" table:formula="of:=[MEG.F32]/SUM([MEG.B32:.H32])" office:value-type="string" office:string-value="" calcext:value-type="error">
            <text:p>#DIV/0!</text:p>
          </table:table-cell>
          <table:table-cell table:style-name="ce30" table:formula="of:=[MEG.G32]/SUM([MEG.B32:.H32])" office:value-type="string" office:string-value="" calcext:value-type="error">
            <text:p>#DIV/0!</text:p>
          </table:table-cell>
          <table:table-cell table:style-name="ce30" table:formula="of:=[MEG.H32]/SUM([MEG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style-name="ce30" table:formula="of:=[MEG.B33]/SUM([MEG.B33:.H33])" office:value-type="string" office:string-value="" calcext:value-type="error">
            <text:p>#DIV/0!</text:p>
          </table:table-cell>
          <table:table-cell table:style-name="ce30" table:formula="of:=[MEG.C33]/SUM([MEG.B33:.H33])" office:value-type="string" office:string-value="" calcext:value-type="error">
            <text:p>#DIV/0!</text:p>
          </table:table-cell>
          <table:table-cell table:style-name="ce30" table:formula="of:=[MEG.D33]/SUM([MEG.B33:.H33])" office:value-type="string" office:string-value="" calcext:value-type="error">
            <text:p>#DIV/0!</text:p>
          </table:table-cell>
          <table:table-cell table:style-name="ce30" table:formula="of:=[MEG.E33]/SUM([MEG.B33:.H33])" office:value-type="string" office:string-value="" calcext:value-type="error">
            <text:p>#DIV/0!</text:p>
          </table:table-cell>
          <table:table-cell table:style-name="ce30" table:formula="of:=[MEG.F33]/SUM([MEG.B33:.H33])" office:value-type="string" office:string-value="" calcext:value-type="error">
            <text:p>#DIV/0!</text:p>
          </table:table-cell>
          <table:table-cell table:style-name="ce30" table:formula="of:=[MEG.G33]/SUM([MEG.B33:.H33])" office:value-type="string" office:string-value="" calcext:value-type="error">
            <text:p>#DIV/0!</text:p>
          </table:table-cell>
          <table:table-cell table:style-name="ce30" table:formula="of:=[MEG.H33]/SUM([MEG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style-name="ce30" table:formula="of:=[MEG.B34]/SUM([MEG.B34:.H34])" office:value-type="string" office:string-value="" calcext:value-type="error">
            <text:p>#DIV/0!</text:p>
          </table:table-cell>
          <table:table-cell table:style-name="ce30" table:formula="of:=[MEG.C34]/SUM([MEG.B34:.H34])" office:value-type="string" office:string-value="" calcext:value-type="error">
            <text:p>#DIV/0!</text:p>
          </table:table-cell>
          <table:table-cell table:style-name="ce30" table:formula="of:=[MEG.D34]/SUM([MEG.B34:.H34])" office:value-type="string" office:string-value="" calcext:value-type="error">
            <text:p>#DIV/0!</text:p>
          </table:table-cell>
          <table:table-cell table:style-name="ce30" table:formula="of:=[MEG.E34]/SUM([MEG.B34:.H34])" office:value-type="string" office:string-value="" calcext:value-type="error">
            <text:p>#DIV/0!</text:p>
          </table:table-cell>
          <table:table-cell table:style-name="ce30" table:formula="of:=[MEG.F34]/SUM([MEG.B34:.H34])" office:value-type="string" office:string-value="" calcext:value-type="error">
            <text:p>#DIV/0!</text:p>
          </table:table-cell>
          <table:table-cell table:style-name="ce30" table:formula="of:=[MEG.G34]/SUM([MEG.B34:.H34])" office:value-type="string" office:string-value="" calcext:value-type="error">
            <text:p>#DIV/0!</text:p>
          </table:table-cell>
          <table:table-cell table:style-name="ce30" table:formula="of:=[MEG.H34]/SUM([MEG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style-name="ce30" table:formula="of:=[MEG.B35]/SUM([MEG.B35:.H35])" office:value-type="string" office:string-value="" calcext:value-type="error">
            <text:p>#DIV/0!</text:p>
          </table:table-cell>
          <table:table-cell table:style-name="ce30" table:formula="of:=[MEG.C35]/SUM([MEG.B35:.H35])" office:value-type="string" office:string-value="" calcext:value-type="error">
            <text:p>#DIV/0!</text:p>
          </table:table-cell>
          <table:table-cell table:style-name="ce30" table:formula="of:=[MEG.D35]/SUM([MEG.B35:.H35])" office:value-type="string" office:string-value="" calcext:value-type="error">
            <text:p>#DIV/0!</text:p>
          </table:table-cell>
          <table:table-cell table:style-name="ce30" table:formula="of:=[MEG.E35]/SUM([MEG.B35:.H35])" office:value-type="string" office:string-value="" calcext:value-type="error">
            <text:p>#DIV/0!</text:p>
          </table:table-cell>
          <table:table-cell table:style-name="ce30" table:formula="of:=[MEG.F35]/SUM([MEG.B35:.H35])" office:value-type="string" office:string-value="" calcext:value-type="error">
            <text:p>#DIV/0!</text:p>
          </table:table-cell>
          <table:table-cell table:style-name="ce30" table:formula="of:=[MEG.G35]/SUM([MEG.B35:.H35])" office:value-type="string" office:string-value="" calcext:value-type="error">
            <text:p>#DIV/0!</text:p>
          </table:table-cell>
          <table:table-cell table:style-name="ce30" table:formula="of:=[MEG.H35]/SUM([MEG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style-name="ce30" table:formula="of:=[MEG.B36]/SUM([MEG.B36:.H36])" office:value-type="string" office:string-value="" calcext:value-type="error">
            <text:p>#DIV/0!</text:p>
          </table:table-cell>
          <table:table-cell table:style-name="ce30" table:formula="of:=[MEG.C36]/SUM([MEG.B36:.H36])" office:value-type="string" office:string-value="" calcext:value-type="error">
            <text:p>#DIV/0!</text:p>
          </table:table-cell>
          <table:table-cell table:style-name="ce30" table:formula="of:=[MEG.D36]/SUM([MEG.B36:.H36])" office:value-type="string" office:string-value="" calcext:value-type="error">
            <text:p>#DIV/0!</text:p>
          </table:table-cell>
          <table:table-cell table:style-name="ce30" table:formula="of:=[MEG.E36]/SUM([MEG.B36:.H36])" office:value-type="string" office:string-value="" calcext:value-type="error">
            <text:p>#DIV/0!</text:p>
          </table:table-cell>
          <table:table-cell table:style-name="ce30" table:formula="of:=[MEG.F36]/SUM([MEG.B36:.H36])" office:value-type="string" office:string-value="" calcext:value-type="error">
            <text:p>#DIV/0!</text:p>
          </table:table-cell>
          <table:table-cell table:style-name="ce30" table:formula="of:=[MEG.G36]/SUM([MEG.B36:.H36])" office:value-type="string" office:string-value="" calcext:value-type="error">
            <text:p>#DIV/0!</text:p>
          </table:table-cell>
          <table:table-cell table:style-name="ce30" table:formula="of:=[MEG.H36]/SUM([MEG.B36:.H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style-name="ce30" table:formula="of:=[MEG.B37]/SUM([MEG.B37:.H37])" office:value-type="string" office:string-value="" calcext:value-type="error">
            <text:p>#DIV/0!</text:p>
          </table:table-cell>
          <table:table-cell table:style-name="ce30" table:formula="of:=[MEG.C37]/SUM([MEG.B37:.H37])" office:value-type="string" office:string-value="" calcext:value-type="error">
            <text:p>#DIV/0!</text:p>
          </table:table-cell>
          <table:table-cell table:style-name="ce30" table:formula="of:=[MEG.D37]/SUM([MEG.B37:.H37])" office:value-type="string" office:string-value="" calcext:value-type="error">
            <text:p>#DIV/0!</text:p>
          </table:table-cell>
          <table:table-cell table:style-name="ce30" table:formula="of:=[MEG.E37]/SUM([MEG.B37:.H37])" office:value-type="string" office:string-value="" calcext:value-type="error">
            <text:p>#DIV/0!</text:p>
          </table:table-cell>
          <table:table-cell table:style-name="ce30" table:formula="of:=[MEG.F37]/SUM([MEG.B37:.H37])" office:value-type="string" office:string-value="" calcext:value-type="error">
            <text:p>#DIV/0!</text:p>
          </table:table-cell>
          <table:table-cell table:style-name="ce30" table:formula="of:=[MEG.G37]/SUM([MEG.B37:.H37])" office:value-type="string" office:string-value="" calcext:value-type="error">
            <text:p>#DIV/0!</text:p>
          </table:table-cell>
          <table:table-cell table:style-name="ce30" table:formula="of:=[MEG.H37]/SUM([MEG.B37: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style-name="ce30" table:formula="of:=[MEG.B38]/SUM([MEG.B38:.H38])" office:value-type="string" office:string-value="" calcext:value-type="error">
            <text:p>#DIV/0!</text:p>
          </table:table-cell>
          <table:table-cell table:style-name="ce30" table:formula="of:=[MEG.C38]/SUM([MEG.B38:.H38])" office:value-type="string" office:string-value="" calcext:value-type="error">
            <text:p>#DIV/0!</text:p>
          </table:table-cell>
          <table:table-cell table:style-name="ce30" table:formula="of:=[MEG.D38]/SUM([MEG.B38:.H38])" office:value-type="string" office:string-value="" calcext:value-type="error">
            <text:p>#DIV/0!</text:p>
          </table:table-cell>
          <table:table-cell table:style-name="ce30" table:formula="of:=[MEG.E38]/SUM([MEG.B38:.H38])" office:value-type="string" office:string-value="" calcext:value-type="error">
            <text:p>#DIV/0!</text:p>
          </table:table-cell>
          <table:table-cell table:style-name="ce30" table:formula="of:=[MEG.F38]/SUM([MEG.B38:.H38])" office:value-type="string" office:string-value="" calcext:value-type="error">
            <text:p>#DIV/0!</text:p>
          </table:table-cell>
          <table:table-cell table:style-name="ce30" table:formula="of:=[MEG.G38]/SUM([MEG.B38:.H38])" office:value-type="string" office:string-value="" calcext:value-type="error">
            <text:p>#DIV/0!</text:p>
          </table:table-cell>
          <table:table-cell table:style-name="ce30" table:formula="of:=[MEG.H38]/SUM([MEG.B38:.H38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Fusion.L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1042722" calcext:value-type="float">
            <text:p>0.11042722</text:p>
          </table:table-cell>
          <table:table-cell office:value-type="float" office:value="0.09920347" calcext:value-type="float">
            <text:p>0.09920347</text:p>
          </table:table-cell>
          <table:table-cell table:number-columns-repeated="3" office:value-type="float" office:value="0.11440984" calcext:value-type="float">
            <text:p>0.11440984</text:p>
          </table:table-cell>
          <table:table-cell office:value-type="float" office:value="0.11549601" calcext:value-type="float">
            <text:p>0.11549601</text:p>
          </table:table-cell>
          <table:table-cell office:value-type="float" office:value="0.22338884" calcext:value-type="float">
            <text:p>0.22338884</text:p>
          </table:table-cell>
          <table:table-cell office:value-type="float" office:value="0.11259956" calcext:value-type="float">
            <text:p>0.11259956</text:p>
          </table:table-cell>
          <table:table-cell table:number-columns-repeated="2" office:value-type="float" office:value="0.11440984" calcext:value-type="float">
            <text:p>0.11440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3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3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116.5" calcext:value-type="float">
            <text:p>116.5</text:p>
          </table:table-cell>
          <table:table-cell office:value-type="float" office:value="157.2" calcext:value-type="float">
            <text:p>157.2</text:p>
          </table:table-cell>
          <table:table-cell table:style-name="ce31" table:number-columns-repeated="2"/>
          <table:table-cell office:value-type="string" calcext:value-type="string">
            <text:p>Label 0</text:p>
          </table:table-cell>
          <table:table-cell table:style-name="ce32" table:formula="of:=[.B13]/SUM([.B13:.H13])" office:value-type="float" office:value="0" calcext:value-type="float">
            <text:p>0</text:p>
          </table:table-cell>
          <table:table-cell table:style-name="ce32" table:formula="of:=[.C13]/SUM([.B13:.H13])" office:value-type="float" office:value="0.3" calcext:value-type="float">
            <text:p>0.3</text:p>
          </table:table-cell>
          <table:table-cell table:style-name="ce32" table:formula="of:=[.D13]/SUM([.B13:.H13])" office:value-type="float" office:value="0.1" calcext:value-type="float">
            <text:p>0.1</text:p>
          </table:table-cell>
          <table:table-cell table:style-name="ce32" table:formula="of:=[.E13]/SUM([.B13:.H13])" office:value-type="float" office:value="0" calcext:value-type="float">
            <text:p>0</text:p>
          </table:table-cell>
          <table:table-cell table:style-name="ce32" table:formula="of:=[.F13]/SUM([.B13:.H13])" office:value-type="float" office:value="0.102363636363636" calcext:value-type="float">
            <text:p>0.102363636363636</text:p>
          </table:table-cell>
          <table:table-cell table:style-name="ce32" table:formula="of:=[.G13]/SUM([.B13:.H13])" office:value-type="float" office:value="0.211818181818182" calcext:value-type="float">
            <text:p>0.211818181818182</text:p>
          </table:table-cell>
          <table:table-cell table:style-name="ce32" table:formula="of:=[.H13]/SUM([.B13:.H13])" office:value-type="float" office:value="0.285818181818182" calcext:value-type="float">
            <text:p>0.28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7.8" calcext:value-type="float">
            <text:p>67.8</text:p>
          </table:table-cell>
          <table:table-cell office:value-type="float" office:value="91.4" calcext:value-type="float">
            <text:p>91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2" table:formula="of:=[.B14]/SUM([.B14:.H14])" office:value-type="float" office:value="0" calcext:value-type="float">
            <text:p>0</text:p>
          </table:table-cell>
          <table:table-cell table:style-name="ce32" table:formula="of:=[.C14]/SUM([.B14:.H14])" office:value-type="float" office:value="0.3" calcext:value-type="float">
            <text:p>0.3</text:p>
          </table:table-cell>
          <table:table-cell table:style-name="ce32" table:formula="of:=[.D14]/SUM([.B14:.H14])" office:value-type="float" office:value="0.1" calcext:value-type="float">
            <text:p>0.1</text:p>
          </table:table-cell>
          <table:table-cell table:style-name="ce32" table:formula="of:=[.E14]/SUM([.B14:.H14])" office:value-type="float" office:value="0" calcext:value-type="float">
            <text:p>0</text:p>
          </table:table-cell>
          <table:table-cell table:style-name="ce32" table:formula="of:=[.F14]/SUM([.B14:.H14])" office:value-type="float" office:value="0.0962025316455696" calcext:value-type="float">
            <text:p>0.09620253164557</text:p>
          </table:table-cell>
          <table:table-cell table:style-name="ce32" table:formula="of:=[.G14]/SUM([.B14:.H14])" office:value-type="float" office:value="0.214556962025316" calcext:value-type="float">
            <text:p>0.214556962025316</text:p>
          </table:table-cell>
          <table:table-cell table:style-name="ce32" table:formula="of:=[.H14]/SUM([.B14:.H14])" office:value-type="float" office:value="0.289240506329114" calcext:value-type="float">
            <text:p>0.28924050632911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</text:p>
          </table:table-cell>
          <table:table-cell office:value-type="float" office:value="66.8" calcext:value-type="float">
            <text:p>66.8</text:p>
          </table:table-cell>
          <table:table-cell office:value-type="float" office:value="89.7" calcext:value-type="float">
            <text:p>89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2" table:formula="of:=[.B15]/SUM([.B15:.H15])" office:value-type="float" office:value="0" calcext:value-type="float">
            <text:p>0</text:p>
          </table:table-cell>
          <table:table-cell table:style-name="ce32" table:formula="of:=[.C15]/SUM([.B15:.H15])" office:value-type="float" office:value="0.3" calcext:value-type="float">
            <text:p>0.3</text:p>
          </table:table-cell>
          <table:table-cell table:style-name="ce32" table:formula="of:=[.D15]/SUM([.B15:.H15])" office:value-type="float" office:value="0.1" calcext:value-type="float">
            <text:p>0.1</text:p>
          </table:table-cell>
          <table:table-cell table:style-name="ce32" table:formula="of:=[.E15]/SUM([.B15:.H15])" office:value-type="float" office:value="0" calcext:value-type="float">
            <text:p>0</text:p>
          </table:table-cell>
          <table:table-cell table:style-name="ce32" table:formula="of:=[.F15]/SUM([.B15:.H15])" office:value-type="float" office:value="0.104746835443038" calcext:value-type="float">
            <text:p>0.104746835443038</text:p>
          </table:table-cell>
          <table:table-cell table:style-name="ce32" table:formula="of:=[.G15]/SUM([.B15:.H15])" office:value-type="float" office:value="0.211392405063291" calcext:value-type="float">
            <text:p>0.211392405063291</text:p>
          </table:table-cell>
          <table:table-cell table:style-name="ce32" table:formula="of:=[.H15]/SUM([.B15:.H15])" office:value-type="float" office:value="0.283860759493671" calcext:value-type="float">
            <text:p>0.28386075949367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66.7" calcext:value-type="float">
            <text:p>66.7</text:p>
          </table:table-cell>
          <table:table-cell office:value-type="float" office:value="90.9" calcext:value-type="float">
            <text:p>90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2" table:formula="of:=[.B16]/SUM([.B16:.H16])" office:value-type="float" office:value="0" calcext:value-type="float">
            <text:p>0</text:p>
          </table:table-cell>
          <table:table-cell table:style-name="ce32" table:formula="of:=[.B16]/SUM([.B16:.H16])" office:value-type="float" office:value="0" calcext:value-type="float">
            <text:p>0</text:p>
          </table:table-cell>
          <table:table-cell table:style-name="ce32" table:formula="of:=[.C16]/SUM([.B16:.H16])" office:value-type="float" office:value="0.300316455696202" calcext:value-type="float">
            <text:p>0.300316455696202</text:p>
          </table:table-cell>
          <table:table-cell table:style-name="ce32" table:formula="of:=[.D16]/SUM([.B16:.H16])" office:value-type="float" office:value="0.1" calcext:value-type="float">
            <text:p>0.1</text:p>
          </table:table-cell>
          <table:table-cell table:style-name="ce32" table:formula="of:=[.E16]/SUM([.B16:.H16])" office:value-type="float" office:value="0" calcext:value-type="float">
            <text:p>0</text:p>
          </table:table-cell>
          <table:table-cell table:style-name="ce32" table:formula="of:=[.F16]/SUM([.B16:.H16])" office:value-type="float" office:value="0.100949367088608" calcext:value-type="float">
            <text:p>0.100949367088608</text:p>
          </table:table-cell>
          <table:table-cell table:style-name="ce32" table:formula="of:=[.G16]/SUM([.B16:.H16])" office:value-type="float" office:value="0.211075949367089" calcext:value-type="float">
            <text:p>0.21107594936708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0" calcext:value-type="float">
            <text:p>0</text:p>
          </table:table-cell>
          <table:table-cell office:value-type="float" office:value="189.7" calcext:value-type="float">
            <text:p>189.7</text:p>
          </table:table-cell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2" table:formula="of:=[.B17]/SUM([.B17:.H17])" office:value-type="float" office:value="0" calcext:value-type="float">
            <text:p>0</text:p>
          </table:table-cell>
          <table:table-cell table:style-name="ce32" table:formula="of:=[.B17]/SUM([.B17:.H17])" office:value-type="float" office:value="0" calcext:value-type="float">
            <text:p>0</text:p>
          </table:table-cell>
          <table:table-cell table:style-name="ce32" table:formula="of:=[.C17]/SUM([.B17:.H17])" office:value-type="float" office:value="0.300158227848101" calcext:value-type="float">
            <text:p>0.300158227848101</text:p>
          </table:table-cell>
          <table:table-cell table:style-name="ce32" table:formula="of:=[.D17]/SUM([.B17:.H17])" office:value-type="float" office:value="0.1" calcext:value-type="float">
            <text:p>0.1</text:p>
          </table:table-cell>
          <table:table-cell table:style-name="ce32" table:formula="of:=[.E17]/SUM([.B17:.H17])" office:value-type="float" office:value="0" calcext:value-type="float">
            <text:p>0</text:p>
          </table:table-cell>
          <table:table-cell table:style-name="ce32" table:formula="of:=[.F17]/SUM([.B17:.H17])" office:value-type="float" office:value="0.103006329113924" calcext:value-type="float">
            <text:p>0.103006329113924</text:p>
          </table:table-cell>
          <table:table-cell table:style-name="ce32" table:formula="of:=[.G17]/SUM([.B17:.H17])" office:value-type="float" office:value="0.212025316455696" calcext:value-type="float">
            <text:p>0.212025316455696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66.9" calcext:value-type="float">
            <text:p>66.9</text:p>
          </table:table-cell>
          <table:table-cell office:value-type="float" office:value="90.2" calcext:value-type="float">
            <text:p>90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2" table:formula="of:=[.B18]/SUM([.B18:.H18])" office:value-type="float" office:value="0" calcext:value-type="float">
            <text:p>0</text:p>
          </table:table-cell>
          <table:table-cell table:style-name="ce32" table:formula="of:=[.B18]/SUM([.B18:.H18])" office:value-type="float" office:value="0" calcext:value-type="float">
            <text:p>0</text:p>
          </table:table-cell>
          <table:table-cell table:style-name="ce32" table:formula="of:=[.C18]/SUM([.B18:.H18])" office:value-type="float" office:value="0.3" calcext:value-type="float">
            <text:p>0.3</text:p>
          </table:table-cell>
          <table:table-cell table:style-name="ce32" table:formula="of:=[.D18]/SUM([.B18:.H18])" office:value-type="float" office:value="0.1" calcext:value-type="float">
            <text:p>0.1</text:p>
          </table:table-cell>
          <table:table-cell table:style-name="ce32" table:formula="of:=[.E18]/SUM([.B18:.H18])" office:value-type="float" office:value="0" calcext:value-type="float">
            <text:p>0</text:p>
          </table:table-cell>
          <table:table-cell table:style-name="ce32" table:formula="of:=[.F18]/SUM([.B18:.H18])" office:value-type="float" office:value="0.102848101265823" calcext:value-type="float">
            <text:p>0.102848101265823</text:p>
          </table:table-cell>
          <table:table-cell table:style-name="ce32" table:formula="of:=[.G18]/SUM([.B18:.H18])" office:value-type="float" office:value="0.211708860759494" calcext:value-type="float">
            <text:p>0.21170886075949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office:value-type="float" office:value="90.4" calcext:value-type="float">
            <text:p>9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2" table:formula="of:=[.B19]/SUM([.B19:.H19])" office:value-type="float" office:value="0" calcext:value-type="float">
            <text:p>0</text:p>
          </table:table-cell>
          <table:table-cell table:style-name="ce32" table:formula="of:=[.B19]/SUM([.B19:.H19])" office:value-type="float" office:value="0" calcext:value-type="float">
            <text:p>0</text:p>
          </table:table-cell>
          <table:table-cell table:style-name="ce32" table:formula="of:=[.C19]/SUM([.B19:.H19])" office:value-type="float" office:value="0.3" calcext:value-type="float">
            <text:p>0.3</text:p>
          </table:table-cell>
          <table:table-cell table:style-name="ce32" table:formula="of:=[.D19]/SUM([.B19:.H19])" office:value-type="float" office:value="0.1" calcext:value-type="float">
            <text:p>0.1</text:p>
          </table:table-cell>
          <table:table-cell table:style-name="ce32" table:formula="of:=[.E19]/SUM([.B19:.H19])" office:value-type="float" office:value="0" calcext:value-type="float">
            <text:p>0</text:p>
          </table:table-cell>
          <table:table-cell table:style-name="ce32" table:formula="of:=[.F19]/SUM([.B19:.H19])" office:value-type="float" office:value="0.10379746835443" calcext:value-type="float">
            <text:p>0.10379746835443</text:p>
          </table:table-cell>
          <table:table-cell table:style-name="ce32" table:formula="of:=[.G19]/SUM([.B19:.H19])" office:value-type="float" office:value="0.210126582278481" calcext:value-type="float">
            <text:p>0.210126582278481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6"/>
          <table:table-cell/>
        </table:table-row>
        <table:table-row table:style-name="ro1">
          <table:table-cell table:number-columns-repeated="16"/>
          <table:table-cell table:style-name="ce16"/>
          <table:table-cell/>
        </table:table-row>
        <calcext:conditional-formats>
          <calcext:conditional-format calcext:target-range-address="Raw.L13:Raw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7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NN + Atten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3"/>
        </table:table-row>
      </table:table>
      <table:table table:name="Spatial Transform Raw" table:style-name="ta1">
        <table:table-column table:style-name="co7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NN + Atten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3"/>
        </table:table-row>
      </table:table>
      <table:table table:name="Spatial + 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Dataset" table:style-name="ta1">
        <table:table-column table:style-name="co8" table:default-cell-style-name="ce22"/>
        <table:table-column table:style-name="co9" table:default-cell-style-name="ce23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column table:style-name="co15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13" office:value-type="string" calcext:value-type="string">
            <text:p>Test Subject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style-name="ce13" office:value-type="string" calcext:value-type="string">
            <text:p>MO</text:p>
          </table:table-cell>
          <table:table-cell table:style-name="ce13" office:value-type="string" calcext:value-type="string">
            <text:p>PA</text:p>
          </table:table-cell>
          <table:table-cell table:style-name="ce13" office:value-type="string" calcext:value-type="string">
            <text:p>PDK</text:p>
          </table:table-cell>
          <table:table-cell table:style-name="ce13" office:value-type="string" calcext:value-type="string">
            <text:p>VG</text:p>
          </table:table-cell>
          <table:table-cell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office:value-type="float" office:value="13.7076183939602" calcext:value-type="float">
            <text:p>13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office:value-type="float" office:value="12.9334248455731" calcext:value-type="float">
            <text:p>12.9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office:value-type="float" office:value="6.66026080988332" calcext:value-type="float">
            <text:p>6.6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office:value-type="float" office:value="10.7975291695264" calcext:value-type="float">
            <text:p>10.8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office:value-type="float" office:value="16.538091969801" calcext:value-type="float">
            <text:p>16.5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office:value-type="float" office:value="15.3603294440631" calcext:value-type="float">
            <text:p>15.3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office:value-type="float" office:value="5.72958133150309" calcext:value-type="float">
            <text:p>5.7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2:.J10])" office:value-type="float" office:value="10.4650346983909" calcext:value-type="float">
            <text:p>10.4650346983909</text:p>
          </table:table-cell>
          <table:table-cell/>
          <table:table-cell table:formula="of:=AVERAGE([.L2:.L10])" office:value-type="float" office:value="42.5555555555556" calcext:value-type="float">
            <text:p>42.55555555555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J2:.J10])" office:value-type="float" office:value="4.4621460305157" calcext:value-type="float">
            <text:p>4.4621460305157</text:p>
          </table:table-cell>
          <table:table-cell/>
          <table:table-cell table:formula="of:=STDEV([.L2:.L10])" office:value-type="float" office:value="65.5364614377201" calcext:value-type="float">
            <text:p>65.536461437720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3" office:value-type="string" calcext:value-type="string">
            <text:p>Age 4_5</text:p>
          </table:table-cell>
          <table:table-cell table:style-name="ce13" office:value-type="string" calcext:value-type="string">
            <text:p>Age 6_7</text:p>
          </table:table-cell>
          <table:table-cell table:style-name="ce13" office:value-type="string" calcext:value-type="string">
            <text:p>Age 8_9</text:p>
          </table:table-cell>
          <table:table-cell table:style-name="ce13" office:value-type="string" calcext:value-type="string">
            <text:p>Age 10_11</text:p>
          </table:table-cell>
          <table:table-cell table:style-name="ce13" office:value-type="string" calcext:value-type="string">
            <text:p>Age 12_13</text:p>
          </table:table-cell>
          <table:table-cell table:style-name="ce13" office:value-type="string" calcext:value-type="string">
            <text:p>Age 14_15</text:p>
          </table:table-cell>
          <table:table-cell table:style-name="ce1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hole Dataset</text:p>
          </table:table-cell>
          <table:table-cell table:style-name="ce38" table:formula="of:=COUNTIFS([.B2:.B93];&quot;&gt;=4&quot;;[.B2:.B93]; &quot;&lt;6&quot;)" office:value-type="float" office:value="15" calcext:value-type="float">
            <text:p>15</text:p>
          </table:table-cell>
          <table:table-cell table:style-name="ce38" table:formula="of:=COUNTIFS([.B2:.B93];&quot;&gt;=6&quot;;[.B2:.B93]; &quot;&lt;8&quot;)" office:value-type="float" office:value="14" calcext:value-type="float">
            <text:p>14</text:p>
          </table:table-cell>
          <table:table-cell table:style-name="ce38" table:formula="of:=COUNTIFS([.B2:.B93];&quot;&gt;=8&quot;;[.B2:.B93]; &quot;&lt;10&quot;)" office:value-type="float" office:value="13" calcext:value-type="float">
            <text:p>13</text:p>
          </table:table-cell>
          <table:table-cell table:style-name="ce40" table:formula="of:=COUNTIFS([.B2:.B93];&quot;&gt;=10&quot;;[.B2:.B93]; &quot;&lt;12&quot;)" office:value-type="float" office:value="13" calcext:value-type="float">
            <text:p>13</text:p>
          </table:table-cell>
          <table:table-cell table:style-name="ce41" table:formula="of:=COUNTIFS([.B2:.B93];&quot;&gt;=12&quot;;[.B2:.B93]; &quot;&lt;14&quot;)" office:value-type="float" office:value="16" calcext:value-type="float">
            <text:p>16</text:p>
          </table:table-cell>
          <table:table-cell table:style-name="ce38" table:formula="of:=COUNTIFS([.B2:.B93];&quot;&gt;=14&quot;;[.B2:.B93]; &quot;&lt;16&quot;)" office:value-type="float" office:value="8" calcext:value-type="float">
            <text:p>8</text:p>
          </table:table-cell>
          <table:table-cell table:style-name="ce40" table:formula="of:=COUNTIFS([.B2:.B93];&quot;&gt;=16&quot;;[.B2:.B93]; &quot;&lt;19&quot;)" office:value-type="float" office:value="13" calcext:value-type="float">
            <text:p>13</text:p>
          </table:table-cell>
          <table:table-cell table:style-name="ce31" table:formula="of:=SUM([.I20:.O20])" office:value-type="float" office:value="92" calcext:value-type="float">
            <text:p>92</text:p>
          </table:table-cell>
          <table:table-cell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est Set</text:p>
          </table:table-cell>
          <table:table-cell table:style-name="ce39" table:formula="of:=COUNTIFS([.J2:.J10];&quot;&gt;=4&quot;;[.J2:.J10]; &quot;&lt;6&quot;)" office:value-type="float" office:value="2" calcext:value-type="float">
            <text:p>2</text:p>
          </table:table-cell>
          <table:table-cell table:style-name="ce39" table:formula="of:=COUNTIFS([.J2:.J10];&quot;&gt;=6&quot;;[.J2:.J10]; &quot;&lt;8&quot;)" office:value-type="float" office:value="1" calcext:value-type="float">
            <text:p>1</text:p>
          </table:table-cell>
          <table:table-cell table:style-name="ce39" table:formula="of:=COUNTIFS([.J2:.J10];&quot;&gt;=8&quot;;[.J2:.J10]; &quot;&lt;10&quot;)" office:value-type="float" office:value="1" calcext:value-type="float">
            <text:p>1</text:p>
          </table:table-cell>
          <table:table-cell table:style-name="ce39" table:formula="of:=COUNTIFS([.J2:.J10];&quot;&gt;=10&quot;;[.J2:.J10]; &quot;&lt;12&quot;)" office:value-type="float" office:value="1" calcext:value-type="float">
            <text:p>1</text:p>
          </table:table-cell>
          <table:table-cell table:style-name="ce39" table:formula="of:=COUNTIFS([.J2:.J10];&quot;&gt;=12&quot;;[.J2:.J10]; &quot;&lt;14&quot;)" office:value-type="float" office:value="2" calcext:value-type="float">
            <text:p>2</text:p>
          </table:table-cell>
          <table:table-cell table:style-name="ce39" table:formula="of:=COUNTIFS([.J2:.J10];&quot;&gt;=14&quot;;[.J2:.J10]; &quot;&lt;16&quot;)" office:value-type="float" office:value="1" calcext:value-type="float">
            <text:p>1</text:p>
          </table:table-cell>
          <table:table-cell table:style-name="ce39" table:formula="of:=COUNTIFS([.J2:.J10];&quot;&gt;=16&quot;;[.J2:.J10]; &quot;&lt;19&quot;)" office:value-type="float" office:value="1" calcext:value-type="float">
            <text:p>1</text:p>
          </table:table-cell>
          <table:table-cell table:style-name="ce31" table:formula="of:=SUM([.I21:.O21])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3" office:value-type="string" calcext:value-type="string">
            <text:p>Mean</text:p>
          </table:table-cell>
          <table:table-cell table:style-name="ce24" table:formula="of:=AVERAGE([.B2:.B93])" office:value-type="float" office:value="10.6237354898392" calcext:value-type="float">
            <text:p>10.623735</text:p>
          </table:table-cell>
          <table:table-cell table:style-name="Default"/>
          <table:table-cell table:style-name="Default" table:formula="of:=AVERAGE([.D2:.D93])" office:value-type="float" office:value="67.6847826086957" calcext:value-type="float">
            <text:p>67.6847826086957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3" office:value-type="string" calcext:value-type="string">
            <text:p>Deviation</text:p>
          </table:table-cell>
          <table:table-cell table:style-name="ce24" table:formula="of:=STDEV([.B2:.B93])" office:value-type="float" office:value="4.12467257543979" calcext:value-type="float">
            <text:p>4.124673</text:p>
          </table:table-cell>
          <table:table-cell table:style-name="Default"/>
          <table:table-cell table:style-name="Default" table:formula="of:=STDEV([.D2:.D93])" office:value-type="float" office:value="41.0676015583382" calcext:value-type="float">
            <text:p>41.0676015583382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3" office:value-type="string" calcext:value-type="string">
            <text:p>Number Subjects</text:p>
          </table:table-cell>
          <table:table-cell table:style-name="Default" table:formula="of:=COUNTA([.A2:.A93])" office:value-type="float" office:value="92" calcext:value-type="float">
            <text:p>92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3])" office:value-type="float" office:value="39" calcext:value-type="float">
            <text:p>39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11"/>
        </table:table-row>
        <calcext:conditional-formats>
          <calcext:conditional-format calcext:target-range-address="Dataset.I20:Dataset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21:Dataset.O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09:01:10.257754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9-11T13:51:21.967832696</dc:date>
    <meta:editing-duration>P1DT6H11M55S</meta:editing-duration>
    <meta:editing-cycles>94</meta:editing-cycles>
    <meta:generator>LibreOffice/5.3.1.2$Linux_X86_64 LibreOffice_project/30m0$Build-2</meta:generator>
    <meta:document-statistic meta:table-count="9" meta:cell-count="2305" meta:object-count="2"/>
  </office:meta>
</office:document-meta>
</file>